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1" table:number-columns-repeated="3" table:default-cell-style-name="ce6"/>
        <table:table-column table:style-name="co1" table:number-columns-repeated="11" table:default-cell-style-name="Default"/>
        <table:table-column table:style-name="co1" table:number-columns-repeated="5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peed= 30, 1 UE-payload= 140 bytes</text:p>
          </table:table-cell>
          <table:table-cell table:number-columns-repeated="3"/>
          <table:table-cell table:style-name="ce4" office:value-type="string" calcext:value-type="string">
            <text:p>Speed= 30, 1 UE-payload= 800 bytes</text:p>
          </table:table-cell>
          <table:table-cell table:number-columns-repeated="3"/>
          <table:table-cell table:style-name="ce4" office:value-type="string" calcext:value-type="string">
            <text:p>Speed= 30, 3 UEs-payload= 140 bytes</text:p>
          </table:table-cell>
          <table:table-cell table:number-columns-repeated="5"/>
          <table:table-cell table:style-name="ce4" office:value-type="string" calcext:value-type="string">
            <text:p>Speed= 30, 3 UEs-payload= 800 bytes</text:p>
          </table:table-cell>
          <table:table-cell table:style-name="Default" table:number-columns-repeated="3"/>
          <table:table-cell table:number-columns-repeated="3"/>
          <table:table-cell table:style-name="ce4" office:value-type="string" calcext:value-type="string">
            <text:p>Speed= 30, 5 UEs-payload= 140 bytes</text:p>
          </table:table-cell>
          <table:table-cell table:number-columns-repeated="7"/>
          <table:table-cell table:style-name="ce4" office:value-type="string" calcext:value-type="string">
            <text:p>Speed= 30, 5 UEs-payload= 800 bytes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imul Time </text:p>
          </table:table-cell>
          <table:table-cell office:value-type="string" calcext:value-type="string">
            <text:p>Throughput</text:p>
          </table:table-cell>
          <table:table-cell table:number-columns-repeated="2"/>
          <table:table-cell office:value-type="string" calcext:value-type="string">
            <text:p>Sim Time </text:p>
          </table:table-cell>
          <table:table-cell office:value-type="string" calcext:value-type="string">
            <text:p>Throughput</text:p>
          </table:table-cell>
          <table:table-cell table:number-columns-repeated="2"/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UE1</text:p>
          </table:table-cell>
          <table:table-cell table:style-name="Default" office:value-type="string" calcext:value-type="string">
            <text:p>UE2</text:p>
          </table:table-cell>
          <table:table-cell table:style-name="Default" office:value-type="string" calcext:value-type="string">
            <text:p>UE3</text:p>
          </table:table-cell>
          <table:table-cell table:style-name="Default" office:value-type="string" calcext:value-type="string">
            <text:p>Sim Time</text:p>
          </table:table-cell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Average</text:p>
          </table:table-cell>
          <table:table-cell/>
          <table:table-cell table:style-name="Default" office:value-type="string" calcext:value-type="string">
            <text:p>UE1</text:p>
          </table:table-cell>
          <table:table-cell table:style-name="Default" office:value-type="string" calcext:value-type="string">
            <text:p>UE2</text:p>
          </table:table-cell>
          <table:table-cell table:style-name="Default" office:value-type="string" calcext:value-type="string">
            <text:p>UE3</text:p>
          </table:table-cell>
          <table:table-cell table:style-name="Default" office:value-type="string" calcext:value-type="string">
            <text:p>UE4</text:p>
          </table:table-cell>
          <table:table-cell table:style-name="Default" office:value-type="string" calcext:value-type="string">
            <text:p>UE5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AVERAGE([.I3:.K3])" office:value-type="float" office:value="10.6333333333333" calcext:value-type="float">
            <text:p>10.6333333333333</text:p>
          </table:table-cell>
          <table:table-cell table:style-name="ce2"/>
          <table:table-cell table:style-name="ce3" office:value-type="float" office:value="8.8" calcext:value-type="float">
            <text:p>8.8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 AVERAGE([.O3:.Q3])" office:value-type="float" office:value="10.2666666666667" calcext:value-type="float">
            <text:p>10.2666666666667</text:p>
          </table:table-cell>
          <table:table-cell table:style-name="ce2" table:number-columns-repeated="2"/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1.3" calcext:value-type="float">
            <text:p>1.3</text:p>
          </table:table-cell>
          <table:table-cell table:style-name="ce2"/>
          <table:table-cell table:style-name="ce2" table:formula="of:= AVERAGE([.V3:.Z3])" office:value-type="float" office:value="3.16" calcext:value-type="float">
            <text:p>3.16</text:p>
          </table:table-cell>
          <table:table-cell table:style-name="ce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9" calcext:value-type="float">
            <text:p>5.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AVERAGE([.AD3:.AH3])" office:value-type="float" office:value="6.94" calcext:value-type="float">
            <text:p>6.9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 AVERAGE([.I4:.K4])" office:value-type="float" office:value="10.4666666666667" calcext:value-type="float">
            <text:p>10.4666666666667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formula="of:= AVERAGE([.O4:.Q4])" office:value-type="float" office:value="10.3666666666667" calcext:value-type="float">
            <text:p>10.3666666666667</text:p>
          </table:table-cell>
          <table:table-cell table:style-name="ce2" table:number-columns-repeated="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table:formula="of:= AVERAGE([.V4:.Z4])" office:value-type="float" office:value="3" calcext:value-type="float">
            <text:p>3</text:p>
          </table:table-cell>
          <table:table-cell table:style-name="ce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 AVERAGE([.AD4:.AH4])" office:value-type="float" office:value="6.48" calcext:value-type="float">
            <text:p>6.4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8.6" calcext:value-type="float">
            <text:p>8.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 AVERAGE([.I5:.K5])" office:value-type="float" office:value="10.2" calcext:value-type="float">
            <text:p>10.2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formula="of:= AVERAGE([.O5:.Q5])" office:value-type="float" office:value="9.46666666666667" calcext:value-type="float">
            <text:p>9.46666666666667</text:p>
          </table:table-cell>
          <table:table-cell table:style-name="ce2" table:number-columns-repeated="2"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4.5" calcext:value-type="float">
            <text:p>4.5</text:p>
          </table:table-cell>
          <table:table-cell table:style-name="ce2"/>
          <table:table-cell table:style-name="ce2" table:formula="of:= AVERAGE([.V5:.Z5])" office:value-type="float" office:value="5.3" calcext:value-type="float">
            <text:p>5.3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number-columns-repeated="2" table:style-name="ce3" office:value-type="float" office:value="6.3" calcext:value-type="float">
            <text:p>6.3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6" calcext:value-type="float">
            <text:p>5.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 AVERAGE([.AD5:.AH5])" office:value-type="float" office:value="6.32" calcext:value-type="float">
            <text:p>6.3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 AVERAGE([.I6:.K6])" office:value-type="float" office:value="8.86666666666667" calcext:value-type="float">
            <text:p>8.86666666666667</text:p>
          </table:table-cell>
          <table:table-cell table:style-name="ce2"/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2" table:formula="of:= AVERAGE([.O6:.Q6])" office:value-type="float" office:value="10.6333333333333" calcext:value-type="float">
            <text:p>10.6333333333333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2.7" calcext:value-type="float">
            <text:p>2.7</text:p>
          </table:table-cell>
          <table:table-cell table:style-name="ce2"/>
          <table:table-cell table:style-name="ce2" table:formula="of:= AVERAGE([.V6:.Z6])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.9" calcext:value-type="float">
            <text:p>7.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 AVERAGE([.AD6:.AH6])" office:value-type="float" office:value="7.14" calcext:value-type="float">
            <text:p>7.14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 AVERAGE([.I7:.K7])" office:value-type="float" office:value="7.73333333333333" calcext:value-type="float">
            <text:p>7.73333333333333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formula="of:= AVERAGE([.O7:.Q7])" office:value-type="float" office:value="9.13333333333333" calcext:value-type="float">
            <text:p>9.13333333333333</text:p>
          </table:table-cell>
          <table:table-cell table:style-name="ce2" table:number-columns-repeated="2"/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.3" calcext:value-type="float">
            <text:p>6.3</text:p>
          </table:table-cell>
          <table:table-cell table:style-name="ce2"/>
          <table:table-cell table:style-name="ce2" table:formula="of:= AVERAGE([.V7:.Z7])" office:value-type="float" office:value="5.66" calcext:value-type="float">
            <text:p>5.66</text:p>
          </table:table-cell>
          <table:table-cell table:style-name="ce2"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9" calcext:value-type="float">
            <text:p>5.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 AVERAGE([.AD7:.AH7])" office:value-type="float" office:value="6.42" calcext:value-type="float">
            <text:p>6.4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 AVERAGE([.I8:.K8])" office:value-type="float" office:value="7.4" calcext:value-type="float">
            <text:p>7.4</text:p>
          </table:table-cell>
          <table:table-cell table:style-name="ce2"/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2" table:formula="of:= AVERAGE([.O8:.Q8])" office:value-type="float" office:value="10.0666666666667" calcext:value-type="float">
            <text:p>10.0666666666667</text:p>
          </table:table-cell>
          <table:table-cell table:style-name="ce2" table:number-columns-repeated="2"/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table:formula="of:= AVERAGE([.V8:.Z8])" office:value-type="float" office:value="4.78" calcext:value-type="float">
            <text:p>4.78</text:p>
          </table:table-cell>
          <table:table-cell table:style-name="ce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9" calcext:value-type="float">
            <text:p>6.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 AVERAGE([.AD8:.AH8])" office:value-type="float" office:value="6.58" calcext:value-type="float">
            <text:p>6.5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 AVERAGE([.I9:.K9])" office:value-type="float" office:value="9.4" calcext:value-type="float">
            <text:p>9.4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2" table:formula="of:= AVERAGE([.O9:.Q9])" office:value-type="float" office:value="10.3666666666667" calcext:value-type="float">
            <text:p>10.3666666666667</text:p>
          </table:table-cell>
          <table:table-cell table:style-name="ce2" table:number-columns-repeated="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8" calcext:value-type="float">
            <text:p>6.8</text:p>
          </table:table-cell>
          <table:table-cell table:style-name="ce2"/>
          <table:table-cell table:style-name="ce2" table:formula="of:= AVERAGE([.V9:.Z9])" office:value-type="float" office:value="5.24" calcext:value-type="float">
            <text:p>5.24</text:p>
          </table:table-cell>
          <table:table-cell table:style-name="ce2"/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.5" calcext:value-type="float">
            <text:p>7.5</text:p>
          </table:table-cell>
          <table:table-cell table:number-columns-repeated="2" table:style-name="ce3" office:value-type="float" office:value="6.8" calcext:value-type="float">
            <text:p>6.8</text:p>
          </table:table-cell>
          <table:table-cell table:style-name="ce3" office:value-type="float" office:value="6.3" calcext:value-type="float">
            <text:p>6.3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 AVERAGE([.AD9:.AH9])" office:value-type="float" office:value="6.92" calcext:value-type="float">
            <text:p>6.9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6" calcext:value-type="float">
            <text:p>9.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 AVERAGE([.I10:.K10])" office:value-type="float" office:value="10" calcext:value-type="float">
            <text:p>10</text:p>
          </table:table-cell>
          <table:table-cell table:style-name="ce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8" calcext:value-type="float">
            <text:p>8</text:p>
          </table:table-cell>
          <table:table-cell table:style-name="ce2" table:formula="of:= AVERAGE([.O10:.Q10])" office:value-type="float" office:value="9.06666666666667" calcext:value-type="float">
            <text:p>9.06666666666667</text:p>
          </table:table-cell>
          <table:table-cell table:style-name="ce2" table:number-columns-repeated="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6.6" calcext:value-type="float">
            <text:p>6.6</text:p>
          </table:table-cell>
          <table:table-cell table:style-name="ce2"/>
          <table:table-cell table:style-name="ce2" table:formula="of:= AVERAGE([.V10:.Z10])" office:value-type="float" office:value="4.52" calcext:value-type="float">
            <text:p>4.52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9" calcext:value-type="float">
            <text:p>5.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 AVERAGE([.AD10:.AH10])" office:value-type="float" office:value="6.74" calcext:value-type="float">
            <text:p>6.7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 AVERAGE([.I11:.K11])" office:value-type="float" office:value="9.13333333333333" calcext:value-type="float">
            <text:p>9.13333333333333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9" calcext:value-type="float">
            <text:p>9</text:p>
          </table:table-cell>
          <table:table-cell table:style-name="ce2" table:formula="of:= AVERAGE([.O11:.Q11])" office:value-type="float" office:value="11.3" calcext:value-type="float">
            <text:p>11.3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table:formula="of:= AVERAGE([.V11:.Z11])" office:value-type="float" office:value="5.96" calcext:value-type="float">
            <text:p>5.96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3" calcext:value-type="float">
            <text:p>6.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 AVERAGE([.AD11:.AH11])" office:value-type="float" office:value="6.26" calcext:value-type="float">
            <text:p>6.26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 AVERAGE([.I12:.K12])" office:value-type="float" office:value="11.3333333333333" calcext:value-type="float">
            <text:p>11.3333333333333</text:p>
          </table:table-cell>
          <table:table-cell table:style-name="ce2"/>
          <table:table-cell table:style-name="ce3" office:value-type="float" office:value="7.5" calcext:value-type="float">
            <text:p>7.5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2" table:formula="of:= AVERAGE([.O12:.Q12])" office:value-type="float" office:value="9.83333333333333" calcext:value-type="float">
            <text:p>9.83333333333333</text:p>
          </table:table-cell>
          <table:table-cell table:style-name="ce2" table:number-columns-repeated="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.6" calcext:value-type="float">
            <text:p>3.6</text:p>
          </table:table-cell>
          <table:table-cell table:style-name="ce2"/>
          <table:table-cell table:style-name="ce2" table:formula="of:= AVERAGE([.V12:.Z12])" office:value-type="float" office:value="5.02" calcext:value-type="float">
            <text:p>5.02</text:p>
          </table:table-cell>
          <table:table-cell table:style-name="ce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6.3" calcext:value-type="float">
            <text:p>6.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 AVERAGE([.AD12:.AH12])" office:value-type="float" office:value="6.92" calcext:value-type="float">
            <text:p>6.92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 AVERAGE([.I13:.K13])" office:value-type="float" office:value="9.76666666666667" calcext:value-type="float">
            <text:p>9.76666666666667</text:p>
          </table:table-cell>
          <table:table-cell table:style-name="ce2"/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table:formula="of:= AVERAGE([.O13:.Q13])" office:value-type="float" office:value="8.93333333333333" calcext:value-type="float">
            <text:p>8.93333333333333</text:p>
          </table:table-cell>
          <table:table-cell table:style-name="ce2"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13:.Z13])" office:value-type="float" office:value="5.86" calcext:value-type="float">
            <text:p>5.86</text:p>
          </table:table-cell>
          <table:table-cell table:style-name="ce2"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9" calcext:value-type="float">
            <text:p>7.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 AVERAGE([.AD13:.AH13])" office:value-type="float" office:value="6.66" calcext:value-type="float">
            <text:p>6.6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 AVERAGE([.I14:.K14])" office:value-type="float" office:value="10.4666666666667" calcext:value-type="float">
            <text:p>10.4666666666667</text:p>
          </table:table-cell>
          <table:table-cell table:style-name="ce2"/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" table:formula="of:= AVERAGE([.O14:.Q14])" office:value-type="float" office:value="9.93333333333333" calcext:value-type="float">
            <text:p>9.93333333333333</text:p>
          </table:table-cell>
          <table:table-cell table:style-name="ce2" table:number-columns-repeated="2"/>
          <table:table-cell table:number-columns-repeated="2" table:style-name="ce3" office:value-type="float" office:value="5.9" calcext:value-type="float">
            <text:p>5.9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.3" calcext:value-type="float">
            <text:p>3.3</text:p>
          </table:table-cell>
          <table:table-cell table:style-name="ce2"/>
          <table:table-cell table:style-name="ce2" table:formula="of:= AVERAGE([.V14:.Z14])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6" calcext:value-type="float">
            <text:p>6.6</text:p>
          </table:table-cell>
          <table:table-cell table:number-columns-repeated="2" table:style-name="ce3" office:value-type="float" office:value="6.3" calcext:value-type="float">
            <text:p>6.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 AVERAGE([.AD14:.AH14])" office:value-type="float" office:value="6.42" calcext:value-type="float">
            <text:p>6.42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1" calcext:value-type="float">
            <text:p>9.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 AVERAGE([.I15:.K15])" office:value-type="float" office:value="9.76666666666667" calcext:value-type="float">
            <text:p>9.76666666666667</text:p>
          </table:table-cell>
          <table:table-cell table:style-name="ce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2" table:formula="of:= AVERAGE([.O15:.Q15])" office:value-type="float" office:value="9.43333333333333" calcext:value-type="float">
            <text:p>9.43333333333333</text:p>
          </table:table-cell>
          <table:table-cell table:style-name="ce2" table:number-columns-repeated="2"/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.7" calcext:value-type="float">
            <text:p>5.7</text:p>
          </table:table-cell>
          <table:table-cell table:style-name="ce2"/>
          <table:table-cell table:style-name="ce2" table:formula="of:= AVERAGE([.V15:.Z15])" office:value-type="float" office:value="5.5" calcext:value-type="float">
            <text:p>5.5</text:p>
          </table:table-cell>
          <table:table-cell table:style-name="ce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2" calcext:value-type="float">
            <text:p>6.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 AVERAGE([.AD15:.AH15])" office:value-type="float" office:value="6.68" calcext:value-type="float">
            <text:p>6.68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 AVERAGE([.I16:.K16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2" table:formula="of:= AVERAGE([.O16:.Q16])" office:value-type="float" office:value="9.83333333333333" calcext:value-type="float">
            <text:p>9.83333333333333</text:p>
          </table:table-cell>
          <table:table-cell table:style-name="ce2" table:number-columns-repeated="2"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16:.Z16])" office:value-type="float" office:value="6.52" calcext:value-type="float">
            <text:p>6.52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 AVERAGE([.AD16:.AH16])" office:value-type="float" office:value="6.88" calcext:value-type="float">
            <text:p>6.8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number-columns-repeated="2" table:style-name="ce3" office:value-type="float" office:value="9.9" calcext:value-type="float">
            <text:p>9.9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 AVERAGE([.I17:.K17])" office:value-type="float" office:value="9.73333333333333" calcext:value-type="float">
            <text:p>9.73333333333333</text:p>
          </table:table-cell>
          <table:table-cell table:style-name="ce2"/>
          <table:table-cell table:style-name="ce3" office:value-type="float" office:value="8.9" calcext:value-type="float">
            <text:p>8.9</text:p>
          </table:table-cell>
          <table:table-cell table:number-columns-repeated="2" table:style-name="ce3" office:value-type="float" office:value="9.4" calcext:value-type="float">
            <text:p>9.4</text:p>
          </table:table-cell>
          <table:table-cell table:style-name="ce3" office:value-type="float" office:value="15" calcext:value-type="float">
            <text:p>15</text:p>
          </table:table-cell>
          <table:table-cell table:style-name="ce2" table:formula="of:= AVERAGE([.O17:.Q17])" office:value-type="float" office:value="9.23333333333333" calcext:value-type="float">
            <text:p>9.23333333333333</text:p>
          </table:table-cell>
          <table:table-cell table:style-name="ce2" table:number-columns-repeated="2"/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4" calcext:value-type="float">
            <text:p>6.4</text:p>
          </table:table-cell>
          <table:table-cell table:style-name="ce2"/>
          <table:table-cell table:style-name="ce2" table:formula="of:= AVERAGE([.V17:.Z17])" office:value-type="float" office:value="5.24" calcext:value-type="float">
            <text:p>5.24</text:p>
          </table:table-cell>
          <table:table-cell table:style-name="ce2"/>
          <table:table-cell table:number-columns-repeated="2" table:style-name="ce3" office:value-type="float" office:value="7.9" calcext:value-type="float">
            <text:p>7.9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5.9" calcext:value-type="float">
            <text:p>5.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 AVERAGE([.AD17:.AH17])" office:value-type="float" office:value="6.86" calcext:value-type="float">
            <text:p>6.86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29" calcext:value-type="float">
            <text:p>29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3" office:value-type="float" office:value="29" calcext:value-type="float">
            <text:p>29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 AVERAGE([.I18:.K18])" office:value-type="float" office:value="10.4666666666667" calcext:value-type="float">
            <text:p>10.4666666666667</text:p>
          </table:table-cell>
          <table:table-cell table:style-name="ce2"/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6" calcext:value-type="float">
            <text:p>16</text:p>
          </table:table-cell>
          <table:table-cell table:style-name="ce2" table:formula="of:= AVERAGE([.O18:.Q18])" office:value-type="float" office:value="8.86666666666667" calcext:value-type="float">
            <text:p>8.86666666666667</text:p>
          </table:table-cell>
          <table:table-cell table:style-name="ce2" table:number-columns-repeated="2"/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.8" calcext:value-type="float">
            <text:p>3.8</text:p>
          </table:table-cell>
          <table:table-cell table:style-name="ce2"/>
          <table:table-cell table:style-name="ce2" table:formula="of:= AVERAGE([.V18:.Z18])" office:value-type="float" office:value="5.42" calcext:value-type="float">
            <text:p>5.42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3" calcext:value-type="float">
            <text:p>6.3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 AVERAGE([.AD18:.AH18])" office:value-type="float" office:value="6.32" calcext:value-type="float">
            <text:p>6.32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number-columns-repeated="2" table:style-name="ce3" office:value-type="float" office:value="9.4" calcext:value-type="float">
            <text:p>9.4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 AVERAGE([.I19:.K19])" office:value-type="float" office:value="9.6" calcext:value-type="float">
            <text:p>9.6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2" table:formula="of:= AVERAGE([.O19:.Q19])" office:value-type="float" office:value="10.6666666666667" calcext:value-type="float">
            <text:p>10.6666666666667</text:p>
          </table:table-cell>
          <table:table-cell table:style-name="ce2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19:.Z19])" office:value-type="float" office:value="6.38" calcext:value-type="float">
            <text:p>6.38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6.8" calcext:value-type="float">
            <text:p>6.8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 AVERAGE([.AD19:.AH19])" office:value-type="float" office:value="6.42" calcext:value-type="float">
            <text:p>6.4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8.9" calcext:value-type="float">
            <text:p>8.9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 AVERAGE([.I20:.K20])" office:value-type="float" office:value="10.3" calcext:value-type="float">
            <text:p>10.3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2" table:formula="of:= AVERAGE([.O20:.Q20])" office:value-type="float" office:value="9.8" calcext:value-type="float">
            <text:p>9.8</text:p>
          </table:table-cell>
          <table:table-cell table:style-name="ce2" table:number-columns-repeated="2"/>
          <table:table-cell table:number-columns-repeated="2" table:style-name="ce3" office:value-type="float" office:value="5.6" calcext:value-type="float">
            <text:p>5.6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4" calcext:value-type="float">
            <text:p>6.4</text:p>
          </table:table-cell>
          <table:table-cell table:style-name="ce2"/>
          <table:table-cell table:style-name="ce2" table:formula="of:= AVERAGE([.V20:.Z20])" office:value-type="float" office:value="6.28" calcext:value-type="float">
            <text:p>6.28</text:p>
          </table:table-cell>
          <table:table-cell table:style-name="ce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7" calcext:value-type="float">
            <text:p>5.7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 AVERAGE([.AD20:.AH20])" office:value-type="float" office:value="6.88" calcext:value-type="float">
            <text:p>6.88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19" calcext:value-type="float">
            <text:p>19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8.9" calcext:value-type="float">
            <text:p>8.9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 AVERAGE([.I21:.K21])" office:value-type="float" office:value="10.3" calcext:value-type="float">
            <text:p>10.3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formula="of:= AVERAGE([.O21:.Q21])" office:value-type="float" office:value="10.3" calcext:value-type="float">
            <text:p>10.3</text:p>
          </table:table-cell>
          <table:table-cell table:style-name="ce2" table:number-columns-repeated="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3" calcext:value-type="float">
            <text:p>6.3</text:p>
          </table:table-cell>
          <table:table-cell table:style-name="ce2"/>
          <table:table-cell table:style-name="ce2" table:formula="of:= AVERAGE([.V21:.Z21])" office:value-type="float" office:value="6.06" calcext:value-type="float">
            <text:p>6.06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9" calcext:value-type="float">
            <text:p>7.9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 AVERAGE([.AD21:.AH21])" office:value-type="float" office:value="6.36" calcext:value-type="float">
            <text:p>6.3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 AVERAGE([.I22:.K22])" office:value-type="float" office:value="10.4666666666667" calcext:value-type="float">
            <text:p>10.4666666666667</text:p>
          </table:table-cell>
          <table:table-cell table:style-name="ce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formula="of:= AVERAGE([.O22:.Q22])" office:value-type="float" office:value="9.93333333333333" calcext:value-type="float">
            <text:p>9.93333333333333</text:p>
          </table:table-cell>
          <table:table-cell table:style-name="ce2" table:number-columns-repeated="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22:.Z22])" office:value-type="float" office:value="6.54" calcext:value-type="float">
            <text:p>6.54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6.6" calcext:value-type="float">
            <text:p>6.6</text:p>
          </table:table-cell>
          <table:table-cell table:number-columns-repeated="2" table:style-name="ce3" office:value-type="float" office:value="6.3" calcext:value-type="float">
            <text:p>6.3</text:p>
          </table:table-cell>
          <table:table-cell table:style-name="ce3" office:value-type="float" office:value="5.9" calcext:value-type="float">
            <text:p>5.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 AVERAGE([.AD22:.AH22])" office:value-type="float" office:value="6.22" calcext:value-type="float">
            <text:p>6.22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21" calcext:value-type="float">
            <text:p>21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 AVERAGE([.I23:.K23])" office:value-type="float" office:value="10.4666666666667" calcext:value-type="float">
            <text:p>10.4666666666667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8.9" calcext:value-type="float">
            <text:p>8.9</text:p>
          </table:table-cell>
          <table:table-cell table:style-name="ce3" office:value-type="float" office:value="21" calcext:value-type="float">
            <text:p>21</text:p>
          </table:table-cell>
          <table:table-cell table:style-name="ce2" table:formula="of:= AVERAGE([.O23:.Q23])" office:value-type="float" office:value="9.6" calcext:value-type="float">
            <text:p>9.6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4" calcext:value-type="float">
            <text:p>6.4</text:p>
          </table:table-cell>
          <table:table-cell table:style-name="ce2"/>
          <table:table-cell table:style-name="ce2" table:formula="of:= AVERAGE([.V23:.Z23])" office:value-type="float" office:value="5.86" calcext:value-type="float">
            <text:p>5.86</text:p>
          </table:table-cell>
          <table:table-cell table:style-name="ce2"/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8.5" calcext:value-type="float">
            <text:p>8.5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 AVERAGE([.AD23:.AH23])" office:value-type="float" office:value="7.06" calcext:value-type="float">
            <text:p>7.06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22" calcext:value-type="float">
            <text:p>22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 AVERAGE([.I24:.K24])" office:value-type="float" office:value="9.9" calcext:value-type="float">
            <text:p>9.9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22" calcext:value-type="float">
            <text:p>22</text:p>
          </table:table-cell>
          <table:table-cell table:style-name="ce2" table:formula="of:= AVERAGE([.O24:.Q24])" office:value-type="float" office:value="11.3" calcext:value-type="float">
            <text:p>11.3</text:p>
          </table:table-cell>
          <table:table-cell table:style-name="ce2" table:number-columns-repeated="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" calcext:value-type="float">
            <text:p>7</text:p>
          </table:table-cell>
          <table:table-cell table:style-name="ce2"/>
          <table:table-cell table:style-name="ce2" table:formula="of:= AVERAGE([.V24:.Z24])" office:value-type="float" office:value="6.28" calcext:value-type="float">
            <text:p>6.28</text:p>
          </table:table-cell>
          <table:table-cell table:style-name="ce2"/>
          <table:table-cell table:number-columns-repeated="2" table:style-name="ce3" office:value-type="float" office:value="6.3" calcext:value-type="float">
            <text:p>6.3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7.9" calcext:value-type="float">
            <text:p>7.9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 AVERAGE([.AD24:.AH24])" office:value-type="float" office:value="6.72" calcext:value-type="float">
            <text:p>6.72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3" office:value-type="float" office:value="8.9" calcext:value-type="float">
            <text:p>8.9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 AVERAGE([.I25:.K25])" office:value-type="float" office:value="10.3" calcext:value-type="float">
            <text:p>10.3</text:p>
          </table:table-cell>
          <table:table-cell table:style-name="ce2"/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23" calcext:value-type="float">
            <text:p>23</text:p>
          </table:table-cell>
          <table:table-cell table:style-name="ce2" table:formula="of:= AVERAGE([.O25:.Q25])" office:value-type="float" office:value="9.93333333333333" calcext:value-type="float">
            <text:p>9.93333333333333</text:p>
          </table:table-cell>
          <table:table-cell table:style-name="ce2" table:number-columns-repeated="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25:.Z25])" office:value-type="float" office:value="5.7" calcext:value-type="float">
            <text:p>5.7</text:p>
          </table:table-cell>
          <table:table-cell table:style-name="ce2"/>
          <table:table-cell table:number-columns-repeated="2" table:style-name="ce3" office:value-type="float" office:value="6.3" calcext:value-type="float">
            <text:p>6.3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9" calcext:value-type="float">
            <text:p>5.9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 AVERAGE([.AD25:.AH25])" office:value-type="float" office:value="6.52" calcext:value-type="float">
            <text:p>6.5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24" calcext:value-type="float">
            <text:p>24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 AVERAGE([.I26:.K26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2" table:formula="of:= AVERAGE([.O26:.Q26])" office:value-type="float" office:value="9.26666666666667" calcext:value-type="float">
            <text:p>9.26666666666667</text:p>
          </table:table-cell>
          <table:table-cell table:style-name="ce2" table:number-columns-repeated="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26:.Z26])" office:value-type="float" office:value="6.36" calcext:value-type="float">
            <text:p>6.36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.3" calcext:value-type="float">
            <text:p>6.3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6.1" calcext:value-type="float">
            <text:p>6.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 AVERAGE([.AD26:.AH26])" office:value-type="float" office:value="5.92" calcext:value-type="float">
            <text:p>5.92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float" office:value="25" calcext:value-type="float">
            <text:p>25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 AVERAGE([.I27:.K27])" office:value-type="float" office:value="9.7" calcext:value-type="float">
            <text:p>9.7</text:p>
          </table:table-cell>
          <table:table-cell table:style-name="ce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formula="of:= AVERAGE([.O27:.Q27])" office:value-type="float" office:value="10.1" calcext:value-type="float">
            <text:p>10.1</text:p>
          </table:table-cell>
          <table:table-cell table:style-name="ce2"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7" calcext:value-type="float">
            <text:p>6.7</text:p>
          </table:table-cell>
          <table:table-cell table:style-name="ce2"/>
          <table:table-cell table:style-name="ce2" table:formula="of:= AVERAGE([.V27:.Z27])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 AVERAGE([.AD27:.AH27])" office:value-type="float" office:value="5.96" calcext:value-type="float">
            <text:p>5.96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26" calcext:value-type="float">
            <text:p>26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 AVERAGE([.I28:.K28])" office:value-type="float" office:value="10.4666666666667" calcext:value-type="float">
            <text:p>10.4666666666667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formula="of:= AVERAGE([.O28:.Q28])" office:value-type="float" office:value="9.5" calcext:value-type="float">
            <text:p>9.5</text:p>
          </table:table-cell>
          <table:table-cell table:style-name="ce2" table:number-columns-repeated="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4.8" calcext:value-type="float">
            <text:p>4.8</text:p>
          </table:table-cell>
          <table:table-cell table:style-name="ce2"/>
          <table:table-cell table:style-name="ce2" table:formula="of:= AVERAGE([.V28:.Z28])" office:value-type="float" office:value="6.12" calcext:value-type="float">
            <text:p>6.12</text:p>
          </table:table-cell>
          <table:table-cell table:style-name="ce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3" calcext:value-type="float">
            <text:p>6.3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 AVERAGE([.AD28:.AH28])" office:value-type="float" office:value="6.52" calcext:value-type="float">
            <text:p>6.5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27" calcext:value-type="float">
            <text:p>27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 AVERAGE([.I29:.K29])" office:value-type="float" office:value="9.93333333333333" calcext:value-type="float">
            <text:p>9.93333333333333</text:p>
          </table:table-cell>
          <table:table-cell table:style-name="ce2"/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formula="of:= AVERAGE([.O29:.Q29])" office:value-type="float" office:value="8.76666666666667" calcext:value-type="float">
            <text:p>8.76666666666667</text:p>
          </table:table-cell>
          <table:table-cell table:style-name="ce2" table:number-columns-repeated="2"/>
          <table:table-cell table:number-columns-repeated="2" table:style-name="ce3" office:value-type="float" office:value="5.6" calcext:value-type="float">
            <text:p>5.6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6.8" calcext:value-type="float">
            <text:p>6.8</text:p>
          </table:table-cell>
          <table:table-cell table:style-name="ce2"/>
          <table:table-cell table:style-name="ce2" table:formula="of:= AVERAGE([.V29:.Z29])" office:value-type="float" office:value="6.04" calcext:value-type="float">
            <text:p>6.04</text:p>
          </table:table-cell>
          <table:table-cell table:style-name="ce2"/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3" calcext:value-type="float">
            <text:p>6.3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 AVERAGE([.AD29:.AH29])" office:value-type="float" office:value="6.46" calcext:value-type="float">
            <text:p>6.46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 AVERAGE([.I30:.K30])" office:value-type="float" office:value="10.4666666666667" calcext:value-type="float">
            <text:p>10.4666666666667</text:p>
          </table:table-cell>
          <table:table-cell table:style-name="ce2"/>
          <table:table-cell table:number-columns-repeated="3"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formula="of:= AVERAGE([.O30:.Q30])" office:value-type="float" office:value="11" calcext:value-type="float">
            <text:p>11</text:p>
          </table:table-cell>
          <table:table-cell table:style-name="ce2" table:number-columns-repeated="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7" calcext:value-type="float">
            <text:p>7</text:p>
          </table:table-cell>
          <table:table-cell table:style-name="ce2"/>
          <table:table-cell table:style-name="ce2" table:formula="of:= AVERAGE([.V30:.Z30])" office:value-type="float" office:value="6.46" calcext:value-type="float">
            <text:p>6.46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3" calcext:value-type="float">
            <text:p>6.3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 AVERAGE([.AD30:.AH30])" office:value-type="float" office:value="5.88" calcext:value-type="float">
            <text:p>5.8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 AVERAGE([.I31:.K31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29" calcext:value-type="float">
            <text:p>29</text:p>
          </table:table-cell>
          <table:table-cell table:style-name="ce2" table:formula="of:= AVERAGE([.O31:.Q31])" office:value-type="float" office:value="8.96666666666667" calcext:value-type="float">
            <text:p>8.96666666666667</text:p>
          </table:table-cell>
          <table:table-cell table:style-name="ce2" table:number-columns-repeated="2"/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table:formula="of:= AVERAGE([.V31:.Z31])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5.9" calcext:value-type="float">
            <text:p>5.9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 AVERAGE([.AD31:.AH31])" office:value-type="float" office:value="5.46" calcext:value-type="float">
            <text:p>5.4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 AVERAGE([.I32:.K32])" office:value-type="float" office:value="10.1" calcext:value-type="float">
            <text:p>10.1</text:p>
          </table:table-cell>
          <table:table-cell table:style-name="ce2"/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formula="of:= AVERAGE([.O32:.Q32])" office:value-type="float" office:value="10.7333333333333" calcext:value-type="float">
            <text:p>10.7333333333333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7" calcext:value-type="float">
            <text:p>6.7</text:p>
          </table:table-cell>
          <table:table-cell table:style-name="ce2"/>
          <table:table-cell table:style-name="ce2" table:formula="of:= AVERAGE([.V32:.Z32])" office:value-type="float" office:value="5.98" calcext:value-type="float">
            <text:p>5.98</text:p>
          </table:table-cell>
          <table:table-cell table:style-name="ce2"/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6.8" calcext:value-type="float">
            <text:p>6.8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 AVERAGE([.AD32:.AH32])" office:value-type="float" office:value="7.02" calcext:value-type="float">
            <text:p>7.02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8.9" calcext:value-type="float">
            <text:p>8.9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 AVERAGE([.I33:.K33])" office:value-type="float" office:value="10.3" calcext:value-type="float">
            <text:p>10.3</text:p>
          </table:table-cell>
          <table:table-cell table:style-name="ce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formula="of:= AVERAGE([.O33:.Q33])" office:value-type="float" office:value="8.66666666666667" calcext:value-type="float">
            <text:p>8.66666666666667</text:p>
          </table:table-cell>
          <table:table-cell table:style-name="ce2" table:number-columns-repeated="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4" calcext:value-type="float">
            <text:p>6.4</text:p>
          </table:table-cell>
          <table:table-cell table:style-name="ce2"/>
          <table:table-cell table:style-name="ce2" table:formula="of:= AVERAGE([.V33:.Z33])" office:value-type="float" office:value="6" calcext:value-type="float">
            <text:p>6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.7" calcext:value-type="float">
            <text:p>3.7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 AVERAGE([.AD33:.AH33])" office:value-type="float" office:value="5.52" calcext:value-type="float">
            <text:p>5.52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number-columns-repeated="2"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 AVERAGE([.I34:.K34])" office:value-type="float" office:value="9.93333333333333" calcext:value-type="float">
            <text:p>9.93333333333333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formula="of:= AVERAGE([.O34:.Q34])" office:value-type="float" office:value="11.3333333333333" calcext:value-type="float">
            <text:p>11.3333333333333</text:p>
          </table:table-cell>
          <table:table-cell table:style-name="ce2" table:number-columns-repeated="2"/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7" calcext:value-type="float">
            <text:p>7</text:p>
          </table:table-cell>
          <table:table-cell table:style-name="ce2"/>
          <table:table-cell table:style-name="ce2" table:formula="of:= AVERAGE([.V34:.Z34])" office:value-type="float" office:value="7.12" calcext:value-type="float">
            <text:p>7.12</text:p>
          </table:table-cell>
          <table:table-cell table:style-name="ce2"/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.8" calcext:value-type="float">
            <text:p>6.8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 AVERAGE([.AD34:.AH34])" office:value-type="float" office:value="6.7" calcext:value-type="float">
            <text:p>6.7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 AVERAGE([.I35:.K35])" office:value-type="float" office:value="11.3333333333333" calcext:value-type="float">
            <text:p>11.3333333333333</text:p>
          </table:table-cell>
          <table:table-cell table:style-name="ce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formula="of:= AVERAGE([.O35:.Q35])" office:value-type="float" office:value="9.3" calcext:value-type="float">
            <text:p>9.3</text:p>
          </table:table-cell>
          <table:table-cell table:style-name="ce2" table:number-columns-repeated="2"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5" calcext:value-type="float">
            <text:p>5.5</text:p>
          </table:table-cell>
          <table:table-cell table:style-name="ce2"/>
          <table:table-cell table:style-name="ce2" table:formula="of:= AVERAGE([.V35:.Z35])" office:value-type="float" office:value="5.96" calcext:value-type="float">
            <text:p>5.96</text:p>
          </table:table-cell>
          <table:table-cell table:style-name="ce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4.8" calcext:value-type="float">
            <text:p>4.8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 AVERAGE([.AD35:.AH35])" office:value-type="float" office:value="5.58" calcext:value-type="float">
            <text:p>5.58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34" calcext:value-type="float">
            <text:p>34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 AVERAGE([.I36:.K36])" office:value-type="float" office:value="9.76666666666667" calcext:value-type="float">
            <text:p>9.76666666666667</text:p>
          </table:table-cell>
          <table:table-cell table:style-name="ce2"/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formula="of:= AVERAGE([.O36:.Q36])" office:value-type="float" office:value="8.7" calcext:value-type="float">
            <text:p>8.7</text:p>
          </table:table-cell>
          <table:table-cell table:style-name="ce2" table:number-columns-repeated="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6" calcext:value-type="float">
            <text:p>6.6</text:p>
          </table:table-cell>
          <table:table-cell table:style-name="ce2"/>
          <table:table-cell table:style-name="ce2" table:formula="of:= AVERAGE([.V36:.Z36])" office:value-type="float" office:value="5.92" calcext:value-type="float">
            <text:p>5.92</text:p>
          </table:table-cell>
          <table:table-cell table:style-name="ce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.6" calcext:value-type="float">
            <text:p>4.6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 AVERAGE([.AD36:.AH36])" office:value-type="float" office:value="5.86" calcext:value-type="float">
            <text:p>5.86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35" calcext:value-type="float">
            <text:p>35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 AVERAGE([.I37:.K37])" office:value-type="float" office:value="11.3333333333333" calcext:value-type="float">
            <text:p>11.3333333333333</text:p>
          </table:table-cell>
          <table:table-cell table:style-name="ce2"/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35" calcext:value-type="float">
            <text:p>35</text:p>
          </table:table-cell>
          <table:table-cell table:style-name="ce2" table:formula="of:= AVERAGE([.O37:.Q37])" office:value-type="float" office:value="9.03333333333333" calcext:value-type="float">
            <text:p>9.03333333333333</text:p>
          </table:table-cell>
          <table:table-cell table:style-name="ce2" table:number-columns-repeated="2"/>
          <table:table-cell table:number-columns-repeated="2" table:style-name="ce3" office:value-type="float" office:value="6.3" calcext:value-type="float">
            <text:p>6.3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5.8" calcext:value-type="float">
            <text:p>5.8</text:p>
          </table:table-cell>
          <table:table-cell table:style-name="ce2"/>
          <table:table-cell table:style-name="ce2" table:formula="of:= AVERAGE([.V37:.Z37])" office:value-type="float" office:value="6.38" calcext:value-type="float">
            <text:p>6.38</text:p>
          </table:table-cell>
          <table:table-cell table:style-name="ce2"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 AVERAGE([.AD37:.AH37])" office:value-type="float" office:value="6.4" calcext:value-type="float">
            <text:p>6.4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36" calcext:value-type="float">
            <text:p>36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3" office:value-type="float" office:value="8.9" calcext:value-type="float">
            <text:p>8.9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 AVERAGE([.I38:.K38])" office:value-type="float" office:value="10.3" calcext:value-type="float">
            <text:p>10.3</text:p>
          </table:table-cell>
          <table:table-cell table:style-name="ce2"/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2" table:formula="of:= AVERAGE([.O38:.Q38])" office:value-type="float" office:value="10.1666666666667" calcext:value-type="float">
            <text:p>10.1666666666667</text:p>
          </table:table-cell>
          <table:table-cell table:style-name="ce2" table:number-columns-repeated="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6.3" calcext:value-type="float">
            <text:p>6.3</text:p>
          </table:table-cell>
          <table:table-cell table:style-name="ce2"/>
          <table:table-cell table:style-name="ce2" table:formula="of:= AVERAGE([.V38:.Z38])" office:value-type="float" office:value="6.7" calcext:value-type="float">
            <text:p>6.7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6" calcext:value-type="float">
            <text:p>5.6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 AVERAGE([.AD38:.AH38])" office:value-type="float" office:value="6.22" calcext:value-type="float">
            <text:p>6.22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37" calcext:value-type="float">
            <text:p>37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 AVERAGE([.I39:.K39])" office:value-type="float" office:value="10.3" calcext:value-type="float">
            <text:p>10.3</text:p>
          </table:table-cell>
          <table:table-cell table:style-name="ce2"/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37" calcext:value-type="float">
            <text:p>37</text:p>
          </table:table-cell>
          <table:table-cell table:style-name="ce2" table:formula="of:= AVERAGE([.O39:.Q39])" office:value-type="float" office:value="8.23333333333333" calcext:value-type="float">
            <text:p>8.23333333333333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5" calcext:value-type="float">
            <text:p>7.5</text:p>
          </table:table-cell>
          <table:table-cell table:style-name="ce2"/>
          <table:table-cell table:style-name="ce2" table:formula="of:= AVERAGE([.V39:.Z39])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6.8" calcext:value-type="float">
            <text:p>6.8</text:p>
          </table:table-cell>
          <table:table-cell table:number-columns-repeated="2" table:style-name="ce3" office:value-type="float" office:value="5.9" calcext:value-type="float">
            <text:p>5.9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.4" calcext:value-type="float">
            <text:p>5.4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 AVERAGE([.AD39:.AH39])" office:value-type="float" office:value="5.82" calcext:value-type="float">
            <text:p>5.82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 AVERAGE([.I40:.K40])" office:value-type="float" office:value="10.9666666666667" calcext:value-type="float">
            <text:p>10.9666666666667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8" calcext:value-type="float">
            <text:p>38</text:p>
          </table:table-cell>
          <table:table-cell table:style-name="ce2" table:formula="of:= AVERAGE([.O40:.Q40])" office:value-type="float" office:value="9.6" calcext:value-type="float">
            <text:p>9.6</text:p>
          </table:table-cell>
          <table:table-cell table:style-name="ce2" table:number-columns-repeated="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40:.Z40])" office:value-type="float" office:value="5.8" calcext:value-type="float">
            <text:p>5.8</text:p>
          </table:table-cell>
          <table:table-cell table:style-name="ce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7" calcext:value-type="float">
            <text:p>5.7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 AVERAGE([.AD40:.AH40])" office:value-type="float" office:value="6.5" calcext:value-type="float">
            <text:p>6.5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 AVERAGE([.I41:.K41])" office:value-type="float" office:value="10.9666666666667" calcext:value-type="float">
            <text:p>10.9666666666667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" calcext:value-type="float">
            <text:p>39</text:p>
          </table:table-cell>
          <table:table-cell table:style-name="ce2" table:formula="of:= AVERAGE([.O41:.Q41])" office:value-type="float" office:value="11" calcext:value-type="float">
            <text:p>11</text:p>
          </table:table-cell>
          <table:table-cell table:style-name="ce2" table:number-columns-repeated="2"/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41:.Z41])" office:value-type="float" office:value="6.38" calcext:value-type="float">
            <text:p>6.38</text:p>
          </table:table-cell>
          <table:table-cell table:style-name="ce2"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5.9" calcext:value-type="float">
            <text:p>5.9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 AVERAGE([.AD41:.AH41])" office:value-type="float" office:value="5.1" calcext:value-type="float">
            <text:p>5.1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3" office:value-type="float" office:value="22" calcext:value-type="float">
            <text:p>22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 AVERAGE([.I42:.K42])" office:value-type="float" office:value="10.4666666666667" calcext:value-type="float">
            <text:p>10.4666666666667</text:p>
          </table:table-cell>
          <table:table-cell table:style-name="ce2"/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0" calcext:value-type="float">
            <text:p>40</text:p>
          </table:table-cell>
          <table:table-cell table:style-name="ce2" table:formula="of:= AVERAGE([.O42:.Q42])" office:value-type="float" office:value="8.13333333333333" calcext:value-type="float">
            <text:p>8.13333333333333</text:p>
          </table:table-cell>
          <table:table-cell table:style-name="ce2" table:number-columns-repeated="2"/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6.4" calcext:value-type="float">
            <text:p>6.4</text:p>
          </table:table-cell>
          <table:table-cell table:style-name="ce2"/>
          <table:table-cell table:style-name="ce2" table:formula="of:= AVERAGE([.V42:.Z42])" office:value-type="float" office:value="6.48" calcext:value-type="float">
            <text:p>6.48</text:p>
          </table:table-cell>
          <table:table-cell table:style-name="ce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.9" calcext:value-type="float">
            <text:p>7.9</text:p>
          </table:table-cell>
          <table:table-cell table:number-columns-repeated="2" table:style-name="ce3" office:value-type="float" office:value="4.3" calcext:value-type="float">
            <text:p>4.3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 AVERAGE([.AD42:.AH42])" office:value-type="float" office:value="5.8" calcext:value-type="float">
            <text:p>5.8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 AVERAGE([.I43:.K43])" office:value-type="float" office:value="10.8" calcext:value-type="float">
            <text:p>10.8</text:p>
          </table:table-cell>
          <table:table-cell table:style-name="ce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41" calcext:value-type="float">
            <text:p>41</text:p>
          </table:table-cell>
          <table:table-cell table:style-name="ce2" table:formula="of:= AVERAGE([.O43:.Q43])" office:value-type="float" office:value="8.9" calcext:value-type="float">
            <text:p>8.9</text:p>
          </table:table-cell>
          <table:table-cell table:style-name="ce2" table:number-columns-repeated="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2" table:style-name="ce3" office:value-type="float" office:value="6.3" calcext:value-type="float">
            <text:p>6.3</text:p>
          </table:table-cell>
          <table:table-cell table:style-name="ce3" office:value-type="float" office:value="7" calcext:value-type="float">
            <text:p>7</text:p>
          </table:table-cell>
          <table:table-cell table:style-name="ce2"/>
          <table:table-cell table:style-name="ce2" table:formula="of:= AVERAGE([.V43:.Z43])" office:value-type="float" office:value="6.26" calcext:value-type="float">
            <text:p>6.26</text:p>
          </table:table-cell>
          <table:table-cell table:style-name="ce2"/>
          <table:table-cell table:number-columns-repeated="3" table:style-name="ce3" office:value-type="float" office:value="5.9" calcext:value-type="float">
            <text:p>5.9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6" calcext:value-type="float">
            <text:p>5.6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 AVERAGE([.AD43:.AH43])" office:value-type="float" office:value="5.94" calcext:value-type="float">
            <text:p>5.94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float" office:value="42" calcext:value-type="float">
            <text:p>42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 AVERAGE([.I44:.K44])" office:value-type="float" office:value="10.4333333333333" calcext:value-type="float">
            <text:p>10.4333333333333</text:p>
          </table:table-cell>
          <table:table-cell table:style-name="ce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42" calcext:value-type="float">
            <text:p>42</text:p>
          </table:table-cell>
          <table:table-cell table:style-name="ce2" table:formula="of:= AVERAGE([.O44:.Q44])" office:value-type="float" office:value="7.33333333333333" calcext:value-type="float">
            <text:p>7.33333333333333</text:p>
          </table:table-cell>
          <table:table-cell table:style-name="ce2"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6.8" calcext:value-type="float">
            <text:p>6.8</text:p>
          </table:table-cell>
          <table:table-cell table:number-columns-repeated="2"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44:.Z44])" office:value-type="float" office:value="6.16" calcext:value-type="float">
            <text:p>6.16</text:p>
          </table:table-cell>
          <table:table-cell table:style-name="ce2"/>
          <table:table-cell table:style-name="ce3" office:value-type="float" office:value="7.5" calcext:value-type="float">
            <text:p>7.5</text:p>
          </table:table-cell>
          <table:table-cell table:number-columns-repeated="2" table:style-name="ce3" office:value-type="float" office:value="5.9" calcext:value-type="float">
            <text:p>5.9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 AVERAGE([.AD44:.AH44])" office:value-type="float" office:value="6.22" calcext:value-type="float">
            <text:p>6.2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float" office:value="43" calcext:value-type="float">
            <text:p>43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 AVERAGE([.I45:.K45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43" calcext:value-type="float">
            <text:p>43</text:p>
          </table:table-cell>
          <table:table-cell table:style-name="ce2" table:formula="of:= AVERAGE([.O45:.Q45])" office:value-type="float" office:value="7" calcext:value-type="float">
            <text:p>7</text:p>
          </table:table-cell>
          <table:table-cell table:style-name="ce2" table:number-columns-repeated="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2" calcext:value-type="float">
            <text:p>6.2</text:p>
          </table:table-cell>
          <table:table-cell table:number-columns-repeated="2" table:style-name="ce3" office:value-type="float" office:value="7.5" calcext:value-type="float">
            <text:p>7.5</text:p>
          </table:table-cell>
          <table:table-cell table:style-name="ce2"/>
          <table:table-cell table:style-name="ce2" table:formula="of:= AVERAGE([.V45:.Z45])" office:value-type="float" office:value="6.64" calcext:value-type="float">
            <text:p>6.64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5.4" calcext:value-type="float">
            <text:p>5.4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 AVERAGE([.AD45:.AH45])" office:value-type="float" office:value="5.64" calcext:value-type="float">
            <text:p>5.6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float" office:value="44" calcext:value-type="float">
            <text:p>44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 AVERAGE([.I46:.K46])" office:value-type="float" office:value="9.33333333333333" calcext:value-type="float">
            <text:p>9.33333333333333</text:p>
          </table:table-cell>
          <table:table-cell table:style-name="ce2"/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" calcext:value-type="float">
            <text:p>44</text:p>
          </table:table-cell>
          <table:table-cell table:style-name="ce2" table:formula="of:= AVERAGE([.O46:.Q46])" office:value-type="float" office:value="12.6666666666667" calcext:value-type="float">
            <text:p>12.6666666666667</text:p>
          </table:table-cell>
          <table:table-cell table:style-name="ce2" table:number-columns-repeated="2"/>
          <table:table-cell table:number-columns-repeated="2" table:style-name="ce3" office:value-type="float" office:value="6.7" calcext:value-type="float">
            <text:p>6.7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2" table:formula="of:= AVERAGE([.V46:.Z46])" office:value-type="float" office:value="6.06" calcext:value-type="float">
            <text:p>6.06</text:p>
          </table:table-cell>
          <table:table-cell table:style-name="ce2"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4" calcext:value-type="float">
            <text:p>6.4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 AVERAGE([.AD46:.AH46])" office:value-type="float" office:value="6.3" calcext:value-type="float">
            <text:p>6.3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 AVERAGE([.I47:.K47])" office:value-type="float" office:value="11.3333333333333" calcext:value-type="float">
            <text:p>11.3333333333333</text:p>
          </table:table-cell>
          <table:table-cell table:style-name="ce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" calcext:value-type="float">
            <text:p>45</text:p>
          </table:table-cell>
          <table:table-cell table:style-name="ce2" table:formula="of:= AVERAGE([.O47:.Q47])" office:value-type="float" office:value="8.83333333333333" calcext:value-type="float">
            <text:p>8.83333333333333</text:p>
          </table:table-cell>
          <table:table-cell table:style-name="ce2" table:number-columns-repeated="2"/>
          <table:table-cell table:style-name="ce3" office:value-type="float" office:value="6.1" calcext:value-type="float">
            <text:p>6.1</text:p>
          </table:table-cell>
          <table:table-cell table:number-columns-repeated="2" table:style-name="ce3" office:value-type="float" office:value="5.9" calcext:value-type="float">
            <text:p>5.9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6.4" calcext:value-type="float">
            <text:p>6.4</text:p>
          </table:table-cell>
          <table:table-cell table:style-name="ce2"/>
          <table:table-cell table:style-name="ce2" table:formula="of:= AVERAGE([.V47:.Z47])" office:value-type="float" office:value="6.2" calcext:value-type="float">
            <text:p>6.2</text:p>
          </table:table-cell>
          <table:table-cell table:style-name="ce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 AVERAGE([.AD47:.AH47])" office:value-type="float" office:value="6.22" calcext:value-type="float">
            <text:p>6.22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46" calcext:value-type="float">
            <text:p>46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 AVERAGE([.I48:.K48])" office:value-type="float" office:value="11" calcext:value-type="float">
            <text:p>11</text:p>
          </table:table-cell>
          <table:table-cell table:style-name="ce2"/>
          <table:table-cell table:number-columns-repeated="2" table:style-name="ce3" office:value-type="float" office:value="8.7" calcext:value-type="float">
            <text:p>8.7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6" calcext:value-type="float">
            <text:p>46</text:p>
          </table:table-cell>
          <table:table-cell table:style-name="ce2" table:formula="of:= AVERAGE([.O48:.Q48])" office:value-type="float" office:value="8.53333333333333" calcext:value-type="float">
            <text:p>8.53333333333333</text:p>
          </table:table-cell>
          <table:table-cell table:style-name="ce2" table:number-columns-repeated="2"/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6.7" calcext:value-type="float">
            <text:p>6.7</text:p>
          </table:table-cell>
          <table:table-cell table:style-name="ce2"/>
          <table:table-cell table:style-name="ce2" table:formula="of:= AVERAGE([.V48:.Z48])" office:value-type="float" office:value="6" calcext:value-type="float">
            <text:p>6</text:p>
          </table:table-cell>
          <table:table-cell table:style-name="ce2"/>
          <table:table-cell table:number-columns-repeated="2" table:style-name="ce3" office:value-type="float" office:value="5.9" calcext:value-type="float">
            <text:p>5.9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 AVERAGE([.AD48:.AH48])" office:value-type="float" office:value="5.68" calcext:value-type="float">
            <text:p>5.68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2" office:value-type="float" office:value="47" calcext:value-type="float">
            <text:p>47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number-columns-repeated="2" table:style-name="ce3" office:value-type="float" office:value="9.9" calcext:value-type="float">
            <text:p>9.9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 AVERAGE([.I49:.K49])" office:value-type="float" office:value="9.73333333333333" calcext:value-type="float">
            <text:p>9.73333333333333</text:p>
          </table:table-cell>
          <table:table-cell table:style-name="ce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47" calcext:value-type="float">
            <text:p>47</text:p>
          </table:table-cell>
          <table:table-cell table:style-name="ce2" table:formula="of:= AVERAGE([.O49:.Q49])" office:value-type="float" office:value="8.13333333333333" calcext:value-type="float">
            <text:p>8.13333333333333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6.3" calcext:value-type="float">
            <text:p>6.3</text:p>
          </table:table-cell>
          <table:table-cell table:style-name="ce2"/>
          <table:table-cell table:style-name="ce2" table:formula="of:= AVERAGE([.V49:.Z49])" office:value-type="float" office:value="6.44" calcext:value-type="float">
            <text:p>6.44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 AVERAGE([.AD49:.AH49])" office:value-type="float" office:value="5.58" calcext:value-type="float">
            <text:p>5.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48" calcext:value-type="float">
            <text:p>48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 AVERAGE([.I50:.K50])" office:value-type="float" office:value="11.3333333333333" calcext:value-type="float">
            <text:p>11.3333333333333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48" calcext:value-type="float">
            <text:p>48</text:p>
          </table:table-cell>
          <table:table-cell table:style-name="ce2" table:formula="of:= AVERAGE([.O50:.Q50])" office:value-type="float" office:value="9.03333333333333" calcext:value-type="float">
            <text:p>9.03333333333333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table:formula="of:= AVERAGE([.V50:.Z50])" office:value-type="float" office:value="6.38" calcext:value-type="float">
            <text:p>6.38</text:p>
          </table:table-cell>
          <table:table-cell table:style-name="ce2"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2.1" calcext:value-type="float">
            <text:p>2.1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 AVERAGE([.AD50:.AH50])" office:value-type="float" office:value="5.36" calcext:value-type="float">
            <text:p>5.36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 AVERAGE([.I51:.K51])" office:value-type="float" office:value="11.3333333333333" calcext:value-type="float">
            <text:p>11.3333333333333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49" calcext:value-type="float">
            <text:p>49</text:p>
          </table:table-cell>
          <table:table-cell table:style-name="ce2" table:formula="of:= AVERAGE([.O51:.Q51])" office:value-type="float" office:value="10.9" calcext:value-type="float">
            <text:p>10.9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8" calcext:value-type="float">
            <text:p>6.8</text:p>
          </table:table-cell>
          <table:table-cell table:style-name="ce2"/>
          <table:table-cell table:style-name="ce2" table:formula="of:= AVERAGE([.V51:.Z51])" office:value-type="float" office:value="5.96" calcext:value-type="float">
            <text:p>5.96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8.8" calcext:value-type="float">
            <text:p>8.8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 AVERAGE([.AD51:.AH51])" office:value-type="float" office:value="6.58" calcext:value-type="float">
            <text:p>6.58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float" office:value="29" calcext:value-type="float">
            <text:p>29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number-columns-repeated="2" table:style-name="ce3" office:value-type="float" office:value="9.9" calcext:value-type="float">
            <text:p>9.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 AVERAGE([.I52:.K52])" office:value-type="float" office:value="9.73333333333333" calcext:value-type="float">
            <text:p>9.73333333333333</text:p>
          </table:table-cell>
          <table:table-cell table:style-name="ce2"/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" calcext:value-type="float">
            <text:p>50</text:p>
          </table:table-cell>
          <table:table-cell table:style-name="ce2" table:formula="of:= AVERAGE([.O52:.Q52])" office:value-type="float" office:value="8.76666666666667" calcext:value-type="float">
            <text:p>8.76666666666667</text:p>
          </table:table-cell>
          <table:table-cell table:style-name="ce2" table:number-columns-repeated="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6" calcext:value-type="float">
            <text:p>6.6</text:p>
          </table:table-cell>
          <table:table-cell table:style-name="ce2"/>
          <table:table-cell table:style-name="ce2" table:formula="of:= AVERAGE([.V52:.Z52])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.5" calcext:value-type="float">
            <text:p>7.5</text:p>
          </table:table-cell>
          <table:table-cell table:number-columns-repeated="2" table:style-name="ce3" office:value-type="float" office:value="5.1" calcext:value-type="float">
            <text:p>5.1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 AVERAGE([.AD52:.AH52])" office:value-type="float" office:value="5.38" calcext:value-type="float">
            <text:p>5.38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float" office:value="51" calcext:value-type="float">
            <text:p>51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formula="of:= AVERAGE([.I53:.K53])" office:value-type="float" office:value="9.66666666666667" calcext:value-type="float">
            <text:p>9.66666666666667</text:p>
          </table:table-cell>
          <table:table-cell table:style-name="ce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" calcext:value-type="float">
            <text:p>51</text:p>
          </table:table-cell>
          <table:table-cell table:style-name="ce2" table:formula="of:= AVERAGE([.O53:.Q53])" office:value-type="float" office:value="8.06666666666667" calcext:value-type="float">
            <text:p>8.06666666666667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3" calcext:value-type="float">
            <text:p>5.3</text:p>
          </table:table-cell>
          <table:table-cell table:style-name="ce2"/>
          <table:table-cell table:style-name="ce2" table:formula="of:= AVERAGE([.V53:.Z53])" office:value-type="float" office:value="6.06" calcext:value-type="float">
            <text:p>6.06</text:p>
          </table:table-cell>
          <table:table-cell table:style-name="ce2"/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formula="of:= AVERAGE([.AD53:.AH53])" office:value-type="float" office:value="5.18" calcext:value-type="float">
            <text:p>5.18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52" calcext:value-type="float">
            <text:p>52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 AVERAGE([.I54:.K54])" office:value-type="float" office:value="10.6333333333333" calcext:value-type="float">
            <text:p>10.6333333333333</text:p>
          </table:table-cell>
          <table:table-cell table:style-name="ce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2" calcext:value-type="float">
            <text:p>52</text:p>
          </table:table-cell>
          <table:table-cell table:style-name="ce2" table:formula="of:= AVERAGE([.O54:.Q54])" office:value-type="float" office:value="9.83333333333333" calcext:value-type="float">
            <text:p>9.83333333333333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6.4" calcext:value-type="float">
            <text:p>6.4</text:p>
          </table:table-cell>
          <table:table-cell table:style-name="ce2"/>
          <table:table-cell table:style-name="ce2" table:formula="of:= AVERAGE([.V54:.Z54])" office:value-type="float" office:value="6.58" calcext:value-type="float">
            <text:p>6.58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5.2" calcext:value-type="float">
            <text:p>5.2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 AVERAGE([.AD54:.AH54])" office:value-type="float" office:value="5.58" calcext:value-type="float">
            <text:p>5.58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53" calcext:value-type="float">
            <text:p>53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 AVERAGE([.I55:.K55])" office:value-type="float" office:value="11.3333333333333" calcext:value-type="float">
            <text:p>11.3333333333333</text:p>
          </table:table-cell>
          <table:table-cell table:style-name="ce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" calcext:value-type="float">
            <text:p>53</text:p>
          </table:table-cell>
          <table:table-cell table:style-name="ce2" table:formula="of:= AVERAGE([.O55:.Q55])" office:value-type="float" office:value="7.5" calcext:value-type="float">
            <text:p>7.5</text:p>
          </table:table-cell>
          <table:table-cell table:style-name="ce2" table:number-columns-repeated="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55:.Z55])" office:value-type="float" office:value="6" calcext:value-type="float">
            <text:p>6</text:p>
          </table:table-cell>
          <table:table-cell table:style-name="ce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4" calcext:value-type="float">
            <text:p>6.4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 AVERAGE([.AD55:.AH55])" office:value-type="float" office:value="4.78" calcext:value-type="float">
            <text:p>4.78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54" calcext:value-type="float">
            <text:p>54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 AVERAGE([.I56:.K56])" office:value-type="float" office:value="10.2" calcext:value-type="float">
            <text:p>10.2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4" calcext:value-type="float">
            <text:p>54</text:p>
          </table:table-cell>
          <table:table-cell table:style-name="ce2" table:formula="of:= AVERAGE([.O56:.Q56])" office:value-type="float" office:value="9.56666666666667" calcext:value-type="float">
            <text:p>9.56666666666667</text:p>
          </table:table-cell>
          <table:table-cell table:style-name="ce2" table:number-columns-repeated="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table:formula="of:= AVERAGE([.V56:.Z56])" office:value-type="float" office:value="6.04" calcext:value-type="float">
            <text:p>6.04</text:p>
          </table:table-cell>
          <table:table-cell table:style-name="ce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 AVERAGE([.AD56:.AH56])" office:value-type="float" office:value="6.22" calcext:value-type="float">
            <text:p>6.22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float" office:value="22" calcext:value-type="float">
            <text:p>22</text:p>
          </table:table-cell>
          <table:table-cell table:style-name="ce2" table:number-columns-repeated="2"/>
          <table:table-cell table:style-name="ce2" office:value-type="float" office:value="55" calcext:value-type="float">
            <text:p>55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2"/>
          <table:table-cell table:number-columns-repeated="2" table:style-name="ce3" office:value-type="float" office:value="9.9" calcext:value-type="float">
            <text:p>9.9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 AVERAGE([.I57:.K57])" office:value-type="float" office:value="10.2666666666667" calcext:value-type="float">
            <text:p>10.2666666666667</text:p>
          </table:table-cell>
          <table:table-cell table:style-name="ce2"/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55" calcext:value-type="float">
            <text:p>55</text:p>
          </table:table-cell>
          <table:table-cell table:style-name="ce2" table:formula="of:= AVERAGE([.O57:.Q57])" office:value-type="float" office:value="8.46666666666667" calcext:value-type="float">
            <text:p>8.46666666666667</text:p>
          </table:table-cell>
          <table:table-cell table:style-name="ce2" table:number-columns-repeated="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2" calcext:value-type="float">
            <text:p>7.2</text:p>
          </table:table-cell>
          <table:table-cell table:style-name="ce2"/>
          <table:table-cell table:style-name="ce2" table:formula="of:= AVERAGE([.V57:.Z57])" office:value-type="float" office:value="6.52" calcext:value-type="float">
            <text:p>6.52</text:p>
          </table:table-cell>
          <table:table-cell table:style-name="ce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4.2" calcext:value-type="float">
            <text:p>4.2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 AVERAGE([.AD57:.AH57])" office:value-type="float" office:value="5.32" calcext:value-type="float">
            <text:p>5.32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56" calcext:value-type="float">
            <text:p>56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 AVERAGE([.I58:.K58])" office:value-type="float" office:value="10.4333333333333" calcext:value-type="float">
            <text:p>10.4333333333333</text:p>
          </table:table-cell>
          <table:table-cell table:style-name="ce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56" calcext:value-type="float">
            <text:p>56</text:p>
          </table:table-cell>
          <table:table-cell table:style-name="ce2" table:formula="of:= AVERAGE([.O58:.Q58])" office:value-type="float" office:value="9.26666666666667" calcext:value-type="float">
            <text:p>9.26666666666667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2"/>
          <table:table-cell table:style-name="ce2" table:formula="of:= AVERAGE([.V58:.Z58])" office:value-type="float" office:value="6.1" calcext:value-type="float">
            <text:p>6.1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5.9" calcext:value-type="float">
            <text:p>5.9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 AVERAGE([.AD58:.AH58])" office:value-type="float" office:value="5.56" calcext:value-type="float">
            <text:p>5.56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57" calcext:value-type="float">
            <text:p>57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formula="of:= AVERAGE([.I59:.K59])" office:value-type="float" office:value="10.9666666666667" calcext:value-type="float">
            <text:p>10.9666666666667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" calcext:value-type="float">
            <text:p>57</text:p>
          </table:table-cell>
          <table:table-cell table:style-name="ce2" table:formula="of:= AVERAGE([.O59:.Q59])" office:value-type="float" office:value="6.86666666666667" calcext:value-type="float">
            <text:p>6.86666666666667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4" calcext:value-type="float">
            <text:p>6.4</text:p>
          </table:table-cell>
          <table:table-cell table:style-name="ce2"/>
          <table:table-cell table:style-name="ce2" table:formula="of:= AVERAGE([.V59:.Z59])" office:value-type="float" office:value="6.16" calcext:value-type="float">
            <text:p>6.16</text:p>
          </table:table-cell>
          <table:table-cell table:style-name="ce2"/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956" calcext:value-type="float">
            <text:p>0.956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5.7" calcext:value-type="float">
            <text:p>5.7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formula="of:= AVERAGE([.AD59:.AH59])" office:value-type="float" office:value="4.0912" calcext:value-type="float">
            <text:p>4.0912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2"/>
          <table:table-cell table:style-name="ce2" office:value-type="float" office:value="58" calcext:value-type="float">
            <text:p>58</text:p>
          </table:table-cell>
          <table:table-cell table:style-name="ce3" office:value-type="float" office:value="24" calcext:value-type="float">
            <text:p>24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 AVERAGE([.I60:.K60])" office:value-type="float" office:value="10.6333333333333" calcext:value-type="float">
            <text:p>10.6333333333333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58" calcext:value-type="float">
            <text:p>58</text:p>
          </table:table-cell>
          <table:table-cell table:style-name="ce2" table:formula="of:= AVERAGE([.O60:.Q60])" office:value-type="float" office:value="10.8" calcext:value-type="float">
            <text:p>10.8</text:p>
          </table:table-cell>
          <table:table-cell table:style-name="ce2"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.2" calcext:value-type="float">
            <text:p>6.2</text:p>
          </table:table-cell>
          <table:table-cell table:style-name="ce2"/>
          <table:table-cell table:style-name="ce2" table:formula="of:= AVERAGE([.V60:.Z60])" office:value-type="float" office:value="6.44" calcext:value-type="float">
            <text:p>6.44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 AVERAGE([.AD60:.AH60])" office:value-type="float" office:value="6.46" calcext:value-type="float">
            <text:p>6.46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" office:value-type="float" office:value="3.8" calcext:value-type="float">
            <text:p>3.8</text:p>
          </table:table-cell>
          <table:table-cell table:style-name="ce2" table:number-columns-repeated="2"/>
          <table:table-cell table:style-name="ce2" office:value-type="float" office:value="59" calcext:value-type="float">
            <text:p>59</text:p>
          </table:table-cell>
          <table:table-cell table:style-name="ce3" office:value-type="float" office:value="23" calcext:value-type="float">
            <text:p>23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formula="of:= AVERAGE([.I61:.K61])" office:value-type="float" office:value="10.8" calcext:value-type="float">
            <text:p>10.8</text:p>
          </table:table-cell>
          <table:table-cell table:style-name="ce2"/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9" calcext:value-type="float">
            <text:p>59</text:p>
          </table:table-cell>
          <table:table-cell table:style-name="ce2" table:formula="of:= AVERAGE([.O61:.Q61])" office:value-type="float" office:value="7.4" calcext:value-type="float">
            <text:p>7.4</text:p>
          </table:table-cell>
          <table:table-cell table:style-name="ce2" table:number-columns-repeated="2"/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3" calcext:value-type="float">
            <text:p>5.3</text:p>
          </table:table-cell>
          <table:table-cell table:style-name="ce2"/>
          <table:table-cell table:style-name="ce2" table:formula="of:= AVERAGE([.V61:.Z61])" office:value-type="float" office:value="6.12" calcext:value-type="float">
            <text:p>6.12</text:p>
          </table:table-cell>
          <table:table-cell table:style-name="ce2"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7" calcext:value-type="float">
            <text:p>3.7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formula="of:= AVERAGE([.AD61:.AH61])" office:value-type="float" office:value="4.64" calcext:value-type="float">
            <text:p>4.64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float" office:value="23" calcext:value-type="float">
            <text:p>23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3" office:value-type="float" office:value="24" calcext:value-type="float">
            <text:p>24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1" calcext:value-type="float">
            <text:p>9.1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 AVERAGE([.I62:.K62])" office:value-type="float" office:value="10.1666666666667" calcext:value-type="float">
            <text:p>10.1666666666667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" calcext:value-type="float">
            <text:p>60</text:p>
          </table:table-cell>
          <table:table-cell table:style-name="ce2" table:formula="of:= AVERAGE([.O62:.Q62])" office:value-type="float" office:value="9.66666666666667" calcext:value-type="float">
            <text:p>9.66666666666667</text:p>
          </table:table-cell>
          <table:table-cell table:style-name="ce2" table:number-columns-repeated="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6.8" calcext:value-type="float">
            <text:p>6.8</text:p>
          </table:table-cell>
          <table:table-cell table:style-name="ce2"/>
          <table:table-cell table:style-name="ce2" table:formula="of:= AVERAGE([.V62:.Z62])" office:value-type="float" office:value="6.1" calcext:value-type="float">
            <text:p>6.1</text:p>
          </table:table-cell>
          <table:table-cell table:style-name="ce2"/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3" calcext:value-type="float">
            <text:p>5.3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 AVERAGE([.AD62:.AH62])" office:value-type="float" office:value="6.18" calcext:value-type="float">
            <text:p>6.18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float" office:value="61" calcext:value-type="float">
            <text:p>61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6" calcext:value-type="float">
            <text:p>9.6</text:p>
          </table:table-cell>
          <table:table-cell table:style-name="ce2" office:value-type="float" office:value="61" calcext:value-type="float">
            <text:p>61</text:p>
          </table:table-cell>
          <table:table-cell table:style-name="ce2" table:formula="of:= AVERAGE([.I63:.K63])" office:value-type="float" office:value="10.5333333333333" calcext:value-type="float">
            <text:p>10.5333333333333</text:p>
          </table:table-cell>
          <table:table-cell table:style-name="ce2"/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61" calcext:value-type="float">
            <text:p>61</text:p>
          </table:table-cell>
          <table:table-cell table:style-name="ce2" table:formula="of:= AVERAGE([.O63:.Q63])" office:value-type="float" office:value="7" calcext:value-type="float">
            <text:p>7</text:p>
          </table:table-cell>
          <table:table-cell table:style-name="ce2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6" calcext:value-type="float">
            <text:p>6.6</text:p>
          </table:table-cell>
          <table:table-cell table:style-name="ce2"/>
          <table:table-cell table:style-name="ce2" table:formula="of:= AVERAGE([.V63:.Z63])" office:value-type="float" office:value="6.54" calcext:value-type="float">
            <text:p>6.54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.9" calcext:value-type="float">
            <text:p>5.9</text:p>
          </table:table-cell>
          <table:table-cell table:number-columns-repeated="2" table:style-name="ce3" office:value-type="float" office:value="6.6" calcext:value-type="float">
            <text:p>6.6</text:p>
          </table:table-cell>
          <table:table-cell table:style-name="ce2" office:value-type="float" office:value="61" calcext:value-type="float">
            <text:p>61</text:p>
          </table:table-cell>
          <table:table-cell table:style-name="ce2" table:formula="of:= AVERAGE([.AD63:.AH63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float" office:value="62" calcext:value-type="float">
            <text:p>62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 AVERAGE([.I64:.K64])" office:value-type="float" office:value="10.6666666666667" calcext:value-type="float">
            <text:p>10.6666666666667</text:p>
          </table:table-cell>
          <table:table-cell table:style-name="ce2"/>
          <table:table-cell table:style-name="ce3" office:value-type="float" office:value="7.5" calcext:value-type="float">
            <text:p>7.5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62" calcext:value-type="float">
            <text:p>62</text:p>
          </table:table-cell>
          <table:table-cell table:style-name="ce2" table:formula="of:= AVERAGE([.O64:.Q64])" office:value-type="float" office:value="9.83333333333333" calcext:value-type="float">
            <text:p>9.83333333333333</text:p>
          </table:table-cell>
          <table:table-cell table:style-name="ce2"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64:.Z64])" office:value-type="float" office:value="6.32" calcext:value-type="float">
            <text:p>6.32</text:p>
          </table:table-cell>
          <table:table-cell table:style-name="ce2"/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6.2" calcext:value-type="float">
            <text:p>6.2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 AVERAGE([.AD64:.AH64])" office:value-type="float" office:value="5.48" calcext:value-type="float">
            <text:p>5.48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float" office:value="63" calcext:value-type="float">
            <text:p>63</text:p>
          </table:table-cell>
          <table:table-cell table:style-name="ce3" office:value-type="float" office:value="29" calcext:value-type="float">
            <text:p>29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63" calcext:value-type="float">
            <text:p>63</text:p>
          </table:table-cell>
          <table:table-cell table:style-name="ce2" table:formula="of:= AVERAGE([.I65:.K65])" office:value-type="float" office:value="10.4666666666667" calcext:value-type="float">
            <text:p>10.4666666666667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63" calcext:value-type="float">
            <text:p>63</text:p>
          </table:table-cell>
          <table:table-cell table:style-name="ce2" table:formula="of:= AVERAGE([.O65:.Q65])" office:value-type="float" office:value="9.9" calcext:value-type="float">
            <text:p>9.9</text:p>
          </table:table-cell>
          <table:table-cell table:style-name="ce2" table:number-columns-repeated="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65:.Z65])" office:value-type="float" office:value="5.92" calcext:value-type="float">
            <text:p>5.92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3.3" calcext:value-type="float">
            <text:p>3.3</text:p>
          </table:table-cell>
          <table:table-cell table:style-name="ce2" office:value-type="float" office:value="63" calcext:value-type="float">
            <text:p>63</text:p>
          </table:table-cell>
          <table:table-cell table:style-name="ce2" table:formula="of:= AVERAGE([.AD65:.AH65])" office:value-type="float" office:value="4.62" calcext:value-type="float">
            <text:p>4.62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64" calcext:value-type="float">
            <text:p>64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 AVERAGE([.I66:.K66])" office:value-type="float" office:value="10.3" calcext:value-type="float">
            <text:p>10.3</text:p>
          </table:table-cell>
          <table:table-cell table:style-name="ce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2" table:formula="of:= AVERAGE([.O66:.Q66])" office:value-type="float" office:value="8.93333333333333" calcext:value-type="float">
            <text:p>8.93333333333333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.8" calcext:value-type="float">
            <text:p>5.8</text:p>
          </table:table-cell>
          <table:table-cell table:style-name="ce2"/>
          <table:table-cell table:style-name="ce2" table:formula="of:= AVERAGE([.V66:.Z66])" office:value-type="float" office:value="6.2" calcext:value-type="float">
            <text:p>6.2</text:p>
          </table:table-cell>
          <table:table-cell table:style-name="ce2"/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.1" calcext:value-type="float">
            <text:p>6.1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 AVERAGE([.AD66:.AH66])" office:value-type="float" office:value="6.46" calcext:value-type="float">
            <text:p>6.46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65" calcext:value-type="float">
            <text:p>65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 AVERAGE([.I67:.K67])" office:value-type="float" office:value="10.6333333333333" calcext:value-type="float">
            <text:p>10.6333333333333</text:p>
          </table:table-cell>
          <table:table-cell table:style-name="ce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5" calcext:value-type="float">
            <text:p>65</text:p>
          </table:table-cell>
          <table:table-cell table:style-name="ce2" table:formula="of:= AVERAGE([.O67:.Q67])" office:value-type="float" office:value="8.16666666666667" calcext:value-type="float">
            <text:p>8.16666666666667</text:p>
          </table:table-cell>
          <table:table-cell table:style-name="ce2" table:number-columns-repeated="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7" calcext:value-type="float">
            <text:p>7</text:p>
          </table:table-cell>
          <table:table-cell table:style-name="ce2"/>
          <table:table-cell table:style-name="ce2" table:formula="of:= AVERAGE([.V67:.Z67])" office:value-type="float" office:value="6.26" calcext:value-type="float">
            <text:p>6.26</text:p>
          </table:table-cell>
          <table:table-cell table:style-name="ce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6.2" calcext:value-type="float">
            <text:p>6.2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 AVERAGE([.AD67:.AH67])" office:value-type="float" office:value="5.46" calcext:value-type="float">
            <text:p>5.46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66" calcext:value-type="float">
            <text:p>66</text:p>
          </table:table-cell>
          <table:table-cell table:style-name="ce3" office:value-type="float" office:value="15" calcext:value-type="float">
            <text:p>15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 AVERAGE([.I68:.K68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66" calcext:value-type="float">
            <text:p>66</text:p>
          </table:table-cell>
          <table:table-cell table:style-name="ce2" table:formula="of:= AVERAGE([.O68:.Q68])" office:value-type="float" office:value="8.43333333333333" calcext:value-type="float">
            <text:p>8.43333333333333</text:p>
          </table:table-cell>
          <table:table-cell table:style-name="ce2" table:number-columns-repeated="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3" calcext:value-type="float">
            <text:p>5.3</text:p>
          </table:table-cell>
          <table:table-cell table:style-name="ce2"/>
          <table:table-cell table:style-name="ce2" table:formula="of:= AVERAGE([.V68:.Z68])" office:value-type="float" office:value="6.1" calcext:value-type="float">
            <text:p>6.1</text:p>
          </table:table-cell>
          <table:table-cell table:style-name="ce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6.4" calcext:value-type="float">
            <text:p>6.4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 AVERAGE([.AD68:.AH68])" office:value-type="float" office:value="5.52" calcext:value-type="float">
            <text:p>5.52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67" calcext:value-type="float">
            <text:p>67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 AVERAGE([.I69:.K69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7" calcext:value-type="float">
            <text:p>67</text:p>
          </table:table-cell>
          <table:table-cell table:style-name="ce2" table:formula="of:= AVERAGE([.O69:.Q69])" office:value-type="float" office:value="8.4" calcext:value-type="float">
            <text:p>8.4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1" calcext:value-type="float">
            <text:p>7.1</text:p>
          </table:table-cell>
          <table:table-cell table:style-name="ce2"/>
          <table:table-cell table:style-name="ce2" table:formula="of:= AVERAGE([.V69:.Z69])" office:value-type="float" office:value="6.42" calcext:value-type="float">
            <text:p>6.42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6" calcext:value-type="float">
            <text:p>6.6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 AVERAGE([.AD69:.AH69])" office:value-type="float" office:value="6.04" calcext:value-type="float">
            <text:p>6.04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68" calcext:value-type="float">
            <text:p>68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number-columns-repeated="2"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68" calcext:value-type="float">
            <text:p>68</text:p>
          </table:table-cell>
          <table:table-cell table:style-name="ce2" table:formula="of:= AVERAGE([.I70:.K70])" office:value-type="float" office:value="9.93333333333333" calcext:value-type="float">
            <text:p>9.93333333333333</text:p>
          </table:table-cell>
          <table:table-cell table:style-name="ce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68" calcext:value-type="float">
            <text:p>68</text:p>
          </table:table-cell>
          <table:table-cell table:style-name="ce2" table:formula="of:= AVERAGE([.O70:.Q70])" office:value-type="float" office:value="7.8" calcext:value-type="float">
            <text:p>7.8</text:p>
          </table:table-cell>
          <table:table-cell table:style-name="ce2" table:number-columns-repeated="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2" table:style-name="ce3" office:value-type="float" office:value="6.1" calcext:value-type="float">
            <text:p>6.1</text:p>
          </table:table-cell>
          <table:table-cell table:style-name="ce2"/>
          <table:table-cell table:style-name="ce2" table:formula="of:= AVERAGE([.V70:.Z70])" office:value-type="float" office:value="6.32" calcext:value-type="float">
            <text:p>6.32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2" table:style-name="ce3" office:value-type="float" office:value="5.6" calcext:value-type="float">
            <text:p>5.6</text:p>
          </table:table-cell>
          <table:table-cell table:style-name="ce2" office:value-type="float" office:value="68" calcext:value-type="float">
            <text:p>68</text:p>
          </table:table-cell>
          <table:table-cell table:style-name="ce2" table:formula="of:= AVERAGE([.AD70:.AH70])" office:value-type="float" office:value="4.96" calcext:value-type="float">
            <text:p>4.96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"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float" office:value="69" calcext:value-type="float">
            <text:p>69</text:p>
          </table:table-cell>
          <table:table-cell table:style-name="ce3" office:value-type="float" office:value="23" calcext:value-type="float">
            <text:p>23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9.7" calcext:value-type="float">
            <text:p>9.7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formula="of:= AVERAGE([.I71:.K71])" office:value-type="float" office:value="10.5666666666667" calcext:value-type="float">
            <text:p>10.5666666666667</text:p>
          </table:table-cell>
          <table:table-cell table:style-name="ce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9" calcext:value-type="float">
            <text:p>69</text:p>
          </table:table-cell>
          <table:table-cell table:style-name="ce2" table:formula="of:= AVERAGE([.O71:.Q71])" office:value-type="float" office:value="9.2" calcext:value-type="float">
            <text:p>9.2</text:p>
          </table:table-cell>
          <table:table-cell table:style-name="ce2" table:number-columns-repeated="2"/>
          <table:table-cell table:number-columns-repeated="2" table:style-name="ce3" office:value-type="float" office:value="5.9" calcext:value-type="float">
            <text:p>5.9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5.8" calcext:value-type="float">
            <text:p>5.8</text:p>
          </table:table-cell>
          <table:table-cell table:style-name="ce2"/>
          <table:table-cell table:style-name="ce2" table:formula="of:= AVERAGE([.V71:.Z71])" office:value-type="float" office:value="5.7" calcext:value-type="float">
            <text:p>5.7</text:p>
          </table:table-cell>
          <table:table-cell table:style-name="ce2"/>
          <table:table-cell table:number-columns-repeated="2" table:style-name="ce3" office:value-type="float" office:value="7.5" calcext:value-type="float">
            <text:p>7.5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.6" calcext:value-type="float">
            <text:p>4.6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formula="of:= AVERAGE([.AD71:.AH71])" office:value-type="float" office:value="6.54" calcext:value-type="float">
            <text:p>6.5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70" calcext:value-type="float">
            <text:p>70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 AVERAGE([.I72:.K72])" office:value-type="float" office:value="10.6666666666667" calcext:value-type="float">
            <text:p>10.6666666666667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70" calcext:value-type="float">
            <text:p>70</text:p>
          </table:table-cell>
          <table:table-cell table:style-name="ce2" table:formula="of:= AVERAGE([.O72:.Q72])" office:value-type="float" office:value="6.83333333333333" calcext:value-type="float">
            <text:p>6.83333333333333</text:p>
          </table:table-cell>
          <table:table-cell table:style-name="ce2" table:number-columns-repeated="2"/>
          <table:table-cell table:number-columns-repeated="2" table:style-name="ce3" office:value-type="float" office:value="5.9" calcext:value-type="float">
            <text:p>5.9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6.4" calcext:value-type="float">
            <text:p>6.4</text:p>
          </table:table-cell>
          <table:table-cell table:style-name="ce2"/>
          <table:table-cell table:style-name="ce2" table:formula="of:= AVERAGE([.V72:.Z72])" office:value-type="float" office:value="6.58" calcext:value-type="float">
            <text:p>6.58</text:p>
          </table:table-cell>
          <table:table-cell table:style-name="ce2"/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 AVERAGE([.AD72:.AH72])" office:value-type="float" office:value="5.68" calcext:value-type="float">
            <text:p>5.68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"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float" office:value="71" calcext:value-type="float">
            <text:p>71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 AVERAGE([.I73:.K73])" office:value-type="float" office:value="10.6333333333333" calcext:value-type="float">
            <text:p>10.6333333333333</text:p>
          </table:table-cell>
          <table:table-cell table:style-name="ce2"/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1" calcext:value-type="float">
            <text:p>71</text:p>
          </table:table-cell>
          <table:table-cell table:style-name="ce2" table:formula="of:= AVERAGE([.O73:.Q73])" office:value-type="float" office:value="6.63333333333333" calcext:value-type="float">
            <text:p>6.63333333333333</text:p>
          </table:table-cell>
          <table:table-cell table:style-name="ce2" table:number-columns-repeated="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4" calcext:value-type="float">
            <text:p>6.4</text:p>
          </table:table-cell>
          <table:table-cell table:number-columns-repeated="2" table:style-name="ce3" office:value-type="float" office:value="5.3" calcext:value-type="float">
            <text:p>5.3</text:p>
          </table:table-cell>
          <table:table-cell table:style-name="ce3" office:value-type="float" office:value="6.3" calcext:value-type="float">
            <text:p>6.3</text:p>
          </table:table-cell>
          <table:table-cell table:style-name="ce2"/>
          <table:table-cell table:style-name="ce2" table:formula="of:= AVERAGE([.V73:.Z73])" office:value-type="float" office:value="5.84" calcext:value-type="float">
            <text:p>5.84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6" calcext:value-type="float">
            <text:p>5.6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 AVERAGE([.AD73:.AH73])" office:value-type="float" office:value="5.78" calcext:value-type="float">
            <text:p>5.78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3" office:value-type="float" office:value="29" calcext:value-type="float">
            <text:p>29</text:p>
          </table:table-cell>
          <table:table-cell table:style-name="ce2" table:number-columns-repeated="2"/>
          <table:table-cell table:style-name="ce2" office:value-type="float" office:value="72" calcext:value-type="float">
            <text:p>72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 AVERAGE([.I74:.K74])" office:value-type="float" office:value="10.4666666666667" calcext:value-type="float">
            <text:p>10.4666666666667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72" calcext:value-type="float">
            <text:p>72</text:p>
          </table:table-cell>
          <table:table-cell table:style-name="ce2" table:formula="of:= AVERAGE([.O74:.Q74])" office:value-type="float" office:value="8.2" calcext:value-type="float">
            <text:p>8.2</text:p>
          </table:table-cell>
          <table:table-cell table:style-name="ce2" table:number-columns-repeated="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4" calcext:value-type="float">
            <text:p>5.4</text:p>
          </table:table-cell>
          <table:table-cell table:style-name="ce2"/>
          <table:table-cell table:style-name="ce2" table:formula="of:= AVERAGE([.V74:.Z74])" office:value-type="float" office:value="6.22" calcext:value-type="float">
            <text:p>6.22</text:p>
          </table:table-cell>
          <table:table-cell table:style-name="ce2"/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2.7" calcext:value-type="float">
            <text:p>2.7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 AVERAGE([.AD74:.AH74])" office:value-type="float" office:value="6.14" calcext:value-type="float">
            <text:p>6.14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73" calcext:value-type="float">
            <text:p>73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formula="of:= AVERAGE([.I75:.K75])" office:value-type="float" office:value="10.4666666666667" calcext:value-type="float">
            <text:p>10.4666666666667</text:p>
          </table:table-cell>
          <table:table-cell table:style-name="ce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73" calcext:value-type="float">
            <text:p>73</text:p>
          </table:table-cell>
          <table:table-cell table:style-name="ce2" table:formula="of:= AVERAGE([.O75:.Q75])" office:value-type="float" office:value="7.46666666666667" calcext:value-type="float">
            <text:p>7.46666666666667</text:p>
          </table:table-cell>
          <table:table-cell table:style-name="ce2" table:number-columns-repeated="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75:.Z75])" office:value-type="float" office:value="6.12" calcext:value-type="float">
            <text:p>6.12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.1" calcext:value-type="float">
            <text:p>5.1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formula="of:= AVERAGE([.AD75:.AH75])" office:value-type="float" office:value="5.28" calcext:value-type="float">
            <text:p>5.28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2" office:value-type="float" office:value="74" calcext:value-type="float">
            <text:p>74</text:p>
          </table:table-cell>
          <table:table-cell table:style-name="ce3" office:value-type="float" office:value="11" calcext:value-type="float">
            <text:p>11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 AVERAGE([.I76:.K76])" office:value-type="float" office:value="11.6666666666667" calcext:value-type="float">
            <text:p>11.6666666666667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9.4" calcext:value-type="float">
            <text:p>9.4</text:p>
          </table:table-cell>
          <table:table-cell table:style-name="ce3" office:value-type="float" office:value="74" calcext:value-type="float">
            <text:p>74</text:p>
          </table:table-cell>
          <table:table-cell table:style-name="ce2" table:formula="of:= AVERAGE([.O76:.Q76])" office:value-type="float" office:value="9.93333333333333" calcext:value-type="float">
            <text:p>9.93333333333333</text:p>
          </table:table-cell>
          <table:table-cell table:style-name="ce2" table:number-columns-repeated="2"/>
          <table:table-cell table:number-columns-repeated="2" table:style-name="ce3" office:value-type="float" office:value="6.3" calcext:value-type="float">
            <text:p>6.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8" calcext:value-type="float">
            <text:p>6.8</text:p>
          </table:table-cell>
          <table:table-cell table:style-name="ce2"/>
          <table:table-cell table:style-name="ce2" table:formula="of:= AVERAGE([.V76:.Z76])" office:value-type="float" office:value="6.2" calcext:value-type="float">
            <text:p>6.2</text:p>
          </table:table-cell>
          <table:table-cell table:style-name="ce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.9" calcext:value-type="float">
            <text:p>3.9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 AVERAGE([.AD76:.AH76])" office:value-type="float" office:value="4.96" calcext:value-type="float">
            <text:p>4.96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2"/>
          <table:table-cell table:style-name="ce2" office:value-type="float" office:value="75" calcext:value-type="float">
            <text:p>75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formula="of:= AVERAGE([.I77:.K77])" office:value-type="float" office:value="10.1333333333333" calcext:value-type="float">
            <text:p>10.1333333333333</text:p>
          </table:table-cell>
          <table:table-cell table:style-name="ce2"/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5" calcext:value-type="float">
            <text:p>75</text:p>
          </table:table-cell>
          <table:table-cell table:style-name="ce2" table:formula="of:= AVERAGE([.O77:.Q77])" office:value-type="float" office:value="9.43333333333333" calcext:value-type="float">
            <text:p>9.43333333333333</text:p>
          </table:table-cell>
          <table:table-cell table:style-name="ce2" table:number-columns-repeated="2"/>
          <table:table-cell table:style-name="ce3" office:value-type="float" office:value="6.1" calcext:value-type="float">
            <text:p>6.1</text:p>
          </table:table-cell>
          <table:table-cell table:number-columns-repeated="2" table:style-name="ce3" office:value-type="float" office:value="6.4" calcext:value-type="float">
            <text:p>6.4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6" calcext:value-type="float">
            <text:p>6.6</text:p>
          </table:table-cell>
          <table:table-cell table:style-name="ce2"/>
          <table:table-cell table:style-name="ce2" table:formula="of:= AVERAGE([.V77:.Z77])" office:value-type="float" office:value="6.36" calcext:value-type="float">
            <text:p>6.36</text:p>
          </table:table-cell>
          <table:table-cell table:style-name="ce2"/>
          <table:table-cell table:number-columns-repeated="2" table:style-name="ce3" office:value-type="float" office:value="7.5" calcext:value-type="float">
            <text:p>7.5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6.3" calcext:value-type="float">
            <text:p>6.3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formula="of:= AVERAGE([.AD77:.AH77])" office:value-type="float" office:value="6.3" calcext:value-type="float">
            <text:p>6.3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float" office:value="76" calcext:value-type="float">
            <text:p>76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76" calcext:value-type="float">
            <text:p>76</text:p>
          </table:table-cell>
          <table:table-cell table:style-name="ce2" table:formula="of:= AVERAGE([.I78:.K78])" office:value-type="float" office:value="10.8" calcext:value-type="float">
            <text:p>10.8</text:p>
          </table:table-cell>
          <table:table-cell table:style-name="ce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76" calcext:value-type="float">
            <text:p>76</text:p>
          </table:table-cell>
          <table:table-cell table:style-name="ce2" table:formula="of:= AVERAGE([.O78:.Q78])" office:value-type="float" office:value="7.63333333333333" calcext:value-type="float">
            <text:p>7.63333333333333</text:p>
          </table:table-cell>
          <table:table-cell table:style-name="ce2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table:formula="of:= AVERAGE([.V78:.Z78])" office:value-type="float" office:value="6.38" calcext:value-type="float">
            <text:p>6.38</text:p>
          </table:table-cell>
          <table:table-cell table:style-name="ce2"/>
          <table:table-cell table:number-columns-repeated="2" table:style-name="ce3" office:value-type="float" office:value="5.3" calcext:value-type="float">
            <text:p>5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3.7" calcext:value-type="float">
            <text:p>3.7</text:p>
          </table:table-cell>
          <table:table-cell table:style-name="ce2" office:value-type="float" office:value="76" calcext:value-type="float">
            <text:p>76</text:p>
          </table:table-cell>
          <table:table-cell table:style-name="ce2" table:formula="of:= AVERAGE([.AD78:.AH78])" office:value-type="float" office:value="5.3" calcext:value-type="float">
            <text:p>5.3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77" calcext:value-type="float">
            <text:p>77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 AVERAGE([.I79:.K79])" office:value-type="float" office:value="10.8" calcext:value-type="float">
            <text:p>10.8</text:p>
          </table:table-cell>
          <table:table-cell table:style-name="ce2"/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77" calcext:value-type="float">
            <text:p>77</text:p>
          </table:table-cell>
          <table:table-cell table:style-name="ce2" table:formula="of:= AVERAGE([.O79:.Q79])" office:value-type="float" office:value="7.53333333333333" calcext:value-type="float">
            <text:p>7.53333333333333</text:p>
          </table:table-cell>
          <table:table-cell table:style-name="ce2"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5" calcext:value-type="float">
            <text:p>7.5</text:p>
          </table:table-cell>
          <table:table-cell table:number-columns-repeated="2" table:style-name="ce3" office:value-type="float" office:value="6.3" calcext:value-type="float">
            <text:p>6.3</text:p>
          </table:table-cell>
          <table:table-cell table:style-name="ce3" office:value-type="float" office:value="6.4" calcext:value-type="float">
            <text:p>6.4</text:p>
          </table:table-cell>
          <table:table-cell table:style-name="ce2"/>
          <table:table-cell table:style-name="ce2" table:formula="of:= AVERAGE([.V79:.Z79])" office:value-type="float" office:value="6.42" calcext:value-type="float">
            <text:p>6.42</text:p>
          </table:table-cell>
          <table:table-cell table:style-name="ce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4.3" calcext:value-type="float">
            <text:p>4.3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 AVERAGE([.AD79:.AH79])" office:value-type="float" office:value="5.18" calcext:value-type="float">
            <text:p>5.1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78" calcext:value-type="float">
            <text:p>78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formula="of:= AVERAGE([.I80:.K80])" office:value-type="float" office:value="10.1" calcext:value-type="float">
            <text:p>10.1</text:p>
          </table:table-cell>
          <table:table-cell table:style-name="ce2"/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formula="of:= AVERAGE([.O80:.Q80])" office:value-type="float" office:value="8.63333333333333" calcext:value-type="float">
            <text:p>8.63333333333333</text:p>
          </table:table-cell>
          <table:table-cell table:style-name="ce2" table:number-columns-repeated="2"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2"/>
          <table:table-cell table:style-name="ce2" table:formula="of:= AVERAGE([.V80:.Z80])" office:value-type="float" office:value="6.36" calcext:value-type="float">
            <text:p>6.36</text:p>
          </table:table-cell>
          <table:table-cell table:style-name="ce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0.956" calcext:value-type="float">
            <text:p>0.956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6.3" calcext:value-type="float">
            <text:p>6.3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formula="of:= AVERAGE([.AD80:.AH80])" office:value-type="float" office:value="5.0112" calcext:value-type="float">
            <text:p>5.0112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79" calcext:value-type="float">
            <text:p>79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 AVERAGE([.I81:.K81])" office:value-type="float" office:value="11.3333333333333" calcext:value-type="float">
            <text:p>11.3333333333333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79" calcext:value-type="float">
            <text:p>79</text:p>
          </table:table-cell>
          <table:table-cell table:style-name="ce2" table:formula="of:= AVERAGE([.O81:.Q81])" office:value-type="float" office:value="6.43333333333333" calcext:value-type="float">
            <text:p>6.43333333333333</text:p>
          </table:table-cell>
          <table:table-cell table:style-name="ce2"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4.8" calcext:value-type="float">
            <text:p>4.8</text:p>
          </table:table-cell>
          <table:table-cell table:style-name="ce2"/>
          <table:table-cell table:style-name="ce2" table:formula="of:= AVERAGE([.V81:.Z81])" office:value-type="float" office:value="5.54" calcext:value-type="float">
            <text:p>5.54</text:p>
          </table:table-cell>
          <table:table-cell table:style-name="ce2"/>
          <table:table-cell table:number-columns-repeated="2" table:style-name="ce3" office:value-type="float" office:value="5.6" calcext:value-type="float">
            <text:p>5.6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5" calcext:value-type="float">
            <text:p>3.5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 AVERAGE([.AD81:.AH81])" office:value-type="float" office:value="5.44" calcext:value-type="float">
            <text:p>5.44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 AVERAGE([.I82:.K82])" office:value-type="float" office:value="9.93333333333333" calcext:value-type="float">
            <text:p>9.93333333333333</text:p>
          </table:table-cell>
          <table:table-cell table:style-name="ce2"/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80" calcext:value-type="float">
            <text:p>80</text:p>
          </table:table-cell>
          <table:table-cell table:style-name="ce2" table:formula="of:= AVERAGE([.O82:.Q82])" office:value-type="float" office:value="7.26666666666667" calcext:value-type="float">
            <text:p>7.26666666666667</text:p>
          </table:table-cell>
          <table:table-cell table:style-name="ce2" table:number-columns-repeated="2"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table:formula="of:= AVERAGE([.V82:.Z82])" office:value-type="float" office:value="5.96" calcext:value-type="float">
            <text:p>5.96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5.9" calcext:value-type="float">
            <text:p>5.9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 AVERAGE([.AD82:.AH82])" office:value-type="float" office:value="4.54" calcext:value-type="float">
            <text:p>4.54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float" office:value="81" calcext:value-type="float">
            <text:p>81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number-columns-repeated="2"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formula="of:= AVERAGE([.I83:.K83])" office:value-type="float" office:value="9.93333333333333" calcext:value-type="float">
            <text:p>9.93333333333333</text:p>
          </table:table-cell>
          <table:table-cell table:style-name="ce2"/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81" calcext:value-type="float">
            <text:p>81</text:p>
          </table:table-cell>
          <table:table-cell table:style-name="ce2" table:formula="of:= AVERAGE([.O83:.Q83])" office:value-type="float" office:value="8.8" calcext:value-type="float">
            <text:p>8.8</text:p>
          </table:table-cell>
          <table:table-cell table:style-name="ce2" table:number-columns-repeated="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.9" calcext:value-type="float">
            <text:p>7.9</text:p>
          </table:table-cell>
          <table:table-cell table:style-name="ce2"/>
          <table:table-cell table:style-name="ce2" table:formula="of:= AVERAGE([.V83:.Z83])" office:value-type="float" office:value="6.94" calcext:value-type="float">
            <text:p>6.94</text:p>
          </table:table-cell>
          <table:table-cell table:style-name="ce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5.9" calcext:value-type="float">
            <text:p>5.9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formula="of:= AVERAGE([.AD83:.AH83])" office:value-type="float" office:value="5.32" calcext:value-type="float">
            <text:p>5.32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number-columns-repeated="2"/>
          <table:table-cell table:style-name="ce2" office:value-type="float" office:value="82" calcext:value-type="float">
            <text:p>82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 AVERAGE([.I84:.K84])" office:value-type="float" office:value="11.6333333333333" calcext:value-type="float">
            <text:p>11.6333333333333</text:p>
          </table:table-cell>
          <table:table-cell table:style-name="ce2"/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" calcext:value-type="float">
            <text:p>82</text:p>
          </table:table-cell>
          <table:table-cell table:style-name="ce2" table:formula="of:= AVERAGE([.O84:.Q84])" office:value-type="float" office:value="9.16666666666667" calcext:value-type="float">
            <text:p>9.16666666666667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number-columns-repeated="2" table:style-name="ce3" office:value-type="float" office:value="5.9" calcext:value-type="float">
            <text:p>5.9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5.3" calcext:value-type="float">
            <text:p>5.3</text:p>
          </table:table-cell>
          <table:table-cell table:style-name="ce2"/>
          <table:table-cell table:style-name="ce2" table:formula="of:= AVERAGE([.V84:.Z84])" office:value-type="float" office:value="5.84" calcext:value-type="float">
            <text:p>5.84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8" calcext:value-type="float">
            <text:p>5.8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 AVERAGE([.AD84:.AH84])" office:value-type="float" office:value="4.94" calcext:value-type="float">
            <text:p>4.94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float" office:value="83" calcext:value-type="float">
            <text:p>83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formula="of:= AVERAGE([.I85:.K85])" office:value-type="float" office:value="9.76666666666667" calcext:value-type="float">
            <text:p>9.76666666666667</text:p>
          </table:table-cell>
          <table:table-cell table:style-name="ce2"/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" calcext:value-type="float">
            <text:p>83</text:p>
          </table:table-cell>
          <table:table-cell table:style-name="ce2" table:formula="of:= AVERAGE([.O85:.Q85])" office:value-type="float" office:value="10.5" calcext:value-type="float">
            <text:p>10.5</text:p>
          </table:table-cell>
          <table:table-cell table:style-name="ce2" table:number-columns-repeated="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6.1" calcext:value-type="float">
            <text:p>6.1</text:p>
          </table:table-cell>
          <table:table-cell table:style-name="ce2"/>
          <table:table-cell table:style-name="ce2" table:formula="of:= AVERAGE([.V85:.Z85])" office:value-type="float" office:value="6.06" calcext:value-type="float">
            <text:p>6.06</text:p>
          </table:table-cell>
          <table:table-cell table:style-name="ce2"/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5" calcext:value-type="float">
            <text:p>2.5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formula="of:= AVERAGE([.AD85:.AH85])" office:value-type="float" office:value="4.16" calcext:value-type="float">
            <text:p>4.16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3"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float" office:value="84" calcext:value-type="float">
            <text:p>84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number-columns-repeated="2"/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 AVERAGE([.I86:.K86])" office:value-type="float" office:value="10.2" calcext:value-type="float">
            <text:p>10.2</text:p>
          </table:table-cell>
          <table:table-cell table:style-name="ce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" calcext:value-type="float">
            <text:p>84</text:p>
          </table:table-cell>
          <table:table-cell table:style-name="ce2" table:formula="of:= AVERAGE([.O86:.Q86])" office:value-type="float" office:value="8.56666666666667" calcext:value-type="float">
            <text:p>8.56666666666667</text:p>
          </table:table-cell>
          <table:table-cell table:style-name="ce2" table:number-columns-repeated="2"/>
          <table:table-cell table:number-columns-repeated="2" table:style-name="ce3" office:value-type="float" office:value="5.9" calcext:value-type="float">
            <text:p>5.9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table:formula="of:= AVERAGE([.V86:.Z86])" office:value-type="float" office:value="5.8" calcext:value-type="float">
            <text:p>5.8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.9" calcext:value-type="float">
            <text:p>7.9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 AVERAGE([.AD86:.AH86])" office:value-type="float" office:value="5.94" calcext:value-type="float">
            <text:p>5.94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float" office:value="85" calcext:value-type="float">
            <text:p>85</text:p>
          </table:table-cell>
          <table:table-cell table:style-name="ce3" office:value-type="float" office:value="21" calcext:value-type="float">
            <text:p>21</text:p>
          </table:table-cell>
          <table:table-cell table:style-name="ce2" table:number-columns-repeated="2"/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formula="of:= AVERAGE([.I87:.K87])" office:value-type="float" office:value="11.1333333333333" calcext:value-type="float">
            <text:p>11.1333333333333</text:p>
          </table:table-cell>
          <table:table-cell table:style-name="ce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85" calcext:value-type="float">
            <text:p>85</text:p>
          </table:table-cell>
          <table:table-cell table:style-name="ce2" table:formula="of:= AVERAGE([.O87:.Q87])" office:value-type="float" office:value="7.73333333333333" calcext:value-type="float">
            <text:p>7.73333333333333</text:p>
          </table:table-cell>
          <table:table-cell table:style-name="ce2" table:number-columns-repeated="2"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8" calcext:value-type="float">
            <text:p>6.8</text:p>
          </table:table-cell>
          <table:table-cell table:style-name="ce2"/>
          <table:table-cell table:style-name="ce2" table:formula="of:= AVERAGE([.V87:.Z87])" office:value-type="float" office:value="6.48" calcext:value-type="float">
            <text:p>6.48</text:p>
          </table:table-cell>
          <table:table-cell table:style-name="ce2"/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5.3" calcext:value-type="float">
            <text:p>5.3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formula="of:= AVERAGE([.AD87:.AH87])" office:value-type="float" office:value="4.3" calcext:value-type="float">
            <text:p>4.3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3"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float" office:value="86" calcext:value-type="float">
            <text:p>86</text:p>
          </table:table-cell>
          <table:table-cell table:style-name="ce3" office:value-type="float" office:value="16" calcext:value-type="float">
            <text:p>16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 AVERAGE([.I88:.K88])" office:value-type="float" office:value="10.4333333333333" calcext:value-type="float">
            <text:p>10.4333333333333</text:p>
          </table:table-cell>
          <table:table-cell table:style-name="ce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86" calcext:value-type="float">
            <text:p>86</text:p>
          </table:table-cell>
          <table:table-cell table:style-name="ce2" table:formula="of:= AVERAGE([.O88:.Q88])" office:value-type="float" office:value="8.8" calcext:value-type="float">
            <text:p>8.8</text:p>
          </table:table-cell>
          <table:table-cell table:style-name="ce2" table:number-columns-repeated="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6.6" calcext:value-type="float">
            <text:p>6.6</text:p>
          </table:table-cell>
          <table:table-cell table:style-name="ce2"/>
          <table:table-cell table:style-name="ce2" table:formula="of:= AVERAGE([.V88:.Z88])" office:value-type="float" office:value="5.96" calcext:value-type="float">
            <text:p>5.96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.4" calcext:value-type="float">
            <text:p>3.4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 AVERAGE([.AD88:.AH88])" office:value-type="float" office:value="4.26" calcext:value-type="float">
            <text:p>4.26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87" calcext:value-type="float">
            <text:p>87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87" calcext:value-type="float">
            <text:p>87</text:p>
          </table:table-cell>
          <table:table-cell table:style-name="ce2" table:formula="of:= AVERAGE([.I89:.K89])" office:value-type="float" office:value="11.3333333333333" calcext:value-type="float">
            <text:p>11.3333333333333</text:p>
          </table:table-cell>
          <table:table-cell table:style-name="ce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7" calcext:value-type="float">
            <text:p>87</text:p>
          </table:table-cell>
          <table:table-cell table:style-name="ce2" table:formula="of:= AVERAGE([.O89:.Q89])" office:value-type="float" office:value="8.23333333333333" calcext:value-type="float">
            <text:p>8.23333333333333</text:p>
          </table:table-cell>
          <table:table-cell table:style-name="ce2" table:number-columns-repeated="2"/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3" calcext:value-type="float">
            <text:p>5.3</text:p>
          </table:table-cell>
          <table:table-cell table:style-name="ce2"/>
          <table:table-cell table:style-name="ce2" table:formula="of:= AVERAGE([.V89:.Z89])" office:value-type="float" office:value="6" calcext:value-type="float">
            <text:p>6</text:p>
          </table:table-cell>
          <table:table-cell table:style-name="ce2"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2" table:style-name="ce3" office:value-type="float" office:value="4.8" calcext:value-type="float">
            <text:p>4.8</text:p>
          </table:table-cell>
          <table:table-cell table:style-name="ce3" office:value-type="float" office:value="6.1" calcext:value-type="float">
            <text:p>6.1</text:p>
          </table:table-cell>
          <table:table-cell table:style-name="ce2" office:value-type="float" office:value="87" calcext:value-type="float">
            <text:p>87</text:p>
          </table:table-cell>
          <table:table-cell table:style-name="ce2" table:formula="of:= AVERAGE([.AD89:.AH89])" office:value-type="float" office:value="4.8" calcext:value-type="float">
            <text:p>4.8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88" calcext:value-type="float">
            <text:p>88</text:p>
          </table:table-cell>
          <table:table-cell table:style-name="ce3" office:value-type="float" office:value="12" calcext:value-type="float">
            <text:p>12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formula="of:= AVERAGE([.I90:.K90])" office:value-type="float" office:value="9.76666666666667" calcext:value-type="float">
            <text:p>9.76666666666667</text:p>
          </table:table-cell>
          <table:table-cell table:style-name="ce2"/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88" calcext:value-type="float">
            <text:p>88</text:p>
          </table:table-cell>
          <table:table-cell table:style-name="ce2" table:formula="of:= AVERAGE([.O90:.Q90])" office:value-type="float" office:value="7.16666666666667" calcext:value-type="float">
            <text:p>7.16666666666667</text:p>
          </table:table-cell>
          <table:table-cell table:style-name="ce2" table:number-columns-repeated="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90:.Z90])" office:value-type="float" office:value="6.56" calcext:value-type="float">
            <text:p>6.56</text:p>
          </table:table-cell>
          <table:table-cell table:style-name="ce2"/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6.6" calcext:value-type="float">
            <text:p>6.6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formula="of:= AVERAGE([.AD90:.AH90])" office:value-type="float" office:value="4.46" calcext:value-type="float">
            <text:p>4.46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3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89" calcext:value-type="float">
            <text:p>89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89" calcext:value-type="float">
            <text:p>89</text:p>
          </table:table-cell>
          <table:table-cell table:style-name="ce2" table:formula="of:= AVERAGE([.I91:.K91])" office:value-type="float" office:value="10.1" calcext:value-type="float">
            <text:p>10.1</text:p>
          </table:table-cell>
          <table:table-cell table:style-name="ce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89" calcext:value-type="float">
            <text:p>89</text:p>
          </table:table-cell>
          <table:table-cell table:style-name="ce2" table:formula="of:= AVERAGE([.O91:.Q91])" office:value-type="float" office:value="7.96666666666667" calcext:value-type="float">
            <text:p>7.96666666666667</text:p>
          </table:table-cell>
          <table:table-cell table:style-name="ce2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7.1" calcext:value-type="float">
            <text:p>7.1</text:p>
          </table:table-cell>
          <table:table-cell table:style-name="ce2"/>
          <table:table-cell table:style-name="ce2" table:formula="of:= AVERAGE([.V91:.Z91])" office:value-type="float" office:value="5.66" calcext:value-type="float">
            <text:p>5.66</text:p>
          </table:table-cell>
          <table:table-cell table:style-name="ce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2.7" calcext:value-type="float">
            <text:p>2.7</text:p>
          </table:table-cell>
          <table:table-cell table:style-name="ce2" office:value-type="float" office:value="89" calcext:value-type="float">
            <text:p>89</text:p>
          </table:table-cell>
          <table:table-cell table:style-name="ce2" table:formula="of:= AVERAGE([.AD91:.AH91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 AVERAGE([.I92:.K92])" office:value-type="float" office:value="10.3666666666667" calcext:value-type="float">
            <text:p>10.3666666666667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0" calcext:value-type="float">
            <text:p>90</text:p>
          </table:table-cell>
          <table:table-cell table:style-name="ce2" table:formula="of:= AVERAGE([.O92:.Q92])" office:value-type="float" office:value="9.4" calcext:value-type="float">
            <text:p>9.4</text:p>
          </table:table-cell>
          <table:table-cell table:style-name="ce2" table:number-columns-repeated="2"/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3" calcext:value-type="float">
            <text:p>5.3</text:p>
          </table:table-cell>
          <table:table-cell table:style-name="ce2"/>
          <table:table-cell table:style-name="ce2" table:formula="of:= AVERAGE([.V92:.Z92])" office:value-type="float" office:value="6.02" calcext:value-type="float">
            <text:p>6.02</text:p>
          </table:table-cell>
          <table:table-cell table:style-name="ce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.7" calcext:value-type="float">
            <text:p>3.7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 AVERAGE([.AD92:.AH92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float" office:value="91" calcext:value-type="float">
            <text:p>91</text:p>
          </table:table-cell>
          <table:table-cell table:style-name="ce3" office:value-type="float" office:value="17" calcext:value-type="float">
            <text:p>17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8.9" calcext:value-type="float">
            <text:p>8.9</text:p>
          </table:table-cell>
          <table:table-cell table:style-name="ce2" office:value-type="float" office:value="91" calcext:value-type="float">
            <text:p>91</text:p>
          </table:table-cell>
          <table:table-cell table:style-name="ce2" table:formula="of:= AVERAGE([.I93:.K93])" office:value-type="float" office:value="10.3" calcext:value-type="float">
            <text:p>10.3</text:p>
          </table:table-cell>
          <table:table-cell table:style-name="ce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91" calcext:value-type="float">
            <text:p>91</text:p>
          </table:table-cell>
          <table:table-cell table:style-name="ce2" table:formula="of:= AVERAGE([.O93:.Q93])" office:value-type="float" office:value="5.26666666666667" calcext:value-type="float">
            <text:p>5.26666666666667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7.1" calcext:value-type="float">
            <text:p>7.1</text:p>
          </table:table-cell>
          <table:table-cell table:style-name="ce2"/>
          <table:table-cell table:style-name="ce2" table:formula="of:= AVERAGE([.V93:.Z93])" office:value-type="float" office:value="6.66" calcext:value-type="float">
            <text:p>6.66</text:p>
          </table:table-cell>
          <table:table-cell table:style-name="ce2"/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5.2" calcext:value-type="float">
            <text:p>5.2</text:p>
          </table:table-cell>
          <table:table-cell table:style-name="ce2" office:value-type="float" office:value="91" calcext:value-type="float">
            <text:p>91</text:p>
          </table:table-cell>
          <table:table-cell table:style-name="ce2" table:formula="of:= AVERAGE([.AD93:.AH93])" office:value-type="float" office:value="3.74" calcext:value-type="float">
            <text:p>3.74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2" office:value-type="float" office:value="92" calcext:value-type="float">
            <text:p>92</text:p>
          </table:table-cell>
          <table:table-cell table:style-name="ce3" office:value-type="float" office:value="1.9" calcext:value-type="float">
            <text:p>1.9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92" calcext:value-type="float">
            <text:p>92</text:p>
          </table:table-cell>
          <table:table-cell table:style-name="ce2" table:formula="of:= AVERAGE([.I94:.K94])" office:value-type="float" office:value="10.3" calcext:value-type="float">
            <text:p>10.3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92" calcext:value-type="float">
            <text:p>92</text:p>
          </table:table-cell>
          <table:table-cell table:style-name="ce2" table:formula="of:= AVERAGE([.O94:.Q94])" office:value-type="float" office:value="8.2" calcext:value-type="float">
            <text:p>8.2</text:p>
          </table:table-cell>
          <table:table-cell table:style-name="ce2" table:number-columns-repeated="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3" calcext:value-type="float">
            <text:p>6.3</text:p>
          </table:table-cell>
          <table:table-cell table:style-name="ce2"/>
          <table:table-cell table:style-name="ce2" table:formula="of:= AVERAGE([.V94:.Z94])" office:value-type="float" office:value="5.8" calcext:value-type="float">
            <text:p>5.8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5.9" calcext:value-type="float">
            <text:p>5.9</text:p>
          </table:table-cell>
          <table:table-cell table:style-name="ce2" office:value-type="float" office:value="92" calcext:value-type="float">
            <text:p>92</text:p>
          </table:table-cell>
          <table:table-cell table:style-name="ce2" table:formula="of:= AVERAGE([.AD94:.AH94])" office:value-type="float" office:value="5.6" calcext:value-type="float">
            <text:p>5.6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93" calcext:value-type="float">
            <text:p>93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number-columns-repeated="2"/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93" calcext:value-type="float">
            <text:p>93</text:p>
          </table:table-cell>
          <table:table-cell table:style-name="ce2" table:formula="of:= AVERAGE([.I95:.K95])" office:value-type="float" office:value="9.66666666666667" calcext:value-type="float">
            <text:p>9.66666666666667</text:p>
          </table:table-cell>
          <table:table-cell table:style-name="ce2"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" calcext:value-type="float">
            <text:p>93</text:p>
          </table:table-cell>
          <table:table-cell table:style-name="ce2" table:formula="of:= AVERAGE([.O95:.Q95])" office:value-type="float" office:value="8.03333333333333" calcext:value-type="float">
            <text:p>8.03333333333333</text:p>
          </table:table-cell>
          <table:table-cell table:style-name="ce2" table:number-columns-repeated="2"/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table:formula="of:= AVERAGE([.V95:.Z95])" office:value-type="float" office:value="6.1" calcext:value-type="float">
            <text:p>6.1</text:p>
          </table:table-cell>
          <table:table-cell table:style-name="ce2"/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0.878" calcext:value-type="float">
            <text:p>0.878</text:p>
          </table:table-cell>
          <table:table-cell table:style-name="ce2" office:value-type="float" office:value="93" calcext:value-type="float">
            <text:p>93</text:p>
          </table:table-cell>
          <table:table-cell table:style-name="ce2" table:formula="of:= AVERAGE([.AD95:.AH95])" office:value-type="float" office:value="3.6756" calcext:value-type="float">
            <text:p>3.6756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float" office:value="94" calcext:value-type="float">
            <text:p>94</text:p>
          </table:table-cell>
          <table:table-cell table:style-name="ce3" office:value-type="float" office:value="12" calcext:value-type="float">
            <text:p>12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 AVERAGE([.I96:.K96])" office:value-type="float" office:value="10.3" calcext:value-type="float">
            <text:p>10.3</text:p>
          </table:table-cell>
          <table:table-cell table:style-name="ce2"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94" calcext:value-type="float">
            <text:p>94</text:p>
          </table:table-cell>
          <table:table-cell table:style-name="ce2" table:formula="of:= AVERAGE([.O96:.Q96])" office:value-type="float" office:value="6.6" calcext:value-type="float">
            <text:p>6.6</text:p>
          </table:table-cell>
          <table:table-cell table:style-name="ce2" table:number-columns-repeated="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6.6" calcext:value-type="float">
            <text:p>6.6</text:p>
          </table:table-cell>
          <table:table-cell table:number-columns-repeated="2" table:style-name="ce3" office:value-type="float" office:value="7.1" calcext:value-type="float">
            <text:p>7.1</text:p>
          </table:table-cell>
          <table:table-cell table:style-name="ce2"/>
          <table:table-cell table:style-name="ce2" table:formula="of:= AVERAGE([.V96:.Z96])" office:value-type="float" office:value="6.44" calcext:value-type="float">
            <text:p>6.44</text:p>
          </table:table-cell>
          <table:table-cell table:style-name="ce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.8" calcext:value-type="float">
            <text:p>4.8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 AVERAGE([.AD96:.AH96])" office:value-type="float" office:value="5.84" calcext:value-type="float">
            <text:p>5.84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float" office:value="95" calcext:value-type="float">
            <text:p>95</text:p>
          </table:table-cell>
          <table:table-cell table:style-name="ce3" office:value-type="float" office:value="2.8" calcext:value-type="float">
            <text:p>2.8</text:p>
          </table:table-cell>
          <table:table-cell table:style-name="ce2" table:number-columns-repeated="2"/>
          <table:table-cell table:number-columns-repeated="2" table:style-name="ce3" office:value-type="float" office:value="9.4" calcext:value-type="float">
            <text:p>9.4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formula="of:= AVERAGE([.I97:.K97])" office:value-type="float" office:value="10.2666666666667" calcext:value-type="float">
            <text:p>10.2666666666667</text:p>
          </table:table-cell>
          <table:table-cell table:style-name="ce2"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5" calcext:value-type="float">
            <text:p>95</text:p>
          </table:table-cell>
          <table:table-cell table:style-name="ce2" table:formula="of:= AVERAGE([.O97:.Q97])" office:value-type="float" office:value="7.33333333333333" calcext:value-type="float">
            <text:p>7.33333333333333</text:p>
          </table:table-cell>
          <table:table-cell table:style-name="ce2" table:number-columns-repeated="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2" table:style-name="ce3" office:value-type="float" office:value="5.3" calcext:value-type="float">
            <text:p>5.3</text:p>
          </table:table-cell>
          <table:table-cell table:style-name="ce2"/>
          <table:table-cell table:style-name="ce2" table:formula="of:= AVERAGE([.V97:.Z97])" office:value-type="float" office:value="5.72" calcext:value-type="float">
            <text:p>5.72</text:p>
          </table:table-cell>
          <table:table-cell table:style-name="ce2"/>
          <table:table-cell table:number-columns-repeated="2" table:style-name="ce3" office:value-type="float" office:value="5.3" calcext:value-type="float">
            <text:p>5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8" calcext:value-type="float">
            <text:p>3.8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formula="of:= AVERAGE([.AD97:.AH97])" office:value-type="float" office:value="3.66" calcext:value-type="float">
            <text:p>3.66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3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96" calcext:value-type="float">
            <text:p>96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96" calcext:value-type="float">
            <text:p>96</text:p>
          </table:table-cell>
          <table:table-cell table:style-name="ce2" table:formula="of:= AVERAGE([.I98:.K98])" office:value-type="float" office:value="10.6333333333333" calcext:value-type="float">
            <text:p>10.6333333333333</text:p>
          </table:table-cell>
          <table:table-cell table:style-name="ce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2" table:formula="of:= AVERAGE([.O98:.Q98])" office:value-type="float" office:value="4.76666666666667" calcext:value-type="float">
            <text:p>4.76666666666667</text:p>
          </table:table-cell>
          <table:table-cell table:style-name="ce2" table:number-columns-repeated="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5.3" calcext:value-type="float">
            <text:p>5.3</text:p>
          </table:table-cell>
          <table:table-cell table:style-name="ce2"/>
          <table:table-cell table:style-name="ce2" table:formula="of:= AVERAGE([.V98:.Z98])" office:value-type="float" office:value="6.1" calcext:value-type="float">
            <text:p>6.1</text:p>
          </table:table-cell>
          <table:table-cell table:style-name="ce2"/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9" calcext:value-type="float">
            <text:p>3.9</text:p>
          </table:table-cell>
          <table:table-cell table:style-name="ce2" office:value-type="float" office:value="96" calcext:value-type="float">
            <text:p>96</text:p>
          </table:table-cell>
          <table:table-cell table:style-name="ce2" table:formula="of:= AVERAGE([.AD98:.AH98])" office:value-type="float" office:value="4.28" calcext:value-type="float">
            <text:p>4.28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3" office:value-type="float" office:value="9.9" calcext:value-type="float">
            <text:p>9.9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97" calcext:value-type="float">
            <text:p>97</text:p>
          </table:table-cell>
          <table:table-cell table:style-name="ce2" table:formula="of:= AVERAGE([.I99:.K99])" office:value-type="float" office:value="10.2666666666667" calcext:value-type="float">
            <text:p>10.2666666666667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97" calcext:value-type="float">
            <text:p>97</text:p>
          </table:table-cell>
          <table:table-cell table:style-name="ce2" table:formula="of:= AVERAGE([.O99:.Q99])" office:value-type="float" office:value="7.9" calcext:value-type="float">
            <text:p>7.9</text:p>
          </table:table-cell>
          <table:table-cell table:style-name="ce2"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4.7" calcext:value-type="float">
            <text:p>4.7</text:p>
          </table:table-cell>
          <table:table-cell table:style-name="ce2"/>
          <table:table-cell table:style-name="ce2" table:formula="of:= AVERAGE([.V99:.Z99])" office:value-type="float" office:value="5.36" calcext:value-type="float">
            <text:p>5.36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4.9" calcext:value-type="float">
            <text:p>4.9</text:p>
          </table:table-cell>
          <table:table-cell table:style-name="ce2" office:value-type="float" office:value="97" calcext:value-type="float">
            <text:p>97</text:p>
          </table:table-cell>
          <table:table-cell table:style-name="ce2" table:formula="of:= AVERAGE([.AD99:.AH99])" office:value-type="float" office:value="4.58" calcext:value-type="float">
            <text:p>4.58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9.7" calcext:value-type="float">
            <text:p>9.7</text:p>
          </table:table-cell>
          <table:table-cell table:style-name="ce2" office:value-type="float" office:value="98" calcext:value-type="float">
            <text:p>98</text:p>
          </table:table-cell>
          <table:table-cell table:style-name="ce2" table:formula="of:= AVERAGE([.I100:.K100])" office:value-type="float" office:value="10.5666666666667" calcext:value-type="float">
            <text:p>10.5666666666667</text:p>
          </table:table-cell>
          <table:table-cell table:style-name="ce2"/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98" calcext:value-type="float">
            <text:p>98</text:p>
          </table:table-cell>
          <table:table-cell table:style-name="ce2" table:formula="of:= AVERAGE([.O100:.Q100])" office:value-type="float" office:value="8.66666666666667" calcext:value-type="float">
            <text:p>8.66666666666667</text:p>
          </table:table-cell>
          <table:table-cell table:style-name="ce2" table:number-columns-repeated="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6.7" calcext:value-type="float">
            <text:p>6.7</text:p>
          </table:table-cell>
          <table:table-cell table:style-name="ce2"/>
          <table:table-cell table:style-name="ce2" table:formula="of:= AVERAGE([.V100:.Z100])" office:value-type="float" office:value="6.46" calcext:value-type="float">
            <text:p>6.46</text:p>
          </table:table-cell>
          <table:table-cell table:style-name="ce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.7" calcext:value-type="float">
            <text:p>3.7</text:p>
          </table:table-cell>
          <table:table-cell table:style-name="ce2" office:value-type="float" office:value="98" calcext:value-type="float">
            <text:p>98</text:p>
          </table:table-cell>
          <table:table-cell table:style-name="ce2" table:formula="of:= AVERAGE([.AD100:.AH100])" office:value-type="float" office:value="3.8" calcext:value-type="float">
            <text:p>3.8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99" calcext:value-type="float">
            <text:p>99</text:p>
          </table:table-cell>
          <table:table-cell table:style-name="ce3" office:value-type="float" office:value="11" calcext:value-type="float">
            <text:p>11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number-columns-repeated="2" table:style-name="ce3" office:value-type="float" office:value="9.4" calcext:value-type="float">
            <text:p>9.4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formula="of:= AVERAGE([.I101:.K101])" office:value-type="float" office:value="9.56666666666667" calcext:value-type="float">
            <text:p>9.56666666666667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99" calcext:value-type="float">
            <text:p>99</text:p>
          </table:table-cell>
          <table:table-cell table:style-name="ce2" table:formula="of:= AVERAGE([.O101:.Q101])" office:value-type="float" office:value="5.9" calcext:value-type="float">
            <text:p>5.9</text:p>
          </table:table-cell>
          <table:table-cell table:style-name="ce2" table:number-columns-repeated="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4.8" calcext:value-type="float">
            <text:p>4.8</text:p>
          </table:table-cell>
          <table:table-cell table:style-name="ce2"/>
          <table:table-cell table:style-name="ce2" table:formula="of:= AVERAGE([.V101:.Z101])" office:value-type="float" office:value="5.6" calcext:value-type="float">
            <text:p>5.6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formula="of:= AVERAGE([.AD101:.AH101])" office:value-type="float" office:value="3.44" calcext:value-type="float">
            <text:p>3.44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 AVERAGE([.I102:.K102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00" calcext:value-type="float">
            <text:p>100</text:p>
          </table:table-cell>
          <table:table-cell table:style-name="ce2" table:formula="of:= AVERAGE([.O102:.Q102])" office:value-type="float" office:value="8.5" calcext:value-type="float">
            <text:p>8.5</text:p>
          </table:table-cell>
          <table:table-cell table:style-name="ce2"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102:.Z102])" office:value-type="float" office:value="6.14" calcext:value-type="float">
            <text:p>6.14</text:p>
          </table:table-cell>
          <table:table-cell table:style-name="ce2"/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 AVERAGE([.AD102:.AH102])" office:value-type="float" office:value="3.26" calcext:value-type="float">
            <text:p>3.26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22" calcext:value-type="float">
            <text:p>22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01" calcext:value-type="float">
            <text:p>101</text:p>
          </table:table-cell>
          <table:table-cell table:style-name="ce2" table:formula="of:= AVERAGE([.I103:.K103])" office:value-type="float" office:value="9.76666666666667" calcext:value-type="float">
            <text:p>9.76666666666667</text:p>
          </table:table-cell>
          <table:table-cell table:style-name="ce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1" calcext:value-type="float">
            <text:p>101</text:p>
          </table:table-cell>
          <table:table-cell table:style-name="ce2" table:formula="of:= AVERAGE([.O103:.Q103])" office:value-type="float" office:value="8.33333333333333" calcext:value-type="float">
            <text:p>8.33333333333333</text:p>
          </table:table-cell>
          <table:table-cell table:style-name="ce2" table:number-columns-repeated="2"/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4.3" calcext:value-type="float">
            <text:p>4.3</text:p>
          </table:table-cell>
          <table:table-cell table:style-name="ce2"/>
          <table:table-cell table:style-name="ce2" table:formula="of:= AVERAGE([.V103:.Z103])" office:value-type="float" office:value="4.56" calcext:value-type="float">
            <text:p>4.56</text:p>
          </table:table-cell>
          <table:table-cell table:style-name="ce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.1" calcext:value-type="float">
            <text:p>1.1</text:p>
          </table:table-cell>
          <table:table-cell table:style-name="ce3" office:value-type="float" office:value="0.119" calcext:value-type="float">
            <text:p>0.119</text:p>
          </table:table-cell>
          <table:table-cell table:style-name="ce2" office:value-type="float" office:value="101" calcext:value-type="float">
            <text:p>101</text:p>
          </table:table-cell>
          <table:table-cell table:style-name="ce2" table:formula="of:= AVERAGE([.AD103:.AH103])" office:value-type="float" office:value="1.1638" calcext:value-type="float">
            <text:p>1.163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11" calcext:value-type="float">
            <text:p>11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formula="of:= AVERAGE([.I104:.K104])" office:value-type="float" office:value="10.8" calcext:value-type="float">
            <text:p>10.8</text:p>
          </table:table-cell>
          <table:table-cell table:style-name="ce2"/>
          <table:table-cell table:number-columns-repeated="2" table:style-name="ce3" office:value-type="float" office:value="4.1" calcext:value-type="float">
            <text:p>4.1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02" calcext:value-type="float">
            <text:p>102</text:p>
          </table:table-cell>
          <table:table-cell table:style-name="ce2" table:formula="of:= AVERAGE([.O104:.Q104])" office:value-type="float" office:value="4.6" calcext:value-type="float">
            <text:p>4.6</text:p>
          </table:table-cell>
          <table:table-cell table:style-name="ce2" table:number-columns-repeated="2"/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.6" calcext:value-type="float">
            <text:p>3.6</text:p>
          </table:table-cell>
          <table:table-cell table:style-name="ce2"/>
          <table:table-cell table:style-name="ce2" table:formula="of:= AVERAGE([.V104:.Z104])" office:value-type="float" office:value="5.22" calcext:value-type="float">
            <text:p>5.22</text:p>
          </table:table-cell>
          <table:table-cell table:style-name="ce2"/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6" calcext:value-type="float">
            <text:p>2.6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formula="of:= AVERAGE([.AD104:.AH104])" office:value-type="float" office:value="3.02" calcext:value-type="float">
            <text:p>3.02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8.9" calcext:value-type="float">
            <text:p>8.9</text:p>
          </table:table-cell>
          <table:table-cell table:style-name="ce2" office:value-type="float" office:value="103" calcext:value-type="float">
            <text:p>103</text:p>
          </table:table-cell>
          <table:table-cell table:style-name="ce2" table:formula="of:= AVERAGE([.I105:.K105])" office:value-type="float" office:value="9.76666666666667" calcext:value-type="float">
            <text:p>9.76666666666667</text:p>
          </table:table-cell>
          <table:table-cell table:style-name="ce2"/>
          <table:table-cell table:style-name="ce3" office:value-type="float" office:value="9.4" calcext:value-type="float">
            <text:p>9.4</text:p>
          </table:table-cell>
          <table:table-cell table:number-columns-repeated="2" table:style-name="ce3" office:value-type="float" office:value="6.9" calcext:value-type="float">
            <text:p>6.9</text:p>
          </table:table-cell>
          <table:table-cell table:style-name="ce3" office:value-type="float" office:value="103" calcext:value-type="float">
            <text:p>103</text:p>
          </table:table-cell>
          <table:table-cell table:style-name="ce2" table:formula="of:= AVERAGE([.O105:.Q105])" office:value-type="float" office:value="7.73333333333333" calcext:value-type="float">
            <text:p>7.73333333333333</text:p>
          </table:table-cell>
          <table:table-cell table:style-name="ce2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7" calcext:value-type="float">
            <text:p>7</text:p>
          </table:table-cell>
          <table:table-cell table:style-name="ce2"/>
          <table:table-cell table:style-name="ce2" table:formula="of:= AVERAGE([.V105:.Z105])" office:value-type="float" office:value="5.38" calcext:value-type="float">
            <text:p>5.38</text:p>
          </table:table-cell>
          <table:table-cell table:style-name="ce2"/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03" calcext:value-type="float">
            <text:p>103</text:p>
          </table:table-cell>
          <table:table-cell table:style-name="ce2" table:formula="of:= AVERAGE([.AD105:.AH105])" office:value-type="float" office:value="4.06" calcext:value-type="float">
            <text:p>4.06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9.9" calcext:value-type="float">
            <text:p>9.9</text:p>
          </table:table-cell>
          <table:table-cell table:style-name="ce2" table:number-columns-repeated="2"/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formula="of:= AVERAGE([.I106:.K106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104" calcext:value-type="float">
            <text:p>104</text:p>
          </table:table-cell>
          <table:table-cell table:style-name="ce2" table:formula="of:= AVERAGE([.O106:.Q106])" office:value-type="float" office:value="7.7" calcext:value-type="float">
            <text:p>7.7</text:p>
          </table:table-cell>
          <table:table-cell table:style-name="ce2" table:number-columns-repeated="2"/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3" calcext:value-type="float">
            <text:p>5.3</text:p>
          </table:table-cell>
          <table:table-cell table:style-name="ce2"/>
          <table:table-cell table:style-name="ce2" table:formula="of:= AVERAGE([.V106:.Z106])" office:value-type="float" office:value="5.36" calcext:value-type="float">
            <text:p>5.36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formula="of:= AVERAGE([.AD106:.AH106])" office:value-type="float" office:value="2.1596" calcext:value-type="float">
            <text:p>2.1596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8.9" calcext:value-type="float">
            <text:p>8.9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105" calcext:value-type="float">
            <text:p>105</text:p>
          </table:table-cell>
          <table:table-cell table:style-name="ce2" table:formula="of:= AVERAGE([.I107:.K107])" office:value-type="float" office:value="10.3" calcext:value-type="float">
            <text:p>10.3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05" calcext:value-type="float">
            <text:p>105</text:p>
          </table:table-cell>
          <table:table-cell table:style-name="ce2" table:formula="of:= AVERAGE([.O107:.Q107])" office:value-type="float" office:value="6.46666666666667" calcext:value-type="float">
            <text:p>6.46666666666667</text:p>
          </table:table-cell>
          <table:table-cell table:style-name="ce2" table:number-columns-repeated="2"/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.3" calcext:value-type="float">
            <text:p>6.3</text:p>
          </table:table-cell>
          <table:table-cell table:style-name="ce2"/>
          <table:table-cell table:style-name="ce2" table:formula="of:= AVERAGE([.V107:.Z107])" office:value-type="float" office:value="6.14" calcext:value-type="float">
            <text:p>6.14</text:p>
          </table:table-cell>
          <table:table-cell table:style-name="ce2"/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8" calcext:value-type="float">
            <text:p>4.8</text:p>
          </table:table-cell>
          <table:table-cell table:style-name="ce2" office:value-type="float" office:value="105" calcext:value-type="float">
            <text:p>105</text:p>
          </table:table-cell>
          <table:table-cell table:style-name="ce2" table:formula="of:= AVERAGE([.AD107:.AH107])" office:value-type="float" office:value="3.98" calcext:value-type="float">
            <text:p>3.98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 AVERAGE([.I108:.K108])" office:value-type="float" office:value="11" calcext:value-type="float">
            <text:p>11</text:p>
          </table:table-cell>
          <table:table-cell table:style-name="ce2"/>
          <table:table-cell table:number-columns-repeated="2" table:style-name="ce3" office:value-type="float" office:value="9.4" calcext:value-type="float">
            <text:p>9.4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106" calcext:value-type="float">
            <text:p>106</text:p>
          </table:table-cell>
          <table:table-cell table:style-name="ce2" table:formula="of:= AVERAGE([.O108:.Q108])" office:value-type="float" office:value="8.66666666666667" calcext:value-type="float">
            <text:p>8.66666666666667</text:p>
          </table:table-cell>
          <table:table-cell table:style-name="ce2" table:number-columns-repeated="2"/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7" calcext:value-type="float">
            <text:p>4.7</text:p>
          </table:table-cell>
          <table:table-cell table:style-name="ce2"/>
          <table:table-cell table:style-name="ce2" table:formula="of:= AVERAGE([.V108:.Z108])" office:value-type="float" office:value="5.56" calcext:value-type="float">
            <text:p>5.56</text:p>
          </table:table-cell>
          <table:table-cell table:style-name="ce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956" calcext:value-type="float">
            <text:p>0.95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 AVERAGE([.AD108:.AH108])" office:value-type="float" office:value="2.9112" calcext:value-type="float">
            <text:p>2.9112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9.9" calcext:value-type="float">
            <text:p>9.9</text:p>
          </table:table-cell>
          <table:table-cell table:style-name="ce2" table:number-columns-repeated="2"/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8.5" calcext:value-type="float">
            <text:p>8.5</text:p>
          </table:table-cell>
          <table:table-cell table:style-name="ce2" office:value-type="float" office:value="107" calcext:value-type="float">
            <text:p>107</text:p>
          </table:table-cell>
          <table:table-cell table:style-name="ce2" table:formula="of:= AVERAGE([.I109:.K109])" office:value-type="float" office:value="9.8" calcext:value-type="float">
            <text:p>9.8</text:p>
          </table:table-cell>
          <table:table-cell table:style-name="ce2"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07" calcext:value-type="float">
            <text:p>107</text:p>
          </table:table-cell>
          <table:table-cell table:style-name="ce2" table:formula="of:= AVERAGE([.O109:.Q109])" office:value-type="float" office:value="5.96666666666667" calcext:value-type="float">
            <text:p>5.96666666666667</text:p>
          </table:table-cell>
          <table:table-cell table:style-name="ce2" table:number-columns-repeated="2"/>
          <table:table-cell table:style-name="ce3" office:value-type="float" office:value="6.6" calcext:value-type="float">
            <text:p>6.6</text:p>
          </table:table-cell>
          <table:table-cell table:number-columns-repeated="2" table:style-name="ce3" office:value-type="float" office:value="5.4" calcext:value-type="float">
            <text:p>5.4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.8" calcext:value-type="float">
            <text:p>4.8</text:p>
          </table:table-cell>
          <table:table-cell table:style-name="ce2"/>
          <table:table-cell table:style-name="ce2" table:formula="of:= AVERAGE([.V109:.Z109])" office:value-type="float" office:value="5.14" calcext:value-type="float">
            <text:p>5.14</text:p>
          </table:table-cell>
          <table:table-cell table:style-name="ce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1" calcext:value-type="float">
            <text:p>5.1</text:p>
          </table:table-cell>
          <table:table-cell table:style-name="ce2" office:value-type="float" office:value="107" calcext:value-type="float">
            <text:p>107</text:p>
          </table:table-cell>
          <table:table-cell table:style-name="ce2" table:formula="of:= AVERAGE([.AD109:.AH109])" office:value-type="float" office:value="3.18" calcext:value-type="float">
            <text:p>3.18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3" table:style-name="ce3" office:value-type="float" office:value="10" calcext:value-type="float">
            <text:p>10</text:p>
          </table:table-cell>
          <table:table-cell table:style-name="ce2" office:value-type="float" office:value="108" calcext:value-type="float">
            <text:p>108</text:p>
          </table:table-cell>
          <table:table-cell table:style-name="ce2" table:formula="of:= AVERAGE([.I110:.K110])" office:value-type="float" office:value="10" calcext:value-type="float">
            <text:p>10</text:p>
          </table:table-cell>
          <table:table-cell table:style-name="ce2"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" calcext:value-type="float">
            <text:p>108</text:p>
          </table:table-cell>
          <table:table-cell table:style-name="ce2" table:formula="of:= AVERAGE([.O110:.Q110])" office:value-type="float" office:value="5.7" calcext:value-type="float">
            <text:p>5.7</text:p>
          </table:table-cell>
          <table:table-cell table:style-name="ce2" table:number-columns-repeated="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5.5" calcext:value-type="float">
            <text:p>5.5</text:p>
          </table:table-cell>
          <table:table-cell table:style-name="ce2"/>
          <table:table-cell table:style-name="ce2" table:formula="of:= AVERAGE([.V110:.Z110])" office:value-type="float" office:value="4.98" calcext:value-type="float">
            <text:p>4.98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3.4" calcext:value-type="float">
            <text:p>3.4</text:p>
          </table:table-cell>
          <table:table-cell table:style-name="ce2" office:value-type="float" office:value="108" calcext:value-type="float">
            <text:p>108</text:p>
          </table:table-cell>
          <table:table-cell table:style-name="ce2" table:formula="of:= AVERAGE([.AD110:.AH110])" office:value-type="float" office:value="3.36" calcext:value-type="float">
            <text:p>3.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5.1" calcext:value-type="float">
            <text:p>5.1</text:p>
          </table:table-cell>
          <table:table-cell table:style-name="ce2" table:number-columns-repeated="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109" calcext:value-type="float">
            <text:p>109</text:p>
          </table:table-cell>
          <table:table-cell table:style-name="ce2" table:formula="of:= AVERAGE([.I111:.K111])" office:value-type="float" office:value="10.6333333333333" calcext:value-type="float">
            <text:p>10.6333333333333</text:p>
          </table:table-cell>
          <table:table-cell table:style-name="ce2"/>
          <table:table-cell table:number-columns-repeated="2" table:style-name="ce3" office:value-type="float" office:value="8.9" calcext:value-type="float">
            <text:p>8.9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109" calcext:value-type="float">
            <text:p>109</text:p>
          </table:table-cell>
          <table:table-cell table:style-name="ce2" table:formula="of:= AVERAGE([.O111:.Q111])" office:value-type="float" office:value="6.66666666666667" calcext:value-type="float">
            <text:p>6.66666666666667</text:p>
          </table:table-cell>
          <table:table-cell table:style-name="ce2" table:number-columns-repeated="2"/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6.3" calcext:value-type="float">
            <text:p>6.3</text:p>
          </table:table-cell>
          <table:table-cell table:style-name="ce2"/>
          <table:table-cell table:style-name="ce2" table:formula="of:= AVERAGE([.V111:.Z111])" office:value-type="float" office:value="5.7" calcext:value-type="float">
            <text:p>5.7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836" calcext:value-type="float">
            <text:p>0.836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7.1" calcext:value-type="float">
            <text:p>7.1</text:p>
          </table:table-cell>
          <table:table-cell table:style-name="ce2" office:value-type="float" office:value="109" calcext:value-type="float">
            <text:p>109</text:p>
          </table:table-cell>
          <table:table-cell table:style-name="ce2" table:formula="of:= AVERAGE([.AD111:.AH111])" office:value-type="float" office:value="3.0472" calcext:value-type="float">
            <text:p>3.0472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9" calcext:value-type="float">
            <text:p>8.9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formula="of:= AVERAGE([.I112:.K112])" office:value-type="float" office:value="9.96666666666667" calcext:value-type="float">
            <text:p>9.96666666666667</text:p>
          </table:table-cell>
          <table:table-cell table:style-name="ce2"/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0" calcext:value-type="float">
            <text:p>110</text:p>
          </table:table-cell>
          <table:table-cell table:style-name="ce2" table:formula="of:= AVERAGE([.O112:.Q112])" office:value-type="float" office:value="6.23333333333333" calcext:value-type="float">
            <text:p>6.23333333333333</text:p>
          </table:table-cell>
          <table:table-cell table:style-name="ce2" table:number-columns-repeated="2"/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4" calcext:value-type="float">
            <text:p>5.4</text:p>
          </table:table-cell>
          <table:table-cell table:style-name="ce2"/>
          <table:table-cell table:style-name="ce2" table:formula="of:= AVERAGE([.V112:.Z112])" office:value-type="float" office:value="5.76" calcext:value-type="float">
            <text:p>5.76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2" table:style-name="ce3" office:value-type="float" office:value="2.8" calcext:value-type="float">
            <text:p>2.8</text:p>
          </table:table-cell>
          <table:table-cell table:style-name="ce3" office:value-type="float" office:value="3.5" calcext:value-type="float">
            <text:p>3.5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formula="of:= AVERAGE([.AD112:.AH112])" office:value-type="float" office:value="2.72" calcext:value-type="float">
            <text:p>2.72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5.3" calcext:value-type="float">
            <text:p>5.3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11" calcext:value-type="float">
            <text:p>111</text:p>
          </table:table-cell>
          <table:table-cell table:style-name="ce2" table:formula="of:= AVERAGE([.I113:.K113])" office:value-type="float" office:value="10.4666666666667" calcext:value-type="float">
            <text:p>10.4666666666667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1" calcext:value-type="float">
            <text:p>111</text:p>
          </table:table-cell>
          <table:table-cell table:style-name="ce2" table:formula="of:= AVERAGE([.O113:.Q113])" office:value-type="float" office:value="6.16666666666667" calcext:value-type="float">
            <text:p>6.16666666666667</text:p>
          </table:table-cell>
          <table:table-cell table:style-name="ce2" table:number-columns-repeated="2"/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7" calcext:value-type="float">
            <text:p>2.7</text:p>
          </table:table-cell>
          <table:table-cell table:style-name="ce2"/>
          <table:table-cell table:style-name="ce2" table:formula="of:= AVERAGE([.V113:.Z113])" office:value-type="float" office:value="4.04" calcext:value-type="float">
            <text:p>4.04</text:p>
          </table:table-cell>
          <table:table-cell table:style-name="ce2"/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6.3" calcext:value-type="float">
            <text:p>6.3</text:p>
          </table:table-cell>
          <table:table-cell table:style-name="ce2" office:value-type="float" office:value="111" calcext:value-type="float">
            <text:p>111</text:p>
          </table:table-cell>
          <table:table-cell table:style-name="ce2" table:formula="of:= AVERAGE([.AD113:.AH113])" office:value-type="float" office:value="4.208" calcext:value-type="float">
            <text:p>4.208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112" calcext:value-type="float">
            <text:p>112</text:p>
          </table:table-cell>
          <table:table-cell table:style-name="ce2" table:formula="of:= AVERAGE([.I114:.K114])" office:value-type="float" office:value="9.86666666666667" calcext:value-type="float">
            <text:p>9.86666666666667</text:p>
          </table:table-cell>
          <table:table-cell table:style-name="ce2"/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112" calcext:value-type="float">
            <text:p>112</text:p>
          </table:table-cell>
          <table:table-cell table:style-name="ce2" table:formula="of:= AVERAGE([.O114:.Q114])" office:value-type="float" office:value="4.16666666666667" calcext:value-type="float">
            <text:p>4.16666666666667</text:p>
          </table:table-cell>
          <table:table-cell table:style-name="ce2" table:number-columns-repeated="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5.9" calcext:value-type="float">
            <text:p>5.9</text:p>
          </table:table-cell>
          <table:table-cell table:style-name="ce2"/>
          <table:table-cell table:style-name="ce2" table:formula="of:= AVERAGE([.V114:.Z114])" office:value-type="float" office:value="5.82" calcext:value-type="float">
            <text:p>5.82</text:p>
          </table:table-cell>
          <table:table-cell table:style-name="ce2"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5.4" calcext:value-type="float">
            <text:p>5.4</text:p>
          </table:table-cell>
          <table:table-cell table:style-name="ce2" office:value-type="float" office:value="112" calcext:value-type="float">
            <text:p>112</text:p>
          </table:table-cell>
          <table:table-cell table:style-name="ce2" table:formula="of:= AVERAGE([.AD114:.AH114])" office:value-type="float" office:value="3.28" calcext:value-type="float">
            <text:p>3.28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9.3" calcext:value-type="float">
            <text:p>9.3</text:p>
          </table:table-cell>
          <table:table-cell table:style-name="ce2" table:number-columns-repeated="2"/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13" calcext:value-type="float">
            <text:p>113</text:p>
          </table:table-cell>
          <table:table-cell table:style-name="ce2" table:formula="of:= AVERAGE([.I115:.K115])" office:value-type="float" office:value="10.3333333333333" calcext:value-type="float">
            <text:p>10.3333333333333</text:p>
          </table:table-cell>
          <table:table-cell table:style-name="ce2"/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2" table:formula="of:= AVERAGE([.O115:.Q115])" office:value-type="float" office:value="5.26666666666667" calcext:value-type="float">
            <text:p>5.26666666666667</text:p>
          </table:table-cell>
          <table:table-cell table:style-name="ce2" table:number-columns-repeated="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6.3" calcext:value-type="float">
            <text:p>6.3</text:p>
          </table:table-cell>
          <table:table-cell table:style-name="ce2"/>
          <table:table-cell table:style-name="ce2" table:formula="of:= AVERAGE([.V115:.Z115])" office:value-type="float" office:value="5.56" calcext:value-type="float">
            <text:p>5.56</text:p>
          </table:table-cell>
          <table:table-cell table:style-name="ce2"/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0.878" calcext:value-type="float">
            <text:p>0.878</text:p>
          </table:table-cell>
          <table:table-cell table:style-name="ce2" office:value-type="float" office:value="113" calcext:value-type="float">
            <text:p>113</text:p>
          </table:table-cell>
          <table:table-cell table:style-name="ce2" table:formula="of:= AVERAGE([.AD115:.AH115])" office:value-type="float" office:value="3.5756" calcext:value-type="float">
            <text:p>3.5756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114" calcext:value-type="float">
            <text:p>114</text:p>
          </table:table-cell>
          <table:table-cell table:style-name="ce2" table:formula="of:= AVERAGE([.I116:.K116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4" calcext:value-type="float">
            <text:p>114</text:p>
          </table:table-cell>
          <table:table-cell table:style-name="ce2" table:formula="of:= AVERAGE([.O116:.Q116])" office:value-type="float" office:value="8.16666666666667" calcext:value-type="float">
            <text:p>8.16666666666667</text:p>
          </table:table-cell>
          <table:table-cell table:style-name="ce2"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table:formula="of:= AVERAGE([.V116:.Z116])" office:value-type="float" office:value="5.7" calcext:value-type="float">
            <text:p>5.7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6.4" calcext:value-type="float">
            <text:p>6.4</text:p>
          </table:table-cell>
          <table:table-cell table:style-name="ce2" office:value-type="float" office:value="114" calcext:value-type="float">
            <text:p>114</text:p>
          </table:table-cell>
          <table:table-cell table:style-name="ce2" table:formula="of:= AVERAGE([.AD116:.AH116])" office:value-type="float" office:value="4.16" calcext:value-type="float">
            <text:p>4.16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9.4" calcext:value-type="float">
            <text:p>9.4</text:p>
          </table:table-cell>
          <table:table-cell table:style-name="ce2" office:value-type="float" office:value="115" calcext:value-type="float">
            <text:p>115</text:p>
          </table:table-cell>
          <table:table-cell table:style-name="ce2" table:formula="of:= AVERAGE([.I117:.K117])" office:value-type="float" office:value="9.93333333333333" calcext:value-type="float">
            <text:p>9.93333333333333</text:p>
          </table:table-cell>
          <table:table-cell table:style-name="ce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15" calcext:value-type="float">
            <text:p>115</text:p>
          </table:table-cell>
          <table:table-cell table:style-name="ce2" table:formula="of:= AVERAGE([.O117:.Q117])" office:value-type="float" office:value="6.66666666666667" calcext:value-type="float">
            <text:p>6.66666666666667</text:p>
          </table:table-cell>
          <table:table-cell table:style-name="ce2" table:number-columns-repeated="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3.8" calcext:value-type="float">
            <text:p>3.8</text:p>
          </table:table-cell>
          <table:table-cell table:style-name="ce2"/>
          <table:table-cell table:style-name="ce2" table:formula="of:= AVERAGE([.V117:.Z117])" office:value-type="float" office:value="5" calcext:value-type="float">
            <text:p>5</text:p>
          </table:table-cell>
          <table:table-cell table:style-name="ce2"/>
          <table:table-cell table:number-columns-repeated="2" table:style-name="ce3" office:value-type="float" office:value="4.3" calcext:value-type="float">
            <text:p>4.3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115" calcext:value-type="float">
            <text:p>115</text:p>
          </table:table-cell>
          <table:table-cell table:style-name="ce2" table:formula="of:= AVERAGE([.AD117:.AH117])" office:value-type="float" office:value="4.26" calcext:value-type="float">
            <text:p>4.26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116" calcext:value-type="float">
            <text:p>116</text:p>
          </table:table-cell>
          <table:table-cell table:style-name="ce2" table:formula="of:= AVERAGE([.I118:.K118])" office:value-type="float" office:value="10.1" calcext:value-type="float">
            <text:p>10.1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16" calcext:value-type="float">
            <text:p>116</text:p>
          </table:table-cell>
          <table:table-cell table:style-name="ce2" table:formula="of:= AVERAGE([.O118:.Q118])" office:value-type="float" office:value="4.8" calcext:value-type="float">
            <text:p>4.8</text:p>
          </table:table-cell>
          <table:table-cell table:style-name="ce2" table:number-columns-repeated="2"/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1.7" calcext:value-type="float">
            <text:p>1.7</text:p>
          </table:table-cell>
          <table:table-cell table:style-name="ce2"/>
          <table:table-cell table:style-name="ce2" table:formula="of:= AVERAGE([.V118:.Z118])" office:value-type="float" office:value="3.26" calcext:value-type="float">
            <text:p>3.26</text:p>
          </table:table-cell>
          <table:table-cell table:style-name="ce2"/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4.4" calcext:value-type="float">
            <text:p>4.4</text:p>
          </table:table-cell>
          <table:table-cell table:style-name="ce2" office:value-type="float" office:value="116" calcext:value-type="float">
            <text:p>116</text:p>
          </table:table-cell>
          <table:table-cell table:style-name="ce2" table:formula="of:= AVERAGE([.AD118:.AH118])" office:value-type="float" office:value="4.6" calcext:value-type="float">
            <text:p>4.6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117" calcext:value-type="float">
            <text:p>117</text:p>
          </table:table-cell>
          <table:table-cell table:style-name="ce2" table:formula="of:= AVERAGE([.I119:.K119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17" calcext:value-type="float">
            <text:p>117</text:p>
          </table:table-cell>
          <table:table-cell table:style-name="ce2" table:formula="of:= AVERAGE([.O119:.Q119])" office:value-type="float" office:value="2.53333333333333" calcext:value-type="float">
            <text:p>2.53333333333333</text:p>
          </table:table-cell>
          <table:table-cell table:style-name="ce2" table:number-columns-repeated="2"/>
          <table:table-cell table:number-columns-repeated="2" table:style-name="ce3" office:value-type="float" office:value="5.3" calcext:value-type="float">
            <text:p>5.3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6.1" calcext:value-type="float">
            <text:p>6.1</text:p>
          </table:table-cell>
          <table:table-cell table:style-name="ce2"/>
          <table:table-cell table:style-name="ce2" table:formula="of:= AVERAGE([.V119:.Z119])" office:value-type="float" office:value="5.02" calcext:value-type="float">
            <text:p>5.02</text:p>
          </table:table-cell>
          <table:table-cell table:style-name="ce2"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2.5" calcext:value-type="float">
            <text:p>2.5</text:p>
          </table:table-cell>
          <table:table-cell table:style-name="ce2" office:value-type="float" office:value="117" calcext:value-type="float">
            <text:p>117</text:p>
          </table:table-cell>
          <table:table-cell table:style-name="ce2" table:formula="of:= AVERAGE([.AD119:.AH119])" office:value-type="float" office:value="4.56" calcext:value-type="float">
            <text:p>4.56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5.6" calcext:value-type="float">
            <text:p>5.6</text:p>
          </table:table-cell>
          <table:table-cell table:style-name="ce2" table:number-columns-repeated="2"/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8.5" calcext:value-type="float">
            <text:p>8.5</text:p>
          </table:table-cell>
          <table:table-cell table:style-name="ce2" office:value-type="float" office:value="118" calcext:value-type="float">
            <text:p>118</text:p>
          </table:table-cell>
          <table:table-cell table:style-name="ce2" table:formula="of:= AVERAGE([.I120:.K120])" office:value-type="float" office:value="10.1666666666667" calcext:value-type="float">
            <text:p>10.1666666666667</text:p>
          </table:table-cell>
          <table:table-cell table:style-name="ce2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18" calcext:value-type="float">
            <text:p>118</text:p>
          </table:table-cell>
          <table:table-cell table:style-name="ce2" table:formula="of:= AVERAGE([.O120:.Q120])" office:value-type="float" office:value="2.43333333333333" calcext:value-type="float">
            <text:p>2.43333333333333</text:p>
          </table:table-cell>
          <table:table-cell table:style-name="ce2" table:number-columns-repeated="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table:formula="of:= AVERAGE([.V120:.Z120])" office:value-type="float" office:value="5.82" calcext:value-type="float">
            <text:p>5.82</text:p>
          </table:table-cell>
          <table:table-cell table:style-name="ce2"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4" calcext:value-type="float">
            <text:p>4.4</text:p>
          </table:table-cell>
          <table:table-cell table:style-name="ce2" office:value-type="float" office:value="118" calcext:value-type="float">
            <text:p>118</text:p>
          </table:table-cell>
          <table:table-cell table:style-name="ce2" table:formula="of:= AVERAGE([.AD120:.AH120])" office:value-type="float" office:value="4.34" calcext:value-type="float">
            <text:p>4.34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2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 AVERAGE([.I121:.K121])" office:value-type="float" office:value="10.1666666666667" calcext:value-type="float">
            <text:p>10.1666666666667</text:p>
          </table:table-cell>
          <table:table-cell table:style-name="ce2"/>
          <table:table-cell table:number-columns-repeated="2" table:style-name="ce3" office:value-type="float" office:value="3.8" calcext:value-type="float">
            <text:p>3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2" table:formula="of:= AVERAGE([.O121:.Q121])" office:value-type="float" office:value="2.53333333333333" calcext:value-type="float">
            <text:p>2.53333333333333</text:p>
          </table:table-cell>
          <table:table-cell table:style-name="ce2"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4" calcext:value-type="float">
            <text:p>5.4</text:p>
          </table:table-cell>
          <table:table-cell table:style-name="ce2"/>
          <table:table-cell table:style-name="ce2" table:formula="of:= AVERAGE([.V121:.Z121])" office:value-type="float" office:value="5.34" calcext:value-type="float">
            <text:p>5.34</text:p>
          </table:table-cell>
          <table:table-cell table:style-name="ce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4.1" calcext:value-type="float">
            <text:p>4.1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 AVERAGE([.AD121:.AH121])" office:value-type="float" office:value="4.08" calcext:value-type="float">
            <text:p>4.08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 AVERAGE([.I122:.K122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120" calcext:value-type="float">
            <text:p>120</text:p>
          </table:table-cell>
          <table:table-cell table:style-name="ce2" table:formula="of:= AVERAGE([.O122:.Q122])" office:value-type="float" office:value="4.96666666666667" calcext:value-type="float">
            <text:p>4.96666666666667</text:p>
          </table:table-cell>
          <table:table-cell table:style-name="ce2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3" calcext:value-type="float">
            <text:p>5.3</text:p>
          </table:table-cell>
          <table:table-cell table:style-name="ce2"/>
          <table:table-cell table:style-name="ce2" table:formula="of:= AVERAGE([.V122:.Z122])" office:value-type="float" office:value="5.06" calcext:value-type="float">
            <text:p>5.06</text:p>
          </table:table-cell>
          <table:table-cell table:style-name="ce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3.8" calcext:value-type="float">
            <text:p>3.8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 AVERAGE([.AD122:.AH122])" office:value-type="float" office:value="4.74" calcext:value-type="float">
            <text:p>4.74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3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float" office:value="121" calcext:value-type="float">
            <text:p>121</text:p>
          </table:table-cell>
          <table:table-cell table:style-name="ce3" office:value-type="float" office:value="7.1" calcext:value-type="float">
            <text:p>7.1</text:p>
          </table:table-cell>
          <table:table-cell table:style-name="ce2" table:number-columns-repeated="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121" calcext:value-type="float">
            <text:p>121</text:p>
          </table:table-cell>
          <table:table-cell table:style-name="ce2" table:formula="of:= AVERAGE([.I123:.K123])" office:value-type="float" office:value="9.76666666666667" calcext:value-type="float">
            <text:p>9.76666666666667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121" calcext:value-type="float">
            <text:p>121</text:p>
          </table:table-cell>
          <table:table-cell table:style-name="ce2" table:formula="of:= AVERAGE([.O123:.Q123])" office:value-type="float" office:value="4.1" calcext:value-type="float">
            <text:p>4.1</text:p>
          </table:table-cell>
          <table:table-cell table:style-name="ce2" table:number-columns-repeated="2"/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6" calcext:value-type="float">
            <text:p>6.6</text:p>
          </table:table-cell>
          <table:table-cell table:style-name="ce2"/>
          <table:table-cell table:style-name="ce2" table:formula="of:= AVERAGE([.V123:.Z123])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4.3" calcext:value-type="float">
            <text:p>4.3</text:p>
          </table:table-cell>
          <table:table-cell table:style-name="ce2" office:value-type="float" office:value="121" calcext:value-type="float">
            <text:p>121</text:p>
          </table:table-cell>
          <table:table-cell table:style-name="ce2" table:formula="of:= AVERAGE([.AD123:.AH123])" office:value-type="float" office:value="3.08" calcext:value-type="float">
            <text:p>3.08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4.6" calcext:value-type="float">
            <text:p>4.6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22" calcext:value-type="float">
            <text:p>122</text:p>
          </table:table-cell>
          <table:table-cell table:style-name="ce2" table:formula="of:= AVERAGE([.I124:.K124])" office:value-type="float" office:value="10.4666666666667" calcext:value-type="float">
            <text:p>10.4666666666667</text:p>
          </table:table-cell>
          <table:table-cell table:style-name="ce2"/>
          <table:table-cell table:number-columns-repeated="2" table:style-name="ce3" office:value-type="float" office:value="1.8" calcext:value-type="float">
            <text:p>1.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" calcext:value-type="float">
            <text:p>122</text:p>
          </table:table-cell>
          <table:table-cell table:style-name="ce2" table:formula="of:= AVERAGE([.O124:.Q124])" office:value-type="float" office:value="3.2" calcext:value-type="float">
            <text:p>3.2</text:p>
          </table:table-cell>
          <table:table-cell table:style-name="ce2" table:number-columns-repeated="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5.4" calcext:value-type="float">
            <text:p>5.4</text:p>
          </table:table-cell>
          <table:table-cell table:style-name="ce2"/>
          <table:table-cell table:style-name="ce2" table:formula="of:= AVERAGE([.V124:.Z124])" office:value-type="float" office:value="5.92" calcext:value-type="float">
            <text:p>5.92</text:p>
          </table:table-cell>
          <table:table-cell table:style-name="ce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style-name="ce2" table:formula="of:= AVERAGE([.AD124:.AH124])" office:value-type="float" office:value="3.48" calcext:value-type="float">
            <text:p>3.48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9.4" calcext:value-type="float">
            <text:p>9.4</text:p>
          </table:table-cell>
          <table:table-cell table:style-name="ce2" table:number-columns-repeated="2"/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formula="of:= AVERAGE([.I125:.K125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123" calcext:value-type="float">
            <text:p>123</text:p>
          </table:table-cell>
          <table:table-cell table:style-name="ce2" table:formula="of:= AVERAGE([.O125:.Q125])" office:value-type="float" office:value="2.82633333333333" calcext:value-type="float">
            <text:p>2.82633333333333</text:p>
          </table:table-cell>
          <table:table-cell table:style-name="ce2" table:number-columns-repeated="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6.4" calcext:value-type="float">
            <text:p>6.4</text:p>
          </table:table-cell>
          <table:table-cell table:style-name="ce2"/>
          <table:table-cell table:style-name="ce2" table:formula="of:= AVERAGE([.V125:.Z125])" office:value-type="float" office:value="4.94" calcext:value-type="float">
            <text:p>4.94</text:p>
          </table:table-cell>
          <table:table-cell table:style-name="ce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0.043" calcext:value-type="float">
            <text:p>0.043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formula="of:= AVERAGE([.AD125:.AH125])" office:value-type="float" office:value="3.7886" calcext:value-type="float">
            <text:p>3.788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3" office:value-type="float" office:value="9.1" calcext:value-type="float">
            <text:p>9.1</text:p>
          </table:table-cell>
          <table:table-cell table:style-name="ce2" table:number-columns-repeated="2"/>
          <table:table-cell table:style-name="ce2" office:value-type="float" office:value="124" calcext:value-type="float">
            <text:p>124</text:p>
          </table:table-cell>
          <table:table-cell table:style-name="ce3" office:value-type="float" office:value="16" calcext:value-type="float">
            <text:p>16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124" calcext:value-type="float">
            <text:p>124</text:p>
          </table:table-cell>
          <table:table-cell table:style-name="ce2" table:formula="of:= AVERAGE([.I126:.K126])" office:value-type="float" office:value="10.4666666666667" calcext:value-type="float">
            <text:p>10.4666666666667</text:p>
          </table:table-cell>
          <table:table-cell table:style-name="ce2"/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4" calcext:value-type="float">
            <text:p>124</text:p>
          </table:table-cell>
          <table:table-cell table:style-name="ce2" table:formula="of:= AVERAGE([.O126:.Q126])" office:value-type="float" office:value="5.93333333333333" calcext:value-type="float">
            <text:p>5.93333333333333</text:p>
          </table:table-cell>
          <table:table-cell table:style-name="ce2" table:number-columns-repeated="2"/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2" table:style-name="ce3" office:value-type="float" office:value="5.9" calcext:value-type="float">
            <text:p>5.9</text:p>
          </table:table-cell>
          <table:table-cell table:style-name="ce3" office:value-type="float" office:value="6.6" calcext:value-type="float">
            <text:p>6.6</text:p>
          </table:table-cell>
          <table:table-cell table:style-name="ce2"/>
          <table:table-cell table:style-name="ce2" table:formula="of:= AVERAGE([.V126:.Z126])" office:value-type="float" office:value="5.06" calcext:value-type="float">
            <text:p>5.06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style-name="ce2" table:formula="of:= AVERAGE([.AD126:.AH126])" office:value-type="float" office:value="1.92" calcext:value-type="float">
            <text:p>1.92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3.2" calcext:value-type="float">
            <text:p>3.2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125" calcext:value-type="float">
            <text:p>125</text:p>
          </table:table-cell>
          <table:table-cell table:style-name="ce2" table:formula="of:= AVERAGE([.I127:.K127])" office:value-type="float" office:value="10.4666666666667" calcext:value-type="float">
            <text:p>10.4666666666667</text:p>
          </table:table-cell>
          <table:table-cell table:style-name="ce2"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125" calcext:value-type="float">
            <text:p>125</text:p>
          </table:table-cell>
          <table:table-cell table:style-name="ce2" table:formula="of:= AVERAGE([.O127:.Q127])" office:value-type="float" office:value="5.5" calcext:value-type="float">
            <text:p>5.5</text:p>
          </table:table-cell>
          <table:table-cell table:style-name="ce2" table:number-columns-repeated="2"/>
          <table:table-cell table:style-name="ce3" office:value-type="float" office:value="9.1" calcext:value-type="float">
            <text:p>9.1</text:p>
          </table:table-cell>
          <table:table-cell table:number-columns-repeated="2" table:style-name="ce3" office:value-type="float" office:value="6.4" calcext:value-type="float">
            <text:p>6.4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2" calcext:value-type="float">
            <text:p>5.2</text:p>
          </table:table-cell>
          <table:table-cell table:style-name="ce2"/>
          <table:table-cell table:style-name="ce2" table:formula="of:= AVERAGE([.V127:.Z127])" office:value-type="float" office:value="6.6" calcext:value-type="float">
            <text:p>6.6</text:p>
          </table:table-cell>
          <table:table-cell table:style-name="ce2"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8" calcext:value-type="float">
            <text:p>2.8</text:p>
          </table:table-cell>
          <table:table-cell table:style-name="ce2" office:value-type="float" office:value="125" calcext:value-type="float">
            <text:p>125</text:p>
          </table:table-cell>
          <table:table-cell table:style-name="ce2" table:formula="of:= AVERAGE([.AD127:.AH127])" office:value-type="float" office:value="3.68" calcext:value-type="float">
            <text:p>3.6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3.1" calcext:value-type="float">
            <text:p>3.1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126" calcext:value-type="float">
            <text:p>126</text:p>
          </table:table-cell>
          <table:table-cell table:style-name="ce2" table:formula="of:= AVERAGE([.I128:.K128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126" calcext:value-type="float">
            <text:p>126</text:p>
          </table:table-cell>
          <table:table-cell table:style-name="ce2" table:formula="of:= AVERAGE([.O128:.Q128])" office:value-type="float" office:value="5.36666666666667" calcext:value-type="float">
            <text:p>5.36666666666667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2" calcext:value-type="float">
            <text:p>5.2</text:p>
          </table:table-cell>
          <table:table-cell table:style-name="ce2"/>
          <table:table-cell table:style-name="ce2" table:formula="of:= AVERAGE([.V128:.Z128])" office:value-type="float" office:value="4.56" calcext:value-type="float">
            <text:p>4.56</text:p>
          </table:table-cell>
          <table:table-cell table:style-name="ce2"/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6" calcext:value-type="float">
            <text:p>5.6</text:p>
          </table:table-cell>
          <table:table-cell table:style-name="ce2" office:value-type="float" office:value="126" calcext:value-type="float">
            <text:p>126</text:p>
          </table:table-cell>
          <table:table-cell table:style-name="ce2" table:formula="of:= AVERAGE([.AD128:.AH128])" office:value-type="float" office:value="3.8" calcext:value-type="float">
            <text:p>3.8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4.2" calcext:value-type="float">
            <text:p>4.2</text:p>
          </table:table-cell>
          <table:table-cell table:style-name="ce2" table:number-columns-repeated="2"/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6.1" calcext:value-type="float">
            <text:p>6.1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formula="of:= AVERAGE([.I129:.K129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27" calcext:value-type="float">
            <text:p>127</text:p>
          </table:table-cell>
          <table:table-cell table:style-name="ce2" table:formula="of:= AVERAGE([.O129:.Q129])" office:value-type="float" office:value="7.03333333333333" calcext:value-type="float">
            <text:p>7.03333333333333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table:formula="of:= AVERAGE([.V129:.Z129])" office:value-type="float" office:value="3.7" calcext:value-type="float">
            <text:p>3.7</text:p>
          </table:table-cell>
          <table:table-cell table:style-name="ce2"/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string" calcext:value-type="string">
            <text:p>71k</text:p>
          </table:table-cell>
          <table:table-cell table:style-name="ce3" office:value-type="float" office:value="2.6" calcext:value-type="float">
            <text:p>2.6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formula="of:= AVERAGE([.AD129:.AH129])" office:value-type="float" office:value="4.075" calcext:value-type="float">
            <text:p>4.075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9.5" calcext:value-type="float">
            <text:p>9.5</text:p>
          </table:table-cell>
          <table:table-cell table:style-name="ce2" table:number-columns-repeated="2"/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5.4" calcext:value-type="float">
            <text:p>5.4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formula="of:= AVERAGE([.I130:.K130])" office:value-type="float" office:value="9.96666666666667" calcext:value-type="float">
            <text:p>9.96666666666667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28" calcext:value-type="float">
            <text:p>128</text:p>
          </table:table-cell>
          <table:table-cell table:style-name="ce2" table:formula="of:= AVERAGE([.O130:.Q130])" office:value-type="float" office:value="5.73333333333333" calcext:value-type="float">
            <text:p>5.73333333333333</text:p>
          </table:table-cell>
          <table:table-cell table:style-name="ce2" table:number-columns-repeated="2"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9.1" calcext:value-type="float">
            <text:p>9.1</text:p>
          </table:table-cell>
          <table:table-cell table:style-name="ce2"/>
          <table:table-cell table:style-name="ce2" table:formula="of:= AVERAGE([.V130:.Z130])" office:value-type="float" office:value="5.56" calcext:value-type="float">
            <text:p>5.56</text:p>
          </table:table-cell>
          <table:table-cell table:style-name="ce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3.9" calcext:value-type="float">
            <text:p>3.9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formula="of:= AVERAGE([.AD130:.AH130])" office:value-type="float" office:value="3.04" calcext:value-type="float">
            <text:p>3.04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129" calcext:value-type="float">
            <text:p>129</text:p>
          </table:table-cell>
          <table:table-cell table:style-name="ce2" table:formula="of:= AVERAGE([.I131:.K131])" office:value-type="float" office:value="10.6333333333333" calcext:value-type="float">
            <text:p>10.6333333333333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9" calcext:value-type="float">
            <text:p>129</text:p>
          </table:table-cell>
          <table:table-cell table:style-name="ce2" table:formula="of:= AVERAGE([.O131:.Q131])" office:value-type="float" office:value="8.36666666666667" calcext:value-type="float">
            <text:p>8.36666666666667</text:p>
          </table:table-cell>
          <table:table-cell table:style-name="ce2" table:number-columns-repeated="2"/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31:.Z131])" office:value-type="float" office:value="5.3" calcext:value-type="float">
            <text:p>5.3</text:p>
          </table:table-cell>
          <table:table-cell table:style-name="ce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6.1" calcext:value-type="float">
            <text:p>6.1</text:p>
          </table:table-cell>
          <table:table-cell table:style-name="ce2" office:value-type="float" office:value="129" calcext:value-type="float">
            <text:p>129</text:p>
          </table:table-cell>
          <table:table-cell table:style-name="ce2" table:formula="of:= AVERAGE([.AD131:.AH131])" office:value-type="float" office:value="3.54" calcext:value-type="float">
            <text:p>3.5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number-columns-repeated="2"/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 AVERAGE([.I132:.K132])" office:value-type="float" office:value="9.9" calcext:value-type="float">
            <text:p>9.9</text:p>
          </table:table-cell>
          <table:table-cell table:style-name="ce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30" calcext:value-type="float">
            <text:p>130</text:p>
          </table:table-cell>
          <table:table-cell table:style-name="ce2" table:formula="of:= AVERAGE([.O132:.Q132])" office:value-type="float" office:value="7.83333333333333" calcext:value-type="float">
            <text:p>7.83333333333333</text:p>
          </table:table-cell>
          <table:table-cell table:style-name="ce2" table:number-columns-repeated="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32:.Z132])" office:value-type="float" office:value="9.56" calcext:value-type="float">
            <text:p>9.56</text:p>
          </table:table-cell>
          <table:table-cell table:style-name="ce2"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3.3" calcext:value-type="float">
            <text:p>3.3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 AVERAGE([.AD132:.AH132])" office:value-type="float" office:value="2.68" calcext:value-type="float">
            <text:p>2.68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31" calcext:value-type="float">
            <text:p>131</text:p>
          </table:table-cell>
          <table:table-cell table:style-name="ce3" office:value-type="float" office:value="18" calcext:value-type="float">
            <text:p>18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31" calcext:value-type="float">
            <text:p>131</text:p>
          </table:table-cell>
          <table:table-cell table:style-name="ce2" table:formula="of:= AVERAGE([.I133:.K133])" office:value-type="float" office:value="10.3" calcext:value-type="float">
            <text:p>10.3</text:p>
          </table:table-cell>
          <table:table-cell table:style-name="ce2"/>
          <table:table-cell table:number-columns-repeated="2" table:style-name="ce3" office:value-type="float" office:value="1.9" calcext:value-type="float">
            <text:p>1.9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31" calcext:value-type="float">
            <text:p>131</text:p>
          </table:table-cell>
          <table:table-cell table:style-name="ce2" table:formula="of:= AVERAGE([.O133:.Q133])" office:value-type="float" office:value="3.76666666666667" calcext:value-type="float">
            <text:p>3.76666666666667</text:p>
          </table:table-cell>
          <table:table-cell table:style-name="ce2"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2" table:style-name="ce3" office:value-type="float" office:value="4.2" calcext:value-type="float">
            <text:p>4.2</text:p>
          </table:table-cell>
          <table:table-cell table:style-name="ce2"/>
          <table:table-cell table:style-name="ce2" table:formula="of:= AVERAGE([.V133:.Z133])" office:value-type="float" office:value="6.36" calcext:value-type="float">
            <text:p>6.36</text:p>
          </table:table-cell>
          <table:table-cell table:style-name="ce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.6" calcext:value-type="float">
            <text:p>1.6</text:p>
          </table:table-cell>
          <table:table-cell table:number-columns-repeated="2" table:style-name="ce3" office:value-type="float" office:value="1.8" calcext:value-type="float">
            <text:p>1.8</text:p>
          </table:table-cell>
          <table:table-cell table:style-name="ce3" office:value-type="float" office:value="3.1" calcext:value-type="float">
            <text:p>3.1</text:p>
          </table:table-cell>
          <table:table-cell table:style-name="ce2" office:value-type="float" office:value="131" calcext:value-type="float">
            <text:p>131</text:p>
          </table:table-cell>
          <table:table-cell table:style-name="ce2" table:formula="of:= AVERAGE([.AD133:.AH133])" office:value-type="float" office:value="2.72" calcext:value-type="float">
            <text:p>2.72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32" calcext:value-type="float">
            <text:p>132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 AVERAGE([.I134:.K134])" office:value-type="float" office:value="11.6666666666667" calcext:value-type="float">
            <text:p>11.6666666666667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132" calcext:value-type="float">
            <text:p>132</text:p>
          </table:table-cell>
          <table:table-cell table:style-name="ce2" table:formula="of:= AVERAGE([.O134:.Q134])" office:value-type="float" office:value="8.9" calcext:value-type="float">
            <text:p>8.9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9.5" calcext:value-type="float">
            <text:p>9.5</text:p>
          </table:table-cell>
          <table:table-cell table:style-name="ce2"/>
          <table:table-cell table:style-name="ce2" table:formula="of:= AVERAGE([.V134:.Z134])" office:value-type="float" office:value="4.36" calcext:value-type="float">
            <text:p>4.36</text:p>
          </table:table-cell>
          <table:table-cell table:style-name="ce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4.6" calcext:value-type="float">
            <text:p>4.6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 AVERAGE([.AD134:.AH134])" office:value-type="float" office:value="2.68" calcext:value-type="float">
            <text:p>2.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3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133" calcext:value-type="float">
            <text:p>133</text:p>
          </table:table-cell>
          <table:table-cell table:style-name="ce3" office:value-type="float" office:value="24" calcext:value-type="float">
            <text:p>24</text:p>
          </table:table-cell>
          <table:table-cell table:style-name="ce2" table:number-columns-repeated="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33" calcext:value-type="float">
            <text:p>133</text:p>
          </table:table-cell>
          <table:table-cell table:style-name="ce2" table:formula="of:= AVERAGE([.I135:.K135])" office:value-type="float" office:value="9.96666666666667" calcext:value-type="float">
            <text:p>9.96666666666667</text:p>
          </table:table-cell>
          <table:table-cell table:style-name="ce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133" calcext:value-type="float">
            <text:p>133</text:p>
          </table:table-cell>
          <table:table-cell table:style-name="ce2" table:formula="of:= AVERAGE([.O135:.Q135])" office:value-type="float" office:value="6.26666666666667" calcext:value-type="float">
            <text:p>6.26666666666667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30" calcext:value-type="float">
            <text:p>30</text:p>
          </table:table-cell>
          <table:table-cell table:style-name="ce2"/>
          <table:table-cell table:style-name="ce2" table:formula="of:= AVERAGE([.V135:.Z135])" office:value-type="float" office:value="8.34" calcext:value-type="float">
            <text:p>8.34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2.1" calcext:value-type="float">
            <text:p>2.1</text:p>
          </table:table-cell>
          <table:table-cell table:style-name="ce2" office:value-type="float" office:value="133" calcext:value-type="float">
            <text:p>133</text:p>
          </table:table-cell>
          <table:table-cell table:style-name="ce2" table:formula="of:= AVERAGE([.AD135:.AH135])" office:value-type="float" office:value="2.06" calcext:value-type="float">
            <text:p>2.06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134" calcext:value-type="float">
            <text:p>134</text:p>
          </table:table-cell>
          <table:table-cell table:style-name="ce3" office:value-type="float" office:value="23" calcext:value-type="float">
            <text:p>23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float" office:value="134" calcext:value-type="float">
            <text:p>134</text:p>
          </table:table-cell>
          <table:table-cell table:style-name="ce2" table:formula="of:= AVERAGE([.I136:.K136])" office:value-type="float" office:value="10.3333333333333" calcext:value-type="float">
            <text:p>10.3333333333333</text:p>
          </table:table-cell>
          <table:table-cell table:style-name="ce2"/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134" calcext:value-type="float">
            <text:p>134</text:p>
          </table:table-cell>
          <table:table-cell table:style-name="ce2" table:formula="of:= AVERAGE([.O136:.Q136])" office:value-type="float" office:value="6.86666666666667" calcext:value-type="float">
            <text:p>6.86666666666667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4" calcext:value-type="float">
            <text:p>14</text:p>
          </table:table-cell>
          <table:table-cell table:style-name="ce2"/>
          <table:table-cell table:style-name="ce2" table:formula="of:= AVERAGE([.V136:.Z136])" office:value-type="float" office:value="8.02" calcext:value-type="float">
            <text:p>8.02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4.6" calcext:value-type="float">
            <text:p>4.6</text:p>
          </table:table-cell>
          <table:table-cell table:style-name="ce2" office:value-type="float" office:value="134" calcext:value-type="float">
            <text:p>134</text:p>
          </table:table-cell>
          <table:table-cell table:style-name="ce2" table:formula="of:= AVERAGE([.AD136:.AH136])" office:value-type="float" office:value="4.24" calcext:value-type="float">
            <text:p>4.24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35" calcext:value-type="float">
            <text:p>135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135" calcext:value-type="float">
            <text:p>135</text:p>
          </table:table-cell>
          <table:table-cell table:style-name="ce2" table:formula="of:= AVERAGE([.I137:.K137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135" calcext:value-type="float">
            <text:p>135</text:p>
          </table:table-cell>
          <table:table-cell table:style-name="ce2" table:formula="of:= AVERAGE([.O137:.Q137])" office:value-type="float" office:value="8.3" calcext:value-type="float">
            <text:p>8.3</text:p>
          </table:table-cell>
          <table:table-cell table:style-name="ce2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37:.Z137])" office:value-type="float" office:value="3.12" calcext:value-type="float">
            <text:p>3.12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5.1" calcext:value-type="float">
            <text:p>5.1</text:p>
          </table:table-cell>
          <table:table-cell table:style-name="ce2" office:value-type="float" office:value="135" calcext:value-type="float">
            <text:p>135</text:p>
          </table:table-cell>
          <table:table-cell table:style-name="ce2" table:formula="of:= AVERAGE([.AD137:.AH137])" office:value-type="float" office:value="2.4396" calcext:value-type="float">
            <text:p>2.4396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36" calcext:value-type="float">
            <text:p>136</text:p>
          </table:table-cell>
          <table:table-cell table:style-name="ce2" table:formula="of:= AVERAGE([.I138:.K138])" office:value-type="float" office:value="11.3333333333333" calcext:value-type="float">
            <text:p>11.3333333333333</text:p>
          </table:table-cell>
          <table:table-cell table:style-name="ce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36" calcext:value-type="float">
            <text:p>136</text:p>
          </table:table-cell>
          <table:table-cell table:style-name="ce2" table:formula="of:= AVERAGE([.O138:.Q138])" office:value-type="float" office:value="5.5" calcext:value-type="float">
            <text:p>5.5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38:.Z138])" office:value-type="float" office:value="2.68" calcext:value-type="float">
            <text:p>2.68</text:p>
          </table:table-cell>
          <table:table-cell table:style-name="ce2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5.6" calcext:value-type="float">
            <text:p>5.6</text:p>
          </table:table-cell>
          <table:table-cell table:style-name="ce2" office:value-type="float" office:value="136" calcext:value-type="float">
            <text:p>136</text:p>
          </table:table-cell>
          <table:table-cell table:style-name="ce2" table:formula="of:= AVERAGE([.AD138:.AH138])" office:value-type="float" office:value="2.8" calcext:value-type="float">
            <text:p>2.8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3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137" calcext:value-type="float">
            <text:p>137</text:p>
          </table:table-cell>
          <table:table-cell table:style-name="ce2" table:formula="of:= AVERAGE([.I139:.K139])" office:value-type="float" office:value="9.96666666666667" calcext:value-type="float">
            <text:p>9.96666666666667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37" calcext:value-type="float">
            <text:p>137</text:p>
          </table:table-cell>
          <table:table-cell table:style-name="ce2" table:formula="of:= AVERAGE([.O139:.Q139])" office:value-type="float" office:value="4.3" calcext:value-type="float">
            <text:p>4.3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12" calcext:value-type="float">
            <text:p>12</text:p>
          </table:table-cell>
          <table:table-cell table:style-name="ce2"/>
          <table:table-cell table:style-name="ce2" table:formula="of:= AVERAGE([.V139:.Z139])" office:value-type="float" office:value="5.7" calcext:value-type="float">
            <text:p>5.7</text:p>
          </table:table-cell>
          <table:table-cell table:style-name="ce2"/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3.1" calcext:value-type="float">
            <text:p>3.1</text:p>
          </table:table-cell>
          <table:table-cell table:style-name="ce2" office:value-type="float" office:value="137" calcext:value-type="float">
            <text:p>137</text:p>
          </table:table-cell>
          <table:table-cell table:style-name="ce2" table:formula="of:= AVERAGE([.AD139:.AH139])" office:value-type="float" office:value="3.3" calcext:value-type="float">
            <text:p>3.3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3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float" office:value="138" calcext:value-type="float">
            <text:p>138</text:p>
          </table:table-cell>
          <table:table-cell table:style-name="ce3" office:value-type="float" office:value="5.3" calcext:value-type="float">
            <text:p>5.3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138" calcext:value-type="float">
            <text:p>138</text:p>
          </table:table-cell>
          <table:table-cell table:style-name="ce2" table:formula="of:= AVERAGE([.I140:.K140])" office:value-type="float" office:value="9.76666666666667" calcext:value-type="float">
            <text:p>9.76666666666667</text:p>
          </table:table-cell>
          <table:table-cell table:style-name="ce2"/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8" calcext:value-type="float">
            <text:p>138</text:p>
          </table:table-cell>
          <table:table-cell table:style-name="ce2" table:formula="of:= AVERAGE([.O140:.Q140])" office:value-type="float" office:value="7.06666666666667" calcext:value-type="float">
            <text:p>7.06666666666667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2" table:formula="of:= AVERAGE([.V140:.Z140])" office:value-type="float" office:value="5.38" calcext:value-type="float">
            <text:p>5.38</text:p>
          </table:table-cell>
          <table:table-cell table:style-name="ce2"/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38" calcext:value-type="float">
            <text:p>138</text:p>
          </table:table-cell>
          <table:table-cell table:style-name="ce2" table:formula="of:= AVERAGE([.AD140:.AH140])" office:value-type="float" office:value="3.1" calcext:value-type="float">
            <text:p>3.1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9.9" calcext:value-type="float">
            <text:p>9.9</text:p>
          </table:table-cell>
          <table:table-cell table:style-name="ce2" table:number-columns-repeated="2"/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139" calcext:value-type="float">
            <text:p>139</text:p>
          </table:table-cell>
          <table:table-cell table:style-name="ce2" table:formula="of:= AVERAGE([.I141:.K141])" office:value-type="float" office:value="10.3" calcext:value-type="float">
            <text:p>10.3</text:p>
          </table:table-cell>
          <table:table-cell table:style-name="ce2"/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139" calcext:value-type="float">
            <text:p>139</text:p>
          </table:table-cell>
          <table:table-cell table:style-name="ce2" table:formula="of:= AVERAGE([.O141:.Q141])" office:value-type="float" office:value="7.53333333333333" calcext:value-type="float">
            <text:p>7.53333333333333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41:.Z141])" office:value-type="float" office:value="5.02" calcext:value-type="float">
            <text:p>5.02</text:p>
          </table:table-cell>
          <table:table-cell table:style-name="ce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956" calcext:value-type="float">
            <text:p>0.956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.7" calcext:value-type="float">
            <text:p>3.7</text:p>
          </table:table-cell>
          <table:table-cell table:style-name="ce2" office:value-type="float" office:value="139" calcext:value-type="float">
            <text:p>139</text:p>
          </table:table-cell>
          <table:table-cell table:style-name="ce2" table:formula="of:= AVERAGE([.AD141:.AH141])" office:value-type="float" office:value="1.9512" calcext:value-type="float">
            <text:p>1.9512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6.1" calcext:value-type="float">
            <text:p>6.1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 AVERAGE([.I142:.K142])" office:value-type="float" office:value="10.4666666666667" calcext:value-type="float">
            <text:p>10.4666666666667</text:p>
          </table:table-cell>
          <table:table-cell table:style-name="ce2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0" calcext:value-type="float">
            <text:p>140</text:p>
          </table:table-cell>
          <table:table-cell table:style-name="ce2" table:formula="of:= AVERAGE([.O142:.Q142])" office:value-type="float" office:value="3.6" calcext:value-type="float">
            <text:p>3.6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42:.Z142])" office:value-type="float" office:value="5.62" calcext:value-type="float">
            <text:p>5.62</text:p>
          </table:table-cell>
          <table:table-cell table:style-name="ce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836" calcext:value-type="float">
            <text:p>0.836</text:p>
          </table:table-cell>
          <table:table-cell table:style-name="ce3" office:value-type="float" office:value="0.956" calcext:value-type="float">
            <text:p>0.956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 AVERAGE([.AD142:.AH142])" office:value-type="float" office:value="1.6784" calcext:value-type="float">
            <text:p>1.6784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1.9" calcext:value-type="float">
            <text:p>1.9</text:p>
          </table:table-cell>
          <table:table-cell table:style-name="ce2" table:number-columns-repeated="2"/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number-columns-repeated="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141" calcext:value-type="float">
            <text:p>141</text:p>
          </table:table-cell>
          <table:table-cell table:style-name="ce2" table:formula="of:= AVERAGE([.I143:.K143])" office:value-type="float" office:value="9.76666666666667" calcext:value-type="float">
            <text:p>9.76666666666667</text:p>
          </table:table-cell>
          <table:table-cell table:style-name="ce2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41" calcext:value-type="float">
            <text:p>141</text:p>
          </table:table-cell>
          <table:table-cell table:style-name="ce2" table:formula="of:= AVERAGE([.O143:.Q143])" office:value-type="float" office:value="2.45966666666667" calcext:value-type="float">
            <text:p>2.45966666666667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11" calcext:value-type="float">
            <text:p>11</text:p>
          </table:table-cell>
          <table:table-cell table:style-name="ce2"/>
          <table:table-cell table:style-name="ce2" table:formula="of:= AVERAGE([.V143:.Z143])" office:value-type="float" office:value="5.72" calcext:value-type="float">
            <text:p>5.72</text:p>
          </table:table-cell>
          <table:table-cell table:style-name="ce2"/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141" calcext:value-type="float">
            <text:p>141</text:p>
          </table:table-cell>
          <table:table-cell table:style-name="ce2" table:formula="of:= AVERAGE([.AD143:.AH143])" office:value-type="float" office:value="2.7" calcext:value-type="float">
            <text:p>2.7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2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142" calcext:value-type="float">
            <text:p>142</text:p>
          </table:table-cell>
          <table:table-cell table:style-name="ce2" table:formula="of:= AVERAGE([.I144:.K144])" office:value-type="float" office:value="10.6666666666667" calcext:value-type="float">
            <text:p>10.6666666666667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" calcext:value-type="float">
            <text:p>142</text:p>
          </table:table-cell>
          <table:table-cell table:style-name="ce2" table:formula="of:= AVERAGE([.O144:.Q144])" office:value-type="float" office:value="1.9" calcext:value-type="float">
            <text:p>1.9</text:p>
          </table:table-cell>
          <table:table-cell table:style-name="ce2" table:number-columns-repeated="2"/>
          <table:table-cell table:style-name="ce3" office:value-type="float" office:value="1.9" calcext:value-type="float">
            <text:p>1.9</text:p>
          </table:table-cell>
          <table:table-cell table:number-columns-repeated="2" table:style-name="ce3" office:value-type="float" office:value="5.6" calcext:value-type="float">
            <text:p>5.6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11" calcext:value-type="float">
            <text:p>11</text:p>
          </table:table-cell>
          <table:table-cell table:style-name="ce2"/>
          <table:table-cell table:style-name="ce2" table:formula="of:= AVERAGE([.V144:.Z144])" office:value-type="float" office:value="6.08" calcext:value-type="float">
            <text:p>6.08</text:p>
          </table:table-cell>
          <table:table-cell table:style-name="ce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style-name="ce2" table:formula="of:= AVERAGE([.AD144:.AH144])" office:value-type="float" office:value="2.42" calcext:value-type="float">
            <text:p>2.42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 AVERAGE([.I145:.K145])" office:value-type="float" office:value="11.3333333333333" calcext:value-type="float">
            <text:p>11.3333333333333</text:p>
          </table:table-cell>
          <table:table-cell table:style-name="ce2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143" calcext:value-type="float">
            <text:p>143</text:p>
          </table:table-cell>
          <table:table-cell table:style-name="ce2" table:formula="of:= AVERAGE([.O145:.Q145])" office:value-type="float" office:value="1.32633333333333" calcext:value-type="float">
            <text:p>1.32633333333333</text:p>
          </table:table-cell>
          <table:table-cell table:style-name="ce2" table:number-columns-repeated="2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6.8" calcext:value-type="float">
            <text:p>6.8</text:p>
          </table:table-cell>
          <table:table-cell table:number-columns-repeated="2" table:style-name="ce3" office:value-type="float" office:value="5.6" calcext:value-type="float">
            <text:p>5.6</text:p>
          </table:table-cell>
          <table:table-cell table:style-name="ce3" office:value-type="float" office:value="9.9" calcext:value-type="float">
            <text:p>9.9</text:p>
          </table:table-cell>
          <table:table-cell table:style-name="ce2"/>
          <table:table-cell table:style-name="ce2" table:formula="of:= AVERAGE([.V145:.Z145])" office:value-type="float" office:value="10.78" calcext:value-type="float">
            <text:p>10.78</text:p>
          </table:table-cell>
          <table:table-cell table:style-name="ce2"/>
          <table:table-cell table:style-name="ce3" office:value-type="float" office:value="0.859" calcext:value-type="float">
            <text:p>0.859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2.9" calcext:value-type="float">
            <text:p>2.9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 AVERAGE([.AD145:.AH145])" office:value-type="float" office:value="2.1918" calcext:value-type="float">
            <text:p>2.1918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8.4" calcext:value-type="float">
            <text:p>8.4</text:p>
          </table:table-cell>
          <table:table-cell table:style-name="ce2" office:value-type="float" office:value="144" calcext:value-type="float">
            <text:p>144</text:p>
          </table:table-cell>
          <table:table-cell table:style-name="ce2" table:formula="of:= AVERAGE([.I146:.K146])" office:value-type="float" office:value="9.3" calcext:value-type="float">
            <text:p>9.3</text:p>
          </table:table-cell>
          <table:table-cell table:style-name="ce2"/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2" table:formula="of:= AVERAGE([.O146:.Q146])" office:value-type="float" office:value="6.1" calcext:value-type="float">
            <text:p>6.1</text:p>
          </table:table-cell>
          <table:table-cell table:style-name="ce2" table:number-columns-repeated="2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46:.Z146])" office:value-type="float" office:value="8.88" calcext:value-type="float">
            <text:p>8.88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8" calcext:value-type="float">
            <text:p>2.8</text:p>
          </table:table-cell>
          <table:table-cell table:style-name="ce2" office:value-type="float" office:value="144" calcext:value-type="float">
            <text:p>144</text:p>
          </table:table-cell>
          <table:table-cell table:style-name="ce2" table:formula="of:= AVERAGE([.AD146:.AH146])" office:value-type="float" office:value="2.56" calcext:value-type="float">
            <text:p>2.56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3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formula="of:= AVERAGE([.I147:.K147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145" calcext:value-type="float">
            <text:p>145</text:p>
          </table:table-cell>
          <table:table-cell table:style-name="ce2" table:formula="of:= AVERAGE([.O147:.Q147])" office:value-type="float" office:value="7.5" calcext:value-type="float">
            <text:p>7.5</text:p>
          </table:table-cell>
          <table:table-cell table:style-name="ce2" table:number-columns-repeated="2"/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5.9" calcext:value-type="float">
            <text:p>5.9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.9" calcext:value-type="float">
            <text:p>1.9</text:p>
          </table:table-cell>
          <table:table-cell table:style-name="ce2"/>
          <table:table-cell table:style-name="ce2" table:formula="of:= AVERAGE([.V147:.Z147])" office:value-type="float" office:value="9.4" calcext:value-type="float">
            <text:p>9.4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6.6" calcext:value-type="float">
            <text:p>6.6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formula="of:= AVERAGE([.AD147:.AH147])" office:value-type="float" office:value="4.48" calcext:value-type="float">
            <text:p>4.48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46" calcext:value-type="float">
            <text:p>146</text:p>
          </table:table-cell>
          <table:table-cell table:style-name="ce2" table:formula="of:= AVERAGE([.I148:.K148])" office:value-type="float" office:value="9.76666666666667" calcext:value-type="float">
            <text:p>9.76666666666667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6" calcext:value-type="float">
            <text:p>146</text:p>
          </table:table-cell>
          <table:table-cell table:style-name="ce2" table:formula="of:= AVERAGE([.O148:.Q148])" office:value-type="float" office:value="5.36666666666667" calcext:value-type="float">
            <text:p>5.36666666666667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2" calcext:value-type="float">
            <text:p>5.2</text:p>
          </table:table-cell>
          <table:table-cell table:style-name="ce2"/>
          <table:table-cell table:style-name="ce2" table:formula="of:= AVERAGE([.V148:.Z148])" office:value-type="float" office:value="7" calcext:value-type="float">
            <text:p>7</text:p>
          </table:table-cell>
          <table:table-cell table:style-name="ce2"/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6" calcext:value-type="float">
            <text:p>146</text:p>
          </table:table-cell>
          <table:table-cell table:style-name="ce2" table:formula="of:= AVERAGE([.AD148:.AH148])" office:value-type="float" office:value="1.84" calcext:value-type="float">
            <text:p>1.84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float" office:value="147" calcext:value-type="float">
            <text:p>147</text:p>
          </table:table-cell>
          <table:table-cell table:style-name="ce3" office:value-type="float" office:value="1.8" calcext:value-type="float">
            <text:p>1.8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147" calcext:value-type="float">
            <text:p>147</text:p>
          </table:table-cell>
          <table:table-cell table:style-name="ce2" table:formula="of:= AVERAGE([.I149:.K149])" office:value-type="float" office:value="10.4666666666667" calcext:value-type="float">
            <text:p>10.4666666666667</text:p>
          </table:table-cell>
          <table:table-cell table:style-name="ce2"/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47" calcext:value-type="float">
            <text:p>147</text:p>
          </table:table-cell>
          <table:table-cell table:style-name="ce2" table:formula="of:= AVERAGE([.O149:.Q149])" office:value-type="float" office:value="6.56666666666667" calcext:value-type="float">
            <text:p>6.56666666666667</text:p>
          </table:table-cell>
          <table:table-cell table:style-name="ce2" table:number-columns-repeated="2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6.4" calcext:value-type="float">
            <text:p>6.4</text:p>
          </table:table-cell>
          <table:table-cell table:style-name="ce2"/>
          <table:table-cell table:style-name="ce2" table:formula="of:= AVERAGE([.V149:.Z149])" office:value-type="float" office:value="10.96" calcext:value-type="float">
            <text:p>10.96</text:p>
          </table:table-cell>
          <table:table-cell table:style-name="ce2"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3.5" calcext:value-type="float">
            <text:p>3.5</text:p>
          </table:table-cell>
          <table:table-cell table:style-name="ce2" office:value-type="float" office:value="147" calcext:value-type="float">
            <text:p>147</text:p>
          </table:table-cell>
          <table:table-cell table:style-name="ce2" table:formula="of:= AVERAGE([.AD149:.AH149])" office:value-type="float" office:value="4.56" calcext:value-type="float">
            <text:p>4.56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11" calcext:value-type="float">
            <text:p>11</text:p>
          </table:table-cell>
          <table:table-cell table:style-name="ce2" table:number-columns-repeated="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148" calcext:value-type="float">
            <text:p>148</text:p>
          </table:table-cell>
          <table:table-cell table:style-name="ce2" table:formula="of:= AVERAGE([.I150:.K150])" office:value-type="float" office:value="10.2666666666667" calcext:value-type="float">
            <text:p>10.2666666666667</text:p>
          </table:table-cell>
          <table:table-cell table:style-name="ce2"/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148" calcext:value-type="float">
            <text:p>148</text:p>
          </table:table-cell>
          <table:table-cell table:style-name="ce2" table:formula="of:= AVERAGE([.O150:.Q150])" office:value-type="float" office:value="4.66666666666667" calcext:value-type="float">
            <text:p>4.66666666666667</text:p>
          </table:table-cell>
          <table:table-cell table:style-name="ce2" table:number-columns-repeated="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2" calcext:value-type="float">
            <text:p>7.2</text:p>
          </table:table-cell>
          <table:table-cell table:style-name="ce2"/>
          <table:table-cell table:style-name="ce2" table:formula="of:= AVERAGE([.V150:.Z150])" office:value-type="float" office:value="11.12" calcext:value-type="float">
            <text:p>11.12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6.2" calcext:value-type="float">
            <text:p>6.2</text:p>
          </table:table-cell>
          <table:table-cell table:style-name="ce2" office:value-type="float" office:value="148" calcext:value-type="float">
            <text:p>148</text:p>
          </table:table-cell>
          <table:table-cell table:style-name="ce2" table:formula="of:= AVERAGE([.AD150:.AH150])" office:value-type="float" office:value="2.2196" calcext:value-type="float">
            <text:p>2.2196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float" office:value="149" calcext:value-type="float">
            <text:p>149</text:p>
          </table:table-cell>
          <table:table-cell table:style-name="ce3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149" calcext:value-type="float">
            <text:p>149</text:p>
          </table:table-cell>
          <table:table-cell table:style-name="ce2" table:formula="of:= AVERAGE([.I151:.K151])" office:value-type="float" office:value="10.6333333333333" calcext:value-type="float">
            <text:p>10.6333333333333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9" calcext:value-type="float">
            <text:p>149</text:p>
          </table:table-cell>
          <table:table-cell table:style-name="ce2" table:formula="of:= AVERAGE([.O151:.Q151])" office:value-type="float" office:value="6.33333333333333" calcext:value-type="float">
            <text:p>6.33333333333333</text:p>
          </table:table-cell>
          <table:table-cell table:style-name="ce2" table:number-columns-repeated="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table:formula="of:= AVERAGE([.V151:.Z151])" office:value-type="float" office:value="8.06" calcext:value-type="float">
            <text:p>8.06</text:p>
          </table:table-cell>
          <table:table-cell table:style-name="ce2"/>
          <table:table-cell table:style-name="ce3" office:value-type="float" office:value="0.859" calcext:value-type="float">
            <text:p>0.859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.2" calcext:value-type="float">
            <text:p>3.2</text:p>
          </table:table-cell>
          <table:table-cell table:style-name="ce2" office:value-type="float" office:value="149" calcext:value-type="float">
            <text:p>149</text:p>
          </table:table-cell>
          <table:table-cell table:style-name="ce2" table:formula="of:= AVERAGE([.AD151:.AH151])" office:value-type="float" office:value="2.1518" calcext:value-type="float">
            <text:p>2.1518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3" office:value-type="float" office:value="7.5" calcext:value-type="float">
            <text:p>7.5</text:p>
          </table:table-cell>
          <table:table-cell table:style-name="ce2" table:number-columns-repeated="2"/>
          <table:table-cell table:style-name="ce2" office:value-type="float" office:value="150" calcext:value-type="float">
            <text:p>150</text:p>
          </table:table-cell>
          <table:table-cell table:style-name="ce3" office:value-type="float" office:value="3.6" calcext:value-type="float">
            <text:p>3.6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 AVERAGE([.I152:.K152])" office:value-type="float" office:value="10.1333333333333" calcext:value-type="float">
            <text:p>10.1333333333333</text:p>
          </table:table-cell>
          <table:table-cell table:style-name="ce2"/>
          <table:table-cell table:style-name="ce3" office:value-type="float" office:value="7.3" calcext:value-type="float">
            <text:p>7.3</text:p>
          </table:table-cell>
          <table:table-cell table:number-columns-repeated="2" table:style-name="ce3" office:value-type="float" office:value="5.3" calcext:value-type="float">
            <text:p>5.3</text:p>
          </table:table-cell>
          <table:table-cell table:style-name="ce3" office:value-type="float" office:value="150" calcext:value-type="float">
            <text:p>150</text:p>
          </table:table-cell>
          <table:table-cell table:style-name="ce2" table:formula="of:= AVERAGE([.O152:.Q152])" office:value-type="float" office:value="5.96666666666667" calcext:value-type="float">
            <text:p>5.96666666666667</text:p>
          </table:table-cell>
          <table:table-cell table:style-name="ce2" table:number-columns-repeated="2"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2.6" calcext:value-type="float">
            <text:p>2.6</text:p>
          </table:table-cell>
          <table:table-cell table:style-name="ce2"/>
          <table:table-cell table:style-name="ce2" table:formula="of:= AVERAGE([.V152:.Z152])" office:value-type="float" office:value="6.06" calcext:value-type="float">
            <text:p>6.06</text:p>
          </table:table-cell>
          <table:table-cell table:style-name="ce2"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 AVERAGE([.AD152:.AH152])" office:value-type="float" office:value="2.62" calcext:value-type="float">
            <text:p>2.62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11" calcext:value-type="float">
            <text:p>11</text:p>
          </table:table-cell>
          <table:table-cell table:style-name="ce2" office:value-type="float" office:value="151" calcext:value-type="float">
            <text:p>151</text:p>
          </table:table-cell>
          <table:table-cell table:style-name="ce2" table:formula="of:= AVERAGE([.I153:.K153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151" calcext:value-type="float">
            <text:p>151</text:p>
          </table:table-cell>
          <table:table-cell table:style-name="ce2" table:formula="of:= AVERAGE([.O153:.Q153])" office:value-type="float" office:value="1.93333333333333" calcext:value-type="float">
            <text:p>1.93333333333333</text:p>
          </table:table-cell>
          <table:table-cell table:style-name="ce2" table:number-columns-repeated="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2" calcext:value-type="float">
            <text:p>5.2</text:p>
          </table:table-cell>
          <table:table-cell table:style-name="ce2"/>
          <table:table-cell table:style-name="ce2" table:formula="of:= AVERAGE([.V153:.Z153])" office:value-type="float" office:value="5.06" calcext:value-type="float">
            <text:p>5.06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1" calcext:value-type="float">
            <text:p>151</text:p>
          </table:table-cell>
          <table:table-cell table:style-name="ce2" table:formula="of:= AVERAGE([.AD153:.AH153])" office:value-type="float" office:value="2.8" calcext:value-type="float">
            <text:p>2.8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3" office:value-type="float" office:value="9.9" calcext:value-type="float">
            <text:p>9.9</text:p>
          </table:table-cell>
          <table:table-cell table:style-name="ce2" table:number-columns-repeated="2"/>
          <table:table-cell table:style-name="ce2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formula="of:= AVERAGE([.I154:.K154])" office:value-type="float" office:value="9.76666666666667" calcext:value-type="float">
            <text:p>9.76666666666667</text:p>
          </table:table-cell>
          <table:table-cell table:style-name="ce2"/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2" calcext:value-type="float">
            <text:p>152</text:p>
          </table:table-cell>
          <table:table-cell table:style-name="ce2" table:formula="of:= AVERAGE([.O154:.Q154])" office:value-type="float" office:value="4.4" calcext:value-type="float">
            <text:p>4.4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17" calcext:value-type="float">
            <text:p>17</text:p>
          </table:table-cell>
          <table:table-cell table:style-name="ce2"/>
          <table:table-cell table:style-name="ce2" table:formula="of:= AVERAGE([.V154:.Z154])" office:value-type="float" office:value="5.44" calcext:value-type="float">
            <text:p>5.44</text:p>
          </table:table-cell>
          <table:table-cell table:style-name="ce2"/>
          <table:table-cell table:style-name="ce3" office:value-type="float" office:value="2.1" calcext:value-type="float">
            <text:p>2.1</text:p>
          </table:table-cell>
          <table:table-cell table:number-columns-repeated="2" table:style-name="ce3" office:value-type="float" office:value="2.9" calcext:value-type="float">
            <text:p>2.9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formula="of:= AVERAGE([.AD154:.AH154])" office:value-type="float" office:value="2.68" calcext:value-type="float">
            <text:p>2.68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3" office:value-type="float" office:value="6.1" calcext:value-type="float">
            <text:p>6.1</text:p>
          </table:table-cell>
          <table:table-cell table:style-name="ce2" table:number-columns-repeated="2"/>
          <table:table-cell table:style-name="ce2" office:value-type="float" office:value="153" calcext:value-type="float">
            <text:p>153</text:p>
          </table:table-cell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53" calcext:value-type="float">
            <text:p>153</text:p>
          </table:table-cell>
          <table:table-cell table:style-name="ce2" table:formula="of:= AVERAGE([.I155:.K155])" office:value-type="float" office:value="10.3" calcext:value-type="float">
            <text:p>10.3</text:p>
          </table:table-cell>
          <table:table-cell table:style-name="ce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2" table:formula="of:= AVERAGE([.O155:.Q155])" office:value-type="float" office:value="5" calcext:value-type="float">
            <text:p>5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.2" calcext:value-type="float">
            <text:p>4.2</text:p>
          </table:table-cell>
          <table:table-cell table:style-name="ce3" office:value-type="float" office:value="6.2" calcext:value-type="float">
            <text:p>6.2</text:p>
          </table:table-cell>
          <table:table-cell table:style-name="ce2"/>
          <table:table-cell table:style-name="ce2" table:formula="of:= AVERAGE([.V155:.Z155])" office:value-type="float" office:value="6.1" calcext:value-type="float">
            <text:p>6.1</text:p>
          </table:table-cell>
          <table:table-cell table:style-name="ce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6.8" calcext:value-type="float">
            <text:p>6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878" calcext:value-type="float">
            <text:p>0.878</text:p>
          </table:table-cell>
          <table:table-cell table:style-name="ce2" office:value-type="float" office:value="153" calcext:value-type="float">
            <text:p>153</text:p>
          </table:table-cell>
          <table:table-cell table:style-name="ce2" table:formula="of:= AVERAGE([.AD155:.AH155])" office:value-type="float" office:value="1.8956" calcext:value-type="float">
            <text:p>1.8956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54" calcext:value-type="float">
            <text:p>154</text:p>
          </table:table-cell>
          <table:table-cell table:style-name="ce3" office:value-type="float" office:value="0.745" calcext:value-type="float">
            <text:p>0.745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9.9" calcext:value-type="float">
            <text:p>9.9</text:p>
          </table:table-cell>
          <table:table-cell table:style-name="ce2" office:value-type="float" office:value="154" calcext:value-type="float">
            <text:p>154</text:p>
          </table:table-cell>
          <table:table-cell table:style-name="ce2" table:formula="of:= AVERAGE([.I156:.K156])" office:value-type="float" office:value="10.6" calcext:value-type="float">
            <text:p>10.6</text:p>
          </table:table-cell>
          <table:table-cell table:style-name="ce2"/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4" calcext:value-type="float">
            <text:p>154</text:p>
          </table:table-cell>
          <table:table-cell table:style-name="ce2" table:formula="of:= AVERAGE([.O156:.Q156])" office:value-type="float" office:value="9.1" calcext:value-type="float">
            <text:p>9.1</text:p>
          </table:table-cell>
          <table:table-cell table:style-name="ce2" table:number-columns-repeated="2"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7.5" calcext:value-type="float">
            <text:p>7.5</text:p>
          </table:table-cell>
          <table:table-cell table:style-name="ce2"/>
          <table:table-cell table:style-name="ce2" table:formula="of:= AVERAGE([.V156:.Z156])" office:value-type="float" office:value="6.9" calcext:value-type="float">
            <text:p>6.9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878" calcext:value-type="float">
            <text:p>0.878</text:p>
          </table:table-cell>
          <table:table-cell table:style-name="ce2" office:value-type="float" office:value="154" calcext:value-type="float">
            <text:p>154</text:p>
          </table:table-cell>
          <table:table-cell table:style-name="ce2" table:formula="of:= AVERAGE([.AD156:.AH156])" office:value-type="float" office:value="2.2156" calcext:value-type="float">
            <text:p>2.2156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3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155" calcext:value-type="float">
            <text:p>155</text:p>
          </table:table-cell>
          <table:table-cell table:style-name="ce3" office:value-type="float" office:value="0.149" calcext:value-type="float">
            <text:p>0.149</text:p>
          </table:table-cell>
          <table:table-cell table:style-name="ce2" table:number-columns-repeated="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9" calcext:value-type="float">
            <text:p>8.9</text:p>
          </table:table-cell>
          <table:table-cell table:style-name="ce2" office:value-type="float" office:value="155" calcext:value-type="float">
            <text:p>155</text:p>
          </table:table-cell>
          <table:table-cell table:style-name="ce2" table:formula="of:= AVERAGE([.I157:.K157])" office:value-type="float" office:value="9.6" calcext:value-type="float">
            <text:p>9.6</text:p>
          </table:table-cell>
          <table:table-cell table:style-name="ce2"/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55" calcext:value-type="float">
            <text:p>155</text:p>
          </table:table-cell>
          <table:table-cell table:style-name="ce2" table:formula="of:= AVERAGE([.O157:.Q157])" office:value-type="float" office:value="3.53333333333333" calcext:value-type="float">
            <text:p>3.53333333333333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57:.Z157])" office:value-type="float" office:value="8.76" calcext:value-type="float">
            <text:p>8.76</text:p>
          </table:table-cell>
          <table:table-cell table:style-name="ce2"/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3.5" calcext:value-type="float">
            <text:p>3.5</text:p>
          </table:table-cell>
          <table:table-cell table:style-name="ce2" office:value-type="float" office:value="155" calcext:value-type="float">
            <text:p>155</text:p>
          </table:table-cell>
          <table:table-cell table:style-name="ce2" table:formula="of:= AVERAGE([.AD157:.AH157])" office:value-type="float" office:value="3.44" calcext:value-type="float">
            <text:p>3.44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float" office:value="156" calcext:value-type="float">
            <text:p>156</text:p>
          </table:table-cell>
          <table:table-cell table:style-name="ce3" office:value-type="float" office:value="2.3" calcext:value-type="float">
            <text:p>2.3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float" office:value="156" calcext:value-type="float">
            <text:p>156</text:p>
          </table:table-cell>
          <table:table-cell table:style-name="ce2" table:formula="of:= AVERAGE([.I158:.K158])" office:value-type="float" office:value="11.2333333333333" calcext:value-type="float">
            <text:p>11.2333333333333</text:p>
          </table:table-cell>
          <table:table-cell table:style-name="ce2"/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156" calcext:value-type="float">
            <text:p>156</text:p>
          </table:table-cell>
          <table:table-cell table:style-name="ce2" table:formula="of:= AVERAGE([.O158:.Q158])" office:value-type="float" office:value="4.8" calcext:value-type="float">
            <text:p>4.8</text:p>
          </table:table-cell>
          <table:table-cell table:style-name="ce2" table:number-columns-repeated="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9.9" calcext:value-type="float">
            <text:p>9.9</text:p>
          </table:table-cell>
          <table:table-cell table:style-name="ce2"/>
          <table:table-cell table:style-name="ce2" table:formula="of:= AVERAGE([.V158:.Z158])" office:value-type="float" office:value="9.5" calcext:value-type="float">
            <text:p>9.5</text:p>
          </table:table-cell>
          <table:table-cell table:style-name="ce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0.878" calcext:value-type="float">
            <text:p>0.878</text:p>
          </table:table-cell>
          <table:table-cell table:style-name="ce2" office:value-type="float" office:value="156" calcext:value-type="float">
            <text:p>156</text:p>
          </table:table-cell>
          <table:table-cell table:style-name="ce2" table:formula="of:= AVERAGE([.AD158:.AH158])" office:value-type="float" office:value="2.5642" calcext:value-type="float">
            <text:p>2.5642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57" calcext:value-type="float">
            <text:p>157</text:p>
          </table:table-cell>
          <table:table-cell table:style-name="ce3" office:value-type="float" office:value="7.8" calcext:value-type="float">
            <text:p>7.8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157" calcext:value-type="float">
            <text:p>157</text:p>
          </table:table-cell>
          <table:table-cell table:style-name="ce2" table:formula="of:= AVERAGE([.I159:.K159])" office:value-type="float" office:value="10.3" calcext:value-type="float">
            <text:p>10.3</text:p>
          </table:table-cell>
          <table:table-cell table:style-name="ce2"/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" calcext:value-type="float">
            <text:p>157</text:p>
          </table:table-cell>
          <table:table-cell table:style-name="ce2" table:formula="of:= AVERAGE([.O159:.Q159])" office:value-type="float" office:value="6.96666666666667" calcext:value-type="float">
            <text:p>6.96666666666667</text:p>
          </table:table-cell>
          <table:table-cell table:style-name="ce2" table:number-columns-repeated="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6.1" calcext:value-type="float">
            <text:p>6.1</text:p>
          </table:table-cell>
          <table:table-cell table:style-name="ce2"/>
          <table:table-cell table:style-name="ce2" table:formula="of:= AVERAGE([.V159:.Z159])" office:value-type="float" office:value="4.86" calcext:value-type="float">
            <text:p>4.86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0.956" calcext:value-type="float">
            <text:p>0.956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7" calcext:value-type="float">
            <text:p>157</text:p>
          </table:table-cell>
          <table:table-cell table:style-name="ce2" table:formula="of:= AVERAGE([.AD159:.AH159])" office:value-type="float" office:value="1.3508" calcext:value-type="float">
            <text:p>1.3508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8.9" calcext:value-type="float">
            <text:p>8.9</text:p>
          </table:table-cell>
          <table:table-cell table:style-name="ce2" office:value-type="float" office:value="158" calcext:value-type="float">
            <text:p>158</text:p>
          </table:table-cell>
          <table:table-cell table:style-name="ce2" table:formula="of:= AVERAGE([.I160:.K160])" office:value-type="float" office:value="9.4" calcext:value-type="float">
            <text:p>9.4</text:p>
          </table:table-cell>
          <table:table-cell table:style-name="ce2"/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58" calcext:value-type="float">
            <text:p>158</text:p>
          </table:table-cell>
          <table:table-cell table:style-name="ce2" table:formula="of:= AVERAGE([.O160:.Q160])" office:value-type="float" office:value="6.1" calcext:value-type="float">
            <text:p>6.1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60:.Z160])" office:value-type="float" office:value="1.02" calcext:value-type="float">
            <text:p>1.02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956" calcext:value-type="float">
            <text:p>0.956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3.7" calcext:value-type="float">
            <text:p>3.7</text:p>
          </table:table-cell>
          <table:table-cell table:style-name="ce2" office:value-type="float" office:value="158" calcext:value-type="float">
            <text:p>158</text:p>
          </table:table-cell>
          <table:table-cell table:style-name="ce2" table:formula="of:= AVERAGE([.AD160:.AH160])" office:value-type="float" office:value="2.6708" calcext:value-type="float">
            <text:p>2.6708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3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159" calcext:value-type="float">
            <text:p>159</text:p>
          </table:table-cell>
          <table:table-cell table:style-name="ce3" office:value-type="float" office:value="398" calcext:value-type="float">
            <text:p>398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59" calcext:value-type="float">
            <text:p>159</text:p>
          </table:table-cell>
          <table:table-cell table:style-name="ce2" table:formula="of:= AVERAGE([.I161:.K161])" office:value-type="float" office:value="8.8" calcext:value-type="float">
            <text:p>8.8</text:p>
          </table:table-cell>
          <table:table-cell table:style-name="ce2"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9" calcext:value-type="float">
            <text:p>159</text:p>
          </table:table-cell>
          <table:table-cell table:style-name="ce2" table:formula="of:= AVERAGE([.O161:.Q161])" office:value-type="float" office:value="3.8" calcext:value-type="float">
            <text:p>3.8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2"/>
          <table:table-cell table:style-name="ce2" table:formula="of:= AVERAGE([.V161:.Z161])" office:value-type="float" office:value="5.86" calcext:value-type="float">
            <text:p>5.86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56" calcext:value-type="float">
            <text:p>0.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1" calcext:value-type="float">
            <text:p>4.1</text:p>
          </table:table-cell>
          <table:table-cell table:style-name="ce2" office:value-type="float" office:value="159" calcext:value-type="float">
            <text:p>159</text:p>
          </table:table-cell>
          <table:table-cell table:style-name="ce2" table:formula="of:= AVERAGE([.AD161:.AH161])" office:value-type="float" office:value="2.1912" calcext:value-type="float">
            <text:p>2.1912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3" office:value-type="float" office:value="24" calcext:value-type="float">
            <text:p>24</text:p>
          </table:table-cell>
          <table:table-cell table:style-name="ce2" table:number-columns-repeated="2"/>
          <table:table-cell table:style-name="ce2" office:value-type="float" office:value="160" calcext:value-type="float">
            <text:p>160</text:p>
          </table:table-cell>
          <table:table-cell table:style-name="ce3" office:value-type="float" office:value="18" calcext:value-type="float">
            <text:p>18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 AVERAGE([.I162:.K162])" office:value-type="float" office:value="9.43333333333333" calcext:value-type="float">
            <text:p>9.43333333333333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160" calcext:value-type="float">
            <text:p>160</text:p>
          </table:table-cell>
          <table:table-cell table:style-name="ce2" table:formula="of:= AVERAGE([.O162:.Q162])" office:value-type="float" office:value="4.2" calcext:value-type="float">
            <text:p>4.2</text:p>
          </table:table-cell>
          <table:table-cell table:style-name="ce2" table:number-columns-repeated="2"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4.6" calcext:value-type="float">
            <text:p>4.6</text:p>
          </table:table-cell>
          <table:table-cell table:style-name="ce2"/>
          <table:table-cell table:style-name="ce2" table:formula="of:= AVERAGE([.V162:.Z162])" office:value-type="float" office:value="4.56" calcext:value-type="float">
            <text:p>4.56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4.6" calcext:value-type="float">
            <text:p>4.6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 AVERAGE([.AD162:.AH162])" office:value-type="float" office:value="3.36" calcext:value-type="float">
            <text:p>3.36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3" office:value-type="float" office:value="0.978" calcext:value-type="float">
            <text:p>0.978</text:p>
          </table:table-cell>
          <table:table-cell table:style-name="ce2" table:number-columns-repeated="2"/>
          <table:table-cell table:style-name="ce2" office:value-type="float" office:value="161" calcext:value-type="float">
            <text:p>161</text:p>
          </table:table-cell>
          <table:table-cell table:style-name="ce3" office:value-type="float" office:value="8.6" calcext:value-type="float">
            <text:p>8.6</text:p>
          </table:table-cell>
          <table:table-cell table:style-name="ce2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61" calcext:value-type="float">
            <text:p>161</text:p>
          </table:table-cell>
          <table:table-cell table:style-name="ce2" table:formula="of:= AVERAGE([.I163:.K163])" office:value-type="float" office:value="7.06666666666667" calcext:value-type="float">
            <text:p>7.06666666666667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2" table:formula="of:= AVERAGE([.O163:.Q163])" office:value-type="float" office:value="0.704" calcext:value-type="float">
            <text:p>0.704</text:p>
          </table:table-cell>
          <table:table-cell table:style-name="ce2" table:number-columns-repeated="2"/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63:.Z163])" office:value-type="float" office:value="3.74" calcext:value-type="float">
            <text:p>3.74</text:p>
          </table:table-cell>
          <table:table-cell table:style-name="ce2"/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836" calcext:value-type="float">
            <text:p>0.836</text:p>
          </table:table-cell>
          <table:table-cell table:style-name="ce3" office:value-type="float" office:value="0.956" calcext:value-type="float">
            <text:p>0.956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3.6" calcext:value-type="float">
            <text:p>3.6</text:p>
          </table:table-cell>
          <table:table-cell table:style-name="ce2" office:value-type="float" office:value="161" calcext:value-type="float">
            <text:p>161</text:p>
          </table:table-cell>
          <table:table-cell table:style-name="ce2" table:formula="of:= AVERAGE([.AD163:.AH163])" office:value-type="float" office:value="2.0184" calcext:value-type="float">
            <text:p>2.0184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3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float" office:value="162" calcext:value-type="float">
            <text:p>162</text:p>
          </table:table-cell>
          <table:table-cell table:style-name="ce3" office:value-type="float" office:value="18" calcext:value-type="float">
            <text:p>18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8.5" calcext:value-type="float">
            <text:p>8.5</text:p>
          </table:table-cell>
          <table:table-cell table:style-name="ce2" office:value-type="float" office:value="162" calcext:value-type="float">
            <text:p>162</text:p>
          </table:table-cell>
          <table:table-cell table:style-name="ce2" table:formula="of:= AVERAGE([.I164:.K164])" office:value-type="float" office:value="10.1666666666667" calcext:value-type="float">
            <text:p>10.1666666666667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62" calcext:value-type="float">
            <text:p>162</text:p>
          </table:table-cell>
          <table:table-cell table:style-name="ce2" table:formula="of:= AVERAGE([.O164:.Q164])" office:value-type="float" office:value="5.66666666666667" calcext:value-type="float">
            <text:p>5.66666666666667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64:.Z164])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768" calcext:value-type="float">
            <text:p>0.768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956" calcext:value-type="float">
            <text:p>0.956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62" calcext:value-type="float">
            <text:p>162</text:p>
          </table:table-cell>
          <table:table-cell table:style-name="ce2" table:formula="of:= AVERAGE([.AD164:.AH164])" office:value-type="float" office:value="1.8048" calcext:value-type="float">
            <text:p>1.8048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3.5" calcext:value-type="float">
            <text:p>3.5</text:p>
          </table:table-cell>
          <table:table-cell table:style-name="ce2" table:number-columns-repeated="2"/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4.8" calcext:value-type="float">
            <text:p>4.8</text:p>
          </table:table-cell>
          <table:table-cell table:style-name="ce2" table:number-columns-repeated="2"/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.2" calcext:value-type="float">
            <text:p>4.2</text:p>
          </table:table-cell>
          <table:table-cell table:style-name="ce2" office:value-type="float" office:value="163" calcext:value-type="float">
            <text:p>163</text:p>
          </table:table-cell>
          <table:table-cell table:style-name="ce2" table:formula="of:= AVERAGE([.I165:.K165])" office:value-type="float" office:value="6.9" calcext:value-type="float">
            <text:p>6.9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3" calcext:value-type="float">
            <text:p>163</text:p>
          </table:table-cell>
          <table:table-cell table:style-name="ce2" table:formula="of:= AVERAGE([.O165:.Q165])" office:value-type="float" office:value="4.06666666666667" calcext:value-type="float">
            <text:p>4.06666666666667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987" calcext:value-type="float">
            <text:p>0.987</text:p>
          </table:table-cell>
          <table:table-cell table:style-name="ce2"/>
          <table:table-cell table:style-name="ce2" table:formula="of:= AVERAGE([.V165:.Z165])" office:value-type="float" office:value="6.3574" calcext:value-type="float">
            <text:p>6.3574</text:p>
          </table:table-cell>
          <table:table-cell table:style-name="ce2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3" calcext:value-type="float">
            <text:p>163</text:p>
          </table:table-cell>
          <table:table-cell table:style-name="ce2" table:formula="of:= AVERAGE([.AD165:.AH165])" office:value-type="float" office:value="1.32" calcext:value-type="float">
            <text:p>1.3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0.564" calcext:value-type="float">
            <text:p>0.564</text:p>
          </table:table-cell>
          <table:table-cell table:style-name="ce2" table:number-columns-repeated="2"/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22" calcext:value-type="float">
            <text:p>22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64" calcext:value-type="float">
            <text:p>164</text:p>
          </table:table-cell>
          <table:table-cell table:style-name="ce2" table:formula="of:= AVERAGE([.I166:.K166])" office:value-type="float" office:value="10.3" calcext:value-type="float">
            <text:p>10.3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64" calcext:value-type="float">
            <text:p>164</text:p>
          </table:table-cell>
          <table:table-cell table:style-name="ce2" table:formula="of:= AVERAGE([.O166:.Q166])" office:value-type="float" office:value="1.9" calcext:value-type="float">
            <text:p>1.9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66:.Z166])" office:value-type="float" office:value="3.32" calcext:value-type="float">
            <text:p>3.32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4" calcext:value-type="float">
            <text:p>164</text:p>
          </table:table-cell>
          <table:table-cell table:style-name="ce2" table:formula="of:= AVERAGE([.AD166:.AH166])" office:value-type="float" office:value="0.84" calcext:value-type="float">
            <text:p>0.84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3" office:value-type="float" office:value="3.2" calcext:value-type="float">
            <text:p>3.2</text:p>
          </table:table-cell>
          <table:table-cell table:style-name="ce2" table:number-columns-repeated="2"/>
          <table:table-cell table:style-name="ce2" office:value-type="float" office:value="165" calcext:value-type="float">
            <text:p>165</text:p>
          </table:table-cell>
          <table:table-cell table:style-name="ce3" office:value-type="float" office:value="13" calcext:value-type="float">
            <text:p>13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165" calcext:value-type="float">
            <text:p>165</text:p>
          </table:table-cell>
          <table:table-cell table:style-name="ce2" table:formula="of:= AVERAGE([.I167:.K167])" office:value-type="float" office:value="10.1333333333333" calcext:value-type="float">
            <text:p>10.1333333333333</text:p>
          </table:table-cell>
          <table:table-cell table:style-name="ce2"/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style-name="ce2" table:formula="of:= AVERAGE([.O167:.Q167])" office:value-type="float" office:value="4.53333333333333" calcext:value-type="float">
            <text:p>4.53333333333333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9.9" calcext:value-type="float">
            <text:p>9.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67:.Z167])" office:value-type="float" office:value="3.2" calcext:value-type="float">
            <text:p>3.2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56" calcext:value-type="float">
            <text:p>0.9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65" calcext:value-type="float">
            <text:p>165</text:p>
          </table:table-cell>
          <table:table-cell table:style-name="ce2" table:formula="of:= AVERAGE([.AD167:.AH167])" office:value-type="float" office:value="0.1912" calcext:value-type="float">
            <text:p>0.1912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3" office:value-type="float" office:value="5.7" calcext:value-type="float">
            <text:p>5.7</text:p>
          </table:table-cell>
          <table:table-cell table:style-name="ce2" table:number-columns-repeated="2"/>
          <table:table-cell table:style-name="ce2" office:value-type="float" office:value="166" calcext:value-type="float">
            <text:p>166</text:p>
          </table:table-cell>
          <table:table-cell table:style-name="ce3" office:value-type="float" office:value="9.9" calcext:value-type="float">
            <text:p>9.9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166" calcext:value-type="float">
            <text:p>166</text:p>
          </table:table-cell>
          <table:table-cell table:style-name="ce2" table:formula="of:= AVERAGE([.I168:.K168])" office:value-type="float" office:value="10.6666666666667" calcext:value-type="float">
            <text:p>10.6666666666667</text:p>
          </table:table-cell>
          <table:table-cell table:style-name="ce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166" calcext:value-type="float">
            <text:p>166</text:p>
          </table:table-cell>
          <table:table-cell table:style-name="ce2" table:formula="of:= AVERAGE([.O168:.Q168])" office:value-type="float" office:value="6.36666666666667" calcext:value-type="float">
            <text:p>6.36666666666667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68:.Z168])" office:value-type="float" office:value="3.74" calcext:value-type="float">
            <text:p>3.74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836" calcext:value-type="float">
            <text:p>0.836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66" calcext:value-type="float">
            <text:p>166</text:p>
          </table:table-cell>
          <table:table-cell table:style-name="ce2" table:formula="of:= AVERAGE([.AD168:.AH168])" office:value-type="float" office:value="1.2472" calcext:value-type="float">
            <text:p>1.2472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number-columns-repeated="2"/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67" calcext:value-type="float">
            <text:p>167</text:p>
          </table:table-cell>
          <table:table-cell table:style-name="ce2" table:formula="of:= AVERAGE([.I169:.K169])" office:value-type="float" office:value="9.73333333333333" calcext:value-type="float">
            <text:p>9.73333333333333</text:p>
          </table:table-cell>
          <table:table-cell table:style-name="ce2"/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167" calcext:value-type="float">
            <text:p>167</text:p>
          </table:table-cell>
          <table:table-cell table:style-name="ce2" table:formula="of:= AVERAGE([.O169:.Q169])" office:value-type="float" office:value="1.86666666666667" calcext:value-type="float">
            <text:p>1.86666666666667</text:p>
          </table:table-cell>
          <table:table-cell table:style-name="ce2" table:number-columns-repeated="2"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69:.Z169])" office:value-type="float" office:value="2.98" calcext:value-type="float">
            <text:p>2.98</text:p>
          </table:table-cell>
          <table:table-cell table:style-name="ce2"/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878" calcext:value-type="float">
            <text:p>0.878</text:p>
          </table:table-cell>
          <table:table-cell table:style-name="ce2" office:value-type="float" office:value="167" calcext:value-type="float">
            <text:p>167</text:p>
          </table:table-cell>
          <table:table-cell table:style-name="ce2" table:formula="of:= AVERAGE([.AD169:.AH169])" office:value-type="float" office:value="1.052" calcext:value-type="float">
            <text:p>1.052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68" calcext:value-type="float">
            <text:p>168</text:p>
          </table:table-cell>
          <table:table-cell table:style-name="ce3" office:value-type="float" office:value="1.8" calcext:value-type="float">
            <text:p>1.8</text:p>
          </table:table-cell>
          <table:table-cell table:style-name="ce2" table:number-columns-repeated="2"/>
          <table:table-cell table:number-columns-repeated="3" table:style-name="ce3" office:value-type="float" office:value="7.5" calcext:value-type="float">
            <text:p>7.5</text:p>
          </table:table-cell>
          <table:table-cell table:style-name="ce2" office:value-type="float" office:value="168" calcext:value-type="float">
            <text:p>168</text:p>
          </table:table-cell>
          <table:table-cell table:style-name="ce2" table:formula="of:= AVERAGE([.I170:.K170])" office:value-type="float" office:value="7.5" calcext:value-type="float">
            <text:p>7.5</text:p>
          </table:table-cell>
          <table:table-cell table:style-name="ce2"/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2" table:formula="of:= AVERAGE([.O170:.Q170])" office:value-type="float" office:value="0.5" calcext:value-type="float">
            <text:p>0.5</text:p>
          </table:table-cell>
          <table:table-cell table:style-name="ce2" table:number-columns-repeated="2"/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.8" calcext:value-type="float">
            <text:p>6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70:.Z170])" office:value-type="float" office:value="3.16" calcext:value-type="float">
            <text:p>3.16</text:p>
          </table:table-cell>
          <table:table-cell table:style-name="ce2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4" calcext:value-type="float">
            <text:p>1.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68" calcext:value-type="float">
            <text:p>168</text:p>
          </table:table-cell>
          <table:table-cell table:style-name="ce2" table:formula="of:= AVERAGE([.AD170:.AH170])" office:value-type="float" office:value="0.98" calcext:value-type="float">
            <text:p>0.98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1.9" calcext:value-type="float">
            <text:p>1.9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2" table:formula="of:= AVERAGE([.I171:.K171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2" table:formula="of:= AVERAGE([.O171:.Q171])" office:value-type="float" office:value="1.22633333333333" calcext:value-type="float">
            <text:p>1.22633333333333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7.3" calcext:value-type="float">
            <text:p>7.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71:.Z171])" office:value-type="float" office:value="3.28" calcext:value-type="float">
            <text:p>3.28</text:p>
          </table:table-cell>
          <table:table-cell table:style-name="ce2"/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2" table:formula="of:= AVERAGE([.AD171:.AH171])" office:value-type="float" office:value="1.4886" calcext:value-type="float">
            <text:p>1.4886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float" office:value="170" calcext:value-type="float">
            <text:p>170</text:p>
          </table:table-cell>
          <table:table-cell table:style-name="ce3" office:value-type="float" office:value="12" calcext:value-type="float">
            <text:p>12</text:p>
          </table:table-cell>
          <table:table-cell table:style-name="ce2" table:number-columns-repeated="2"/>
          <table:table-cell table:number-columns-repeated="3" table:style-name="ce3" office:value-type="float" office:value="9.9" calcext:value-type="float">
            <text:p>9.9</text:p>
          </table:table-cell>
          <table:table-cell table:style-name="ce2" office:value-type="float" office:value="170" calcext:value-type="float">
            <text:p>170</text:p>
          </table:table-cell>
          <table:table-cell table:style-name="ce2" table:formula="of:= AVERAGE([.I172:.K172])" office:value-type="float" office:value="9.9" calcext:value-type="float">
            <text:p>9.9</text:p>
          </table:table-cell>
          <table:table-cell table:style-name="ce2"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70" calcext:value-type="float">
            <text:p>170</text:p>
          </table:table-cell>
          <table:table-cell table:style-name="ce2" table:formula="of:= AVERAGE([.O172:.Q172])" office:value-type="float" office:value="0.625" calcext:value-type="float">
            <text:p>0.625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5.7" calcext:value-type="float">
            <text:p>5.7</text:p>
          </table:table-cell>
          <table:table-cell table:style-name="ce2"/>
          <table:table-cell table:style-name="ce2" table:formula="of:= AVERAGE([.V172:.Z172])" office:value-type="float" office:value="3.08" calcext:value-type="float">
            <text:p>3.08</text:p>
          </table:table-cell>
          <table:table-cell table:style-name="ce2"/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0.836" calcext:value-type="float">
            <text:p>0.8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.8" calcext:value-type="float">
            <text:p>3.8</text:p>
          </table:table-cell>
          <table:table-cell table:style-name="ce2" office:value-type="float" office:value="170" calcext:value-type="float">
            <text:p>170</text:p>
          </table:table-cell>
          <table:table-cell table:style-name="ce2" table:formula="of:= AVERAGE([.AD172:.AH172])" office:value-type="float" office:value="1.4072" calcext:value-type="float">
            <text:p>1.4072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float" office:value="171" calcext:value-type="float">
            <text:p>171</text:p>
          </table:table-cell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3" table:style-name="ce3" office:value-type="float" office:value="6.1" calcext:value-type="float">
            <text:p>6.1</text:p>
          </table:table-cell>
          <table:table-cell table:style-name="ce2" office:value-type="float" office:value="171" calcext:value-type="float">
            <text:p>171</text:p>
          </table:table-cell>
          <table:table-cell table:style-name="ce2" table:formula="of:= AVERAGE([.I173:.K173])" office:value-type="float" office:value="6.1" calcext:value-type="float">
            <text:p>6.1</text:p>
          </table:table-cell>
          <table:table-cell table:style-name="ce2"/>
          <table:table-cell table:style-name="ce3" office:value-type="float" office:value="0.079" calcext:value-type="float">
            <text:p>0.0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2" table:formula="of:= AVERAGE([.O173:.Q173])" office:value-type="float" office:value="0.0263333333333333" calcext:value-type="float">
            <text:p>0.0263333333333333</text:p>
          </table:table-cell>
          <table:table-cell table:style-name="ce2" table:number-columns-repeated="2"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6.5" calcext:value-type="float">
            <text:p>6.5</text:p>
          </table:table-cell>
          <table:table-cell table:style-name="ce2"/>
          <table:table-cell table:style-name="ce2" table:formula="of:= AVERAGE([.V173:.Z173])" office:value-type="float" office:value="6.02" calcext:value-type="float">
            <text:p>6.02</text:p>
          </table:table-cell>
          <table:table-cell table:style-name="ce2"/>
          <table:table-cell table:style-name="ce3" office:value-type="float" office:value="1.7" calcext:value-type="float">
            <text:p>1.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.9" calcext:value-type="float">
            <text:p>2.9</text:p>
          </table:table-cell>
          <table:table-cell table:style-name="ce2" office:value-type="float" office:value="171" calcext:value-type="float">
            <text:p>171</text:p>
          </table:table-cell>
          <table:table-cell table:style-name="ce2" table:formula="of:= AVERAGE([.AD173:.AH173])" office:value-type="float" office:value="0.92" calcext:value-type="float">
            <text:p>0.92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172" calcext:value-type="float">
            <text:p>172</text:p>
          </table:table-cell>
          <table:table-cell table:style-name="ce3" office:value-type="float" office:value="4.1" calcext:value-type="float">
            <text:p>4.1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72" calcext:value-type="float">
            <text:p>172</text:p>
          </table:table-cell>
          <table:table-cell table:style-name="ce2" table:formula="of:= AVERAGE([.I174:.K174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0.242" calcext:value-type="float">
            <text:p>0.242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" calcext:value-type="float">
            <text:p>172</text:p>
          </table:table-cell>
          <table:table-cell table:style-name="ce2" table:formula="of:= AVERAGE([.O174:.Q174])" office:value-type="float" office:value="1.98066666666667" calcext:value-type="float">
            <text:p>1.98066666666667</text:p>
          </table:table-cell>
          <table:table-cell table:style-name="ce2" table:number-columns-repeated="2"/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0.886" calcext:value-type="float">
            <text:p>0.886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74:.Z174])" office:value-type="float" office:value="3.6372" calcext:value-type="float">
            <text:p>3.6372</text:p>
          </table:table-cell>
          <table:table-cell table:style-name="ce2"/>
          <table:table-cell table:style-name="ce3" office:value-type="float" office:value="4.8" calcext:value-type="float">
            <text:p>4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4.8" calcext:value-type="float">
            <text:p>4.8</text:p>
          </table:table-cell>
          <table:table-cell table:style-name="ce2" office:value-type="float" office:value="172" calcext:value-type="float">
            <text:p>172</text:p>
          </table:table-cell>
          <table:table-cell table:style-name="ce2" table:formula="of:= AVERAGE([.AD174:.AH174])" office:value-type="float" office:value="2.1196" calcext:value-type="float">
            <text:p>2.1196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3" office:value-type="float" office:value="24" calcext:value-type="float">
            <text:p>24</text:p>
          </table:table-cell>
          <table:table-cell table:style-name="ce2" table:number-columns-repeated="2"/>
          <table:table-cell table:style-name="ce2" office:value-type="float" office:value="173" calcext:value-type="float">
            <text:p>173</text:p>
          </table:table-cell>
          <table:table-cell table:style-name="ce3" office:value-type="float" office:value="0.576" calcext:value-type="float">
            <text:p>0.576</text:p>
          </table:table-cell>
          <table:table-cell table:style-name="ce2" table:number-columns-repeated="2"/>
          <table:table-cell table:number-columns-repeated="3" table:style-name="ce3" office:value-type="float" office:value="17" calcext:value-type="float">
            <text:p>17</text:p>
          </table:table-cell>
          <table:table-cell table:style-name="ce2" office:value-type="float" office:value="173" calcext:value-type="float">
            <text:p>173</text:p>
          </table:table-cell>
          <table:table-cell table:style-name="ce2" table:formula="of:= AVERAGE([.I175:.K175])" office:value-type="float" office:value="17" calcext:value-type="float">
            <text:p>17</text:p>
          </table:table-cell>
          <table:table-cell table:style-name="ce2"/>
          <table:table-cell table:number-columns-repeated="2"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2" table:formula="of:= AVERAGE([.O175:.Q175])" office:value-type="float" office:value="1.26666666666667" calcext:value-type="float">
            <text:p>1.26666666666667</text:p>
          </table:table-cell>
          <table:table-cell table:style-name="ce2" table:number-columns-repeated="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75:.Z175])" office:value-type="float" office:value="8.0996" calcext:value-type="float">
            <text:p>8.0996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878" calcext:value-type="float">
            <text:p>0.878</text:p>
          </table:table-cell>
          <table:table-cell table:style-name="ce2" office:value-type="float" office:value="173" calcext:value-type="float">
            <text:p>173</text:p>
          </table:table-cell>
          <table:table-cell table:style-name="ce2" table:formula="of:= AVERAGE([.AD175:.AH175])" office:value-type="float" office:value="0.5356" calcext:value-type="float">
            <text:p>0.5356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3" office:value-type="float" office:value="9.4" calcext:value-type="float">
            <text:p>9.4</text:p>
          </table:table-cell>
          <table:table-cell table:style-name="ce2" table:number-columns-repeated="2"/>
          <table:table-cell table:style-name="ce2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32" calcext:value-type="float">
            <text:p>32</text:p>
          </table:table-cell>
          <table:table-cell table:style-name="ce2" office:value-type="float" office:value="174" calcext:value-type="float">
            <text:p>174</text:p>
          </table:table-cell>
          <table:table-cell table:style-name="ce2" table:formula="of:= AVERAGE([.I176:.K176])" office:value-type="float" office:value="32" calcext:value-type="float">
            <text:p>32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74" calcext:value-type="float">
            <text:p>174</text:p>
          </table:table-cell>
          <table:table-cell table:style-name="ce2" table:formula="of:= AVERAGE([.O176:.Q176])" office:value-type="float" office:value="2.5" calcext:value-type="float">
            <text:p>2.5</text:p>
          </table:table-cell>
          <table:table-cell table:style-name="ce2" table:number-columns-repeated="2"/>
          <table:table-cell table:style-name="ce3" office:value-type="float" office:value="0.124" calcext:value-type="float">
            <text:p>0.124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8" calcext:value-type="float">
            <text:p>28</text:p>
          </table:table-cell>
          <table:table-cell table:style-name="ce2"/>
          <table:table-cell table:style-name="ce2" table:formula="of:= AVERAGE([.V176:.Z176])" office:value-type="float" office:value="6.6848" calcext:value-type="float">
            <text:p>6.6848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043" calcext:value-type="float">
            <text:p>0.043</text:p>
          </table:table-cell>
          <table:table-cell table:style-name="ce2" office:value-type="float" office:value="174" calcext:value-type="float">
            <text:p>174</text:p>
          </table:table-cell>
          <table:table-cell table:style-name="ce2" table:formula="of:= AVERAGE([.AD176:.AH176])" office:value-type="float" office:value="0.3086" calcext:value-type="float">
            <text:p>0.3086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75" calcext:value-type="float">
            <text:p>175</text:p>
          </table:table-cell>
          <table:table-cell table:style-name="ce2" table:formula="of:= AVERAGE([.I177:.K177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2" table:formula="of:= AVERAGE([.O177:.Q177])" office:value-type="float" office:value="5.3" calcext:value-type="float">
            <text:p>5.3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963" calcext:value-type="float">
            <text:p>0.963</text:p>
          </table:table-cell>
          <table:table-cell table:style-name="ce3" office:value-type="float" office:value="28" calcext:value-type="float">
            <text:p>28</text:p>
          </table:table-cell>
          <table:table-cell table:style-name="ce2"/>
          <table:table-cell table:style-name="ce2" table:formula="of:= AVERAGE([.V177:.Z177])" office:value-type="float" office:value="10.6426" calcext:value-type="float">
            <text:p>10.6426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36" calcext:value-type="float">
            <text:p>0.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75" calcext:value-type="float">
            <text:p>175</text:p>
          </table:table-cell>
          <table:table-cell table:style-name="ce2" table:formula="of:= AVERAGE([.AD177:.AH177])" office:value-type="float" office:value="0.3668" calcext:value-type="float">
            <text:p>0.3668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76" calcext:value-type="float">
            <text:p>176</text:p>
          </table:table-cell>
          <table:table-cell table:style-name="ce2" table:formula="of:= AVERAGE([.I178:.K178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176" calcext:value-type="float">
            <text:p>176</text:p>
          </table:table-cell>
          <table:table-cell table:style-name="ce2" table:formula="of:= AVERAGE([.O178:.Q178])" office:value-type="float" office:value="4.33333333333333" calcext:value-type="float">
            <text:p>4.33333333333333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0.895" calcext:value-type="float">
            <text:p>0.895</text:p>
          </table:table-cell>
          <table:table-cell table:style-name="ce3" office:value-type="float" office:value="19" calcext:value-type="float">
            <text:p>19</text:p>
          </table:table-cell>
          <table:table-cell table:style-name="ce2"/>
          <table:table-cell table:style-name="ce2" table:formula="of:= AVERAGE([.V178:.Z178])" office:value-type="float" office:value="5.479" calcext:value-type="float">
            <text:p>5.479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76" calcext:value-type="float">
            <text:p>176</text:p>
          </table:table-cell>
          <table:table-cell table:style-name="ce2" table:formula="of:= AVERAGE([.AD178:.AH178])" office:value-type="float" office:value="0.5086" calcext:value-type="float">
            <text:p>0.508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.2" calcext:value-type="float">
            <text:p>7.2</text:p>
          </table:table-cell>
          <table:table-cell table:style-name="ce2" office:value-type="float" office:value="177" calcext:value-type="float">
            <text:p>177</text:p>
          </table:table-cell>
          <table:table-cell table:style-name="ce2" table:formula="of:= AVERAGE([.I179:.K179])" office:value-type="float" office:value="12.0666666666667" calcext:value-type="float">
            <text:p>12.0666666666667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177" calcext:value-type="float">
            <text:p>177</text:p>
          </table:table-cell>
          <table:table-cell table:style-name="ce2" table:formula="of:= AVERAGE([.O179:.Q179])" office:value-type="float" office:value="4.36666666666667" calcext:value-type="float">
            <text:p>4.36666666666667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958" calcext:value-type="float">
            <text:p>0.958</text:p>
          </table:table-cell>
          <table:table-cell table:style-name="ce3" office:value-type="float" office:value="24" calcext:value-type="float">
            <text:p>24</text:p>
          </table:table-cell>
          <table:table-cell table:style-name="ce2"/>
          <table:table-cell table:style-name="ce2" table:formula="of:= AVERAGE([.V179:.Z179])" office:value-type="float" office:value="4.9916" calcext:value-type="float">
            <text:p>4.9916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77" calcext:value-type="float">
            <text:p>177</text:p>
          </table:table-cell>
          <table:table-cell table:style-name="ce2" table:formula="of:= AVERAGE([.AD179:.AH179])" office:value-type="float" office:value="0.3" calcext:value-type="float">
            <text:p>0.3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78" calcext:value-type="float">
            <text:p>178</text:p>
          </table:table-cell>
          <table:table-cell table:style-name="ce3" office:value-type="float" office:value="5.3" calcext:value-type="float">
            <text:p>5.3</text:p>
          </table:table-cell>
          <table:table-cell table:style-name="ce2"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6" calcext:value-type="float">
            <text:p>5.6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 AVERAGE([.I180:.K180])" office:value-type="float" office:value="6.23333333333333" calcext:value-type="float">
            <text:p>6.23333333333333</text:p>
          </table:table-cell>
          <table:table-cell table:style-name="ce2"/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78" calcext:value-type="float">
            <text:p>178</text:p>
          </table:table-cell>
          <table:table-cell table:style-name="ce2" table:formula="of:= AVERAGE([.O180:.Q180])" office:value-type="float" office:value="5.23333333333333" calcext:value-type="float">
            <text:p>5.23333333333333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0.578" calcext:value-type="float">
            <text:p>0.578</text:p>
          </table:table-cell>
          <table:table-cell table:style-name="ce3" office:value-type="float" office:value="9.4" calcext:value-type="float">
            <text:p>9.4</text:p>
          </table:table-cell>
          <table:table-cell table:style-name="ce2"/>
          <table:table-cell table:style-name="ce2" table:formula="of:= AVERAGE([.V180:.Z180])" office:value-type="float" office:value="4.8756" calcext:value-type="float">
            <text:p>4.8756</text:p>
          </table:table-cell>
          <table:table-cell table:style-name="ce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.456" calcext:value-type="float">
            <text:p>0.456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 AVERAGE([.AD180:.AH180])" office:value-type="float" office:value="1.9912" calcext:value-type="float">
            <text:p>1.9912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79" calcext:value-type="float">
            <text:p>179</text:p>
          </table:table-cell>
          <table:table-cell table:style-name="ce3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2" table:formula="of:= AVERAGE([.I181:.K181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272" calcext:value-type="float">
            <text:p>0.272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79" calcext:value-type="float">
            <text:p>179</text:p>
          </table:table-cell>
          <table:table-cell table:style-name="ce2" table:formula="of:= AVERAGE([.O181:.Q181])" office:value-type="float" office:value="0.557333333333333" calcext:value-type="float">
            <text:p>0.557333333333333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81:.Z181])" office:value-type="float" office:value="1.62" calcext:value-type="float">
            <text:p>1.62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179" calcext:value-type="float">
            <text:p>179</text:p>
          </table:table-cell>
          <table:table-cell table:style-name="ce2" table:formula="of:= AVERAGE([.AD181:.AH181])" office:value-type="float" office:value="0.7272" calcext:value-type="float">
            <text:p>0.7272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80" calcext:value-type="float">
            <text:p>180</text:p>
          </table:table-cell>
          <table:table-cell table:style-name="ce3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table:formula="of:= AVERAGE([.I182:.K182])" office:value-type="float" office:value="0" calcext:value-type="float">
            <text:p>0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80" calcext:value-type="float">
            <text:p>180</text:p>
          </table:table-cell>
          <table:table-cell table:style-name="ce2" table:formula="of:= AVERAGE([.O182:.Q182])" office:value-type="float" office:value="0.466666666666667" calcext:value-type="float">
            <text:p>0.466666666666667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963" calcext:value-type="float">
            <text:p>0.963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82:.Z182])" office:value-type="float" office:value="0.1926" calcext:value-type="float">
            <text:p>0.1926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table:formula="of:= AVERAGE([.AD182:.AH182])" office:value-type="float" office:value="0.6196" calcext:value-type="float">
            <text:p>0.6196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81" calcext:value-type="float">
            <text:p>181</text:p>
          </table:table-cell>
          <table:table-cell table:style-name="ce3" office:value-type="float" office:value="3.7" calcext:value-type="float">
            <text:p>3.7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1" calcext:value-type="float">
            <text:p>181</text:p>
          </table:table-cell>
          <table:table-cell table:style-name="ce2" table:formula="of:= AVERAGE([.I183:.K183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2" table:formula="of:= AVERAGE([.O183:.Q183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83:.Z183])" office:value-type="float" office:value="0.025" calcext:value-type="float">
            <text:p>0.025</text:p>
          </table:table-cell>
          <table:table-cell table:style-name="ce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878" calcext:value-type="float">
            <text:p>0.878</text:p>
          </table:table-cell>
          <table:table-cell table:style-name="ce2" office:value-type="float" office:value="181" calcext:value-type="float">
            <text:p>181</text:p>
          </table:table-cell>
          <table:table-cell table:style-name="ce2" table:formula="of:= AVERAGE([.AD183:.AH183])" office:value-type="float" office:value="1.2224" calcext:value-type="float">
            <text:p>1.2224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82" calcext:value-type="float">
            <text:p>182</text:p>
          </table:table-cell>
          <table:table-cell table:style-name="ce3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2" calcext:value-type="float">
            <text:p>182</text:p>
          </table:table-cell>
          <table:table-cell table:style-name="ce2" table:formula="of:= AVERAGE([.I184:.K184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2" table:formula="of:= AVERAGE([.O184:.Q184])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84:.Z184])" office:value-type="float" office:value="15.4" calcext:value-type="float">
            <text:p>15.4</text:p>
          </table:table-cell>
          <table:table-cell table:style-name="ce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56" calcext:value-type="float">
            <text:p>0.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182" calcext:value-type="float">
            <text:p>182</text:p>
          </table:table-cell>
          <table:table-cell table:style-name="ce2" table:formula="of:= AVERAGE([.AD184:.AH184])" office:value-type="float" office:value="1.2112" calcext:value-type="float">
            <text:p>1.2112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3" office:value-type="float" office:value="8.7" calcext:value-type="float">
            <text:p>8.7</text:p>
          </table:table-cell>
          <table:table-cell table:style-name="ce2" table:number-columns-repeated="2"/>
          <table:table-cell table:style-name="ce2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3" calcext:value-type="float">
            <text:p>183</text:p>
          </table:table-cell>
          <table:table-cell table:style-name="ce2" table:formula="of:= AVERAGE([.I185:.K185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2" table:formula="of:= AVERAGE([.O185:.Q185])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85:.Z185])" office:value-type="float" office:value="3.7" calcext:value-type="float">
            <text:p>3.7</text:p>
          </table:table-cell>
          <table:table-cell table:style-name="ce2"/>
          <table:table-cell table:style-name="ce3" office:value-type="float" office:value="1.5" calcext:value-type="float">
            <text:p>1.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2" office:value-type="float" office:value="183" calcext:value-type="float">
            <text:p>183</text:p>
          </table:table-cell>
          <table:table-cell table:style-name="ce2" table:formula="of:= AVERAGE([.AD185:.AH185])" office:value-type="float" office:value="0.3" calcext:value-type="float">
            <text:p>0.3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3" office:value-type="float" office:value="4.1" calcext:value-type="float">
            <text:p>4.1</text:p>
          </table:table-cell>
          <table:table-cell table:style-name="ce2" table:number-columns-repeated="2"/>
          <table:table-cell table:style-name="ce2" office:value-type="float" office:value="184" calcext:value-type="float">
            <text:p>184</text:p>
          </table:table-cell>
          <table:table-cell table:style-name="ce3" office:value-type="float" office:value="18" calcext:value-type="float">
            <text:p>18</text:p>
          </table:table-cell>
          <table:table-cell table:style-name="ce2" table:number-columns-repeated="2"/>
          <table:table-cell table:number-columns-repeated="3" table:style-name="ce3" office:value-type="float" office:value="5.7" calcext:value-type="float">
            <text:p>5.7</text:p>
          </table:table-cell>
          <table:table-cell table:style-name="ce2" office:value-type="float" office:value="184" calcext:value-type="float">
            <text:p>184</text:p>
          </table:table-cell>
          <table:table-cell table:style-name="ce2" table:formula="of:= AVERAGE([.I186:.K186])" office:value-type="float" office:value="5.7" calcext:value-type="float">
            <text:p>5.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27k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2" table:formula="of:= AVERAGE([.O186:.Q186])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9.9" calcext:value-type="float">
            <text:p>9.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86:.Z186])" office:value-type="float" office:value="3.72" calcext:value-type="float">
            <text:p>3.72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36" calcext:value-type="float">
            <text:p>0.83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0.043" calcext:value-type="float">
            <text:p>0.043</text:p>
          </table:table-cell>
          <table:table-cell table:style-name="ce2" office:value-type="float" office:value="184" calcext:value-type="float">
            <text:p>184</text:p>
          </table:table-cell>
          <table:table-cell table:style-name="ce2" table:formula="of:= AVERAGE([.AD186:.AH186])" office:value-type="float" office:value="0.9558" calcext:value-type="float">
            <text:p>0.9558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3" office:value-type="float" office:value="3.5" calcext:value-type="float">
            <text:p>3.5</text:p>
          </table:table-cell>
          <table:table-cell table:style-name="ce2" table:number-columns-repeated="2"/>
          <table:table-cell table:style-name="ce2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20" calcext:value-type="float">
            <text:p>20</text:p>
          </table:table-cell>
          <table:table-cell table:style-name="ce2" office:value-type="float" office:value="185" calcext:value-type="float">
            <text:p>185</text:p>
          </table:table-cell>
          <table:table-cell table:style-name="ce2" table:formula="of:= AVERAGE([.I187:.K187])" office:value-type="float" office:value="20" calcext:value-type="float">
            <text:p>20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185" calcext:value-type="float">
            <text:p>185</text:p>
          </table:table-cell>
          <table:table-cell table:style-name="ce2" table:formula="of:= AVERAGE([.O187:.Q187])" office:value-type="float" office:value="0.0276666666666667" calcext:value-type="float">
            <text:p>0.0276666666666667</text:p>
          </table:table-cell>
          <table:table-cell table:style-name="ce2" table:number-columns-repeated="2"/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87:.Z187])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56" calcext:value-type="float">
            <text:p>0.9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85" calcext:value-type="float">
            <text:p>185</text:p>
          </table:table-cell>
          <table:table-cell table:style-name="ce2" table:formula="of:= AVERAGE([.AD187:.AH187])" office:value-type="float" office:value="0.3534" calcext:value-type="float">
            <text:p>0.3534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6" calcext:value-type="float">
            <text:p>186</text:p>
          </table:table-cell>
          <table:table-cell table:style-name="ce2" table:formula="of:= AVERAGE([.I188:.K188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2" table:formula="of:= AVERAGE([.O188:.Q188])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88:.Z188])" office:value-type="float" office:value="1.58" calcext:value-type="float">
            <text:p>1.58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.2" calcext:value-type="float">
            <text:p>2.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6" calcext:value-type="float">
            <text:p>186</text:p>
          </table:table-cell>
          <table:table-cell table:style-name="ce2" table:formula="of:= AVERAGE([.AD188:.AH188])" office:value-type="float" office:value="0.44" calcext:value-type="float">
            <text:p>0.44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7" calcext:value-type="float">
            <text:p>187</text:p>
          </table:table-cell>
          <table:table-cell table:style-name="ce2" table:formula="of:= AVERAGE([.I189:.K189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" calcext:value-type="float">
            <text:p>187</text:p>
          </table:table-cell>
          <table:table-cell table:style-name="ce2" table:formula="of:= AVERAGE([.O189:.Q189])" office:value-type="float" office:value="0.736666666666667" calcext:value-type="float">
            <text:p>0.736666666666667</text:p>
          </table:table-cell>
          <table:table-cell table:style-name="ce2"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89:.Z189])" office:value-type="float" office:value="0" calcext:value-type="float">
            <text:p>0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56" calcext:value-type="float">
            <text:p>0.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72" calcext:value-type="float">
            <text:p>0.272</text:p>
          </table:table-cell>
          <table:table-cell table:style-name="ce2" office:value-type="float" office:value="187" calcext:value-type="float">
            <text:p>187</text:p>
          </table:table-cell>
          <table:table-cell table:style-name="ce2" table:formula="of:= AVERAGE([.AD189:.AH189])" office:value-type="float" office:value="0.2456" calcext:value-type="float">
            <text:p>0.2456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88" calcext:value-type="float">
            <text:p>188</text:p>
          </table:table-cell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.2" calcext:value-type="float">
            <text:p>5.2</text:p>
          </table:table-cell>
          <table:table-cell table:style-name="ce2" office:value-type="float" office:value="188" calcext:value-type="float">
            <text:p>188</text:p>
          </table:table-cell>
          <table:table-cell table:style-name="ce2" table:formula="of:= AVERAGE([.I190:.K190])" office:value-type="float" office:value="10.4" calcext:value-type="float">
            <text:p>10.4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88" calcext:value-type="float">
            <text:p>188</text:p>
          </table:table-cell>
          <table:table-cell table:style-name="ce2" table:formula="of:= AVERAGE([.O190:.Q190])" office:value-type="float" office:value="1.93333333333333" calcext:value-type="float">
            <text:p>1.93333333333333</text:p>
          </table:table-cell>
          <table:table-cell table:style-name="ce2" table:number-columns-repeated="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2"/>
          <table:table-cell table:style-name="ce2" table:formula="of:= AVERAGE([.V190:.Z190])" office:value-type="float" office:value="0.1996" calcext:value-type="float">
            <text:p>0.1996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float" office:value="188" calcext:value-type="float">
            <text:p>188</text:p>
          </table:table-cell>
          <table:table-cell table:style-name="ce2" table:formula="of:= AVERAGE([.AD190:.AH190])" office:value-type="float" office:value="0.76" calcext:value-type="float">
            <text:p>0.76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89" calcext:value-type="float">
            <text:p>189</text:p>
          </table:table-cell>
          <table:table-cell table:style-name="ce3" office:value-type="float" office:value="7.5" calcext:value-type="float">
            <text:p>7.5</text:p>
          </table:table-cell>
          <table:table-cell table:style-name="ce2" table:number-columns-repeated="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6.3" calcext:value-type="float">
            <text:p>6.3</text:p>
          </table:table-cell>
          <table:table-cell table:style-name="ce2" office:value-type="float" office:value="189" calcext:value-type="float">
            <text:p>189</text:p>
          </table:table-cell>
          <table:table-cell table:style-name="ce2" table:formula="of:= AVERAGE([.I191:.K191])" office:value-type="float" office:value="7.5" calcext:value-type="float">
            <text:p>7.5</text:p>
          </table:table-cell>
          <table:table-cell table:style-name="ce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189" calcext:value-type="float">
            <text:p>189</text:p>
          </table:table-cell>
          <table:table-cell table:style-name="ce2" table:formula="of:= AVERAGE([.O191:.Q191])" office:value-type="float" office:value="3.13333333333333" calcext:value-type="float">
            <text:p>3.13333333333333</text:p>
          </table:table-cell>
          <table:table-cell table:style-name="ce2"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91:.Z191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78" calcext:value-type="float">
            <text:p>0.878</text:p>
          </table:table-cell>
          <table:table-cell table:style-name="ce2" office:value-type="float" office:value="189" calcext:value-type="float">
            <text:p>189</text:p>
          </table:table-cell>
          <table:table-cell table:style-name="ce2" table:formula="of:= AVERAGE([.AD191:.AH191])" office:value-type="float" office:value="1.6952" calcext:value-type="float">
            <text:p>1.695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90" calcext:value-type="float">
            <text:p>190</text:p>
          </table:table-cell>
          <table:table-cell table:style-name="ce3" office:value-type="float" office:value="0.07" calcext:value-type="float">
            <text:p>0.07</text:p>
          </table:table-cell>
          <table:table-cell table:style-name="ce2" table:number-columns-repeated="2"/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formula="of:= AVERAGE([.I192:.K192])" office:value-type="float" office:value="9.43333333333333" calcext:value-type="float">
            <text:p>9.43333333333333</text:p>
          </table:table-cell>
          <table:table-cell table:style-name="ce2"/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190" calcext:value-type="float">
            <text:p>190</text:p>
          </table:table-cell>
          <table:table-cell table:style-name="ce2" table:formula="of:= AVERAGE([.O192:.Q192])" office:value-type="float" office:value="1.75233333333333" calcext:value-type="float">
            <text:p>1.75233333333333</text:p>
          </table:table-cell>
          <table:table-cell table:style-name="ce2"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92:.Z192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.2" calcext:value-type="float">
            <text:p>3.2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formula="of:= AVERAGE([.AD192:.AH192]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3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191" calcext:value-type="float">
            <text:p>191</text:p>
          </table:table-cell>
          <table:table-cell table:style-name="ce3" office:value-type="float" office:value="7.3" calcext:value-type="float">
            <text:p>7.3</text:p>
          </table:table-cell>
          <table:table-cell table:style-name="ce2" table:number-columns-repeated="2"/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.5" calcext:value-type="float">
            <text:p>3.5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 AVERAGE([.I193:.K193])" office:value-type="float" office:value="5.26666666666667" calcext:value-type="float">
            <text:p>5.2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229" calcext:value-type="float">
            <text:p>0.229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191" calcext:value-type="float">
            <text:p>191</text:p>
          </table:table-cell>
          <table:table-cell table:style-name="ce2" table:formula="of:= AVERAGE([.O193:.Q193])" office:value-type="float" office:value="0.289666666666667" calcext:value-type="float">
            <text:p>0.289666666666667</text:p>
          </table:table-cell>
          <table:table-cell table:style-name="ce2"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93:.Z193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 AVERAGE([.AD193:.AH193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3" office:value-type="float" office:value="7.6" calcext:value-type="float">
            <text:p>7.6</text:p>
          </table:table-cell>
          <table:table-cell table:style-name="ce2" table:number-columns-repeated="2"/>
          <table:table-cell table:style-name="ce2" office:value-type="float" office:value="192" calcext:value-type="float">
            <text:p>192</text:p>
          </table:table-cell>
          <table:table-cell table:style-name="ce3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3" table:style-name="ce3" office:value-type="float" office:value="9.4" calcext:value-type="float">
            <text:p>9.4</text:p>
          </table:table-cell>
          <table:table-cell table:style-name="ce2" office:value-type="float" office:value="192" calcext:value-type="float">
            <text:p>192</text:p>
          </table:table-cell>
          <table:table-cell table:style-name="ce2" table:formula="of:= AVERAGE([.I194:.K194])" office:value-type="float" office:value="9.4" calcext:value-type="float">
            <text:p>9.4</text:p>
          </table:table-cell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2" table:formula="of:= AVERAGE([.O194:.Q194])" office:value-type="float" office:value="0.0276666666666667" calcext:value-type="float">
            <text:p>0.0276666666666667</text:p>
          </table:table-cell>
          <table:table-cell table:style-name="ce2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9" calcext:value-type="float">
            <text:p>0.0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94:.Z194])" office:value-type="float" office:value="0.8018" calcext:value-type="float">
            <text:p>0.8018</text:p>
          </table:table-cell>
          <table:table-cell table:style-name="ce2"/>
          <table:table-cell table:style-name="ce3" office:value-type="float" office:value="5.8" calcext:value-type="float">
            <text:p>5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92" calcext:value-type="float">
            <text:p>192</text:p>
          </table:table-cell>
          <table:table-cell table:style-name="ce2" table:formula="of:= AVERAGE([.AD194:.AH194])" office:value-type="float" office:value="1.76" calcext:value-type="float">
            <text:p>1.76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93" calcext:value-type="float">
            <text:p>193</text:p>
          </table:table-cell>
          <table:table-cell table:style-name="ce3" office:value-type="float" office:value="17" calcext:value-type="float">
            <text:p>17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93" calcext:value-type="float">
            <text:p>193</text:p>
          </table:table-cell>
          <table:table-cell table:style-name="ce2" table:formula="of:= AVERAGE([.I195:.K195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0.256" calcext:value-type="float">
            <text:p>0.256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93" calcext:value-type="float">
            <text:p>193</text:p>
          </table:table-cell>
          <table:table-cell table:style-name="ce2" table:formula="of:= AVERAGE([.O195:.Q195])" office:value-type="float" office:value="1.88533333333333" calcext:value-type="float">
            <text:p>1.88533333333333</text:p>
          </table:table-cell>
          <table:table-cell table:style-name="ce2"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95:.Z195])" office:value-type="float" office:value="0" calcext:value-type="float">
            <text:p>0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4" calcext:value-type="float">
            <text:p>2.4</text:p>
          </table:table-cell>
          <table:table-cell table:style-name="ce2" office:value-type="float" office:value="193" calcext:value-type="float">
            <text:p>193</text:p>
          </table:table-cell>
          <table:table-cell table:style-name="ce2" table:formula="of:= AVERAGE([.AD195:.AH195])" office:value-type="float" office:value="0.84" calcext:value-type="float">
            <text:p>0.84</text:p>
          </table:table-cell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94" calcext:value-type="float">
            <text:p>194</text:p>
          </table:table-cell>
          <table:table-cell table:style-name="ce2" table:formula="of:= AVERAGE([.I196:.K196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2" table:formula="of:= AVERAGE([.O196:.Q196])" office:value-type="float" office:value="0.00333333333333333" calcext:value-type="float">
            <text:p>0.00333333333333333</text:p>
          </table:table-cell>
          <table:table-cell table:style-name="ce2"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96:.Z196])" office:value-type="float" office:value="0" calcext:value-type="float">
            <text:p>0</text:p>
          </table:table-cell>
          <table:table-cell table:style-name="ce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878" calcext:value-type="float">
            <text:p>0.878</text:p>
          </table:table-cell>
          <table:table-cell table:style-name="ce2" office:value-type="float" office:value="194" calcext:value-type="float">
            <text:p>194</text:p>
          </table:table-cell>
          <table:table-cell table:style-name="ce2" table:formula="of:= AVERAGE([.AD196:.AH196])" office:value-type="float" office:value="0.1756" calcext:value-type="float">
            <text:p>0.1756</text:p>
          </table:table-cell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3" office:value-type="float" office:value="6.1" calcext:value-type="float">
            <text:p>6.1</text:p>
          </table:table-cell>
          <table:table-cell table:style-name="ce2" table:number-columns-repeated="2"/>
          <table:table-cell table:style-name="ce2" office:value-type="float" office:value="195" calcext:value-type="float">
            <text:p>195</text:p>
          </table:table-cell>
          <table:table-cell table:style-name="ce3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 AVERAGE([.I197:.K197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2" table:formula="of:= AVERAGE([.O197:.Q197])" office:value-type="float" office:value="1.3" calcext:value-type="float">
            <text:p>1.3</text:p>
          </table:table-cell>
          <table:table-cell table:style-name="ce2"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97:.Z197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539" calcext:value-type="float">
            <text:p>0.539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 AVERAGE([.AD197:.AH197])" office:value-type="float" office:value="1.5678" calcext:value-type="float">
            <text:p>1.5678</text:p>
          </table:table-cell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96" calcext:value-type="float">
            <text:p>196</text:p>
          </table:table-cell>
          <table:table-cell table:style-name="ce3" office:value-type="float" office:value="1.8" calcext:value-type="float">
            <text:p>1.8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96" calcext:value-type="float">
            <text:p>196</text:p>
          </table:table-cell>
          <table:table-cell table:style-name="ce2" table:formula="of:= AVERAGE([.I198:.K198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2" table:formula="of:= AVERAGE([.O198:.Q198])" office:value-type="float" office:value="2.33333333333333" calcext:value-type="float">
            <text:p>2.33333333333333</text:p>
          </table:table-cell>
          <table:table-cell table:style-name="ce2" table:number-columns-repeated="2"/>
          <table:table-cell table:style-name="ce3" office:value-type="float" office:value="0.231" calcext:value-type="float">
            <text:p>0.23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2"/>
          <table:table-cell table:style-name="ce2" table:formula="of:= AVERAGE([.V198:.Z198])" office:value-type="float" office:value="0.2458" calcext:value-type="float">
            <text:p>0.2458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96" calcext:value-type="float">
            <text:p>196</text:p>
          </table:table-cell>
          <table:table-cell table:style-name="ce2" table:formula="of:= AVERAGE([.AD198:.AH198])" office:value-type="float" office:value="0.98" calcext:value-type="float">
            <text:p>0.98</text:p>
          </table:table-cell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97" calcext:value-type="float">
            <text:p>197</text:p>
          </table:table-cell>
          <table:table-cell table:style-name="ce2" table:formula="of:= AVERAGE([.I199:.K199])" office:value-type="float" office:value="0" calcext:value-type="float">
            <text:p>0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97" calcext:value-type="float">
            <text:p>197</text:p>
          </table:table-cell>
          <table:table-cell table:style-name="ce2" table:formula="of:= AVERAGE([.O199:.Q199])" office:value-type="float" office:value="0.566666666666667" calcext:value-type="float">
            <text:p>0.566666666666667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199:.Z199])" office:value-type="float" office:value="0.7" calcext:value-type="float">
            <text:p>0.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36" calcext:value-type="float">
            <text:p>0.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97" calcext:value-type="float">
            <text:p>197</text:p>
          </table:table-cell>
          <table:table-cell table:style-name="ce2" table:formula="of:= AVERAGE([.AD199:.AH199])" office:value-type="float" office:value="0.3872" calcext:value-type="float">
            <text:p>0.3872</text:p>
          </table:table-cell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formula="of:= AVERAGE([.I200:.K200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2" table:formula="of:= AVERAGE([.O200:.Q200])" office:value-type="float" office:value="0.7" calcext:value-type="float">
            <text:p>0.7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200:.Z200])" office:value-type="float" office:value="1.22" calcext:value-type="float">
            <text:p>1.22</text:p>
          </table:table-cell>
          <table:table-cell table:style-name="ce2"/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4" calcext:value-type="float">
            <text:p>1.4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formula="of:= AVERAGE([.AD200:.AH200])" office:value-type="float" office:value="0.6232" calcext:value-type="float">
            <text:p>0.6232</text:p>
          </table:table-cell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2" table:formula="of:= AVERAGE([.I201:.K201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2" table:formula="of:= AVERAGE([.O201:.Q201])" office:value-type="float" office:value="2.06666666666667" calcext:value-type="float">
            <text:p>2.06666666666667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885" calcext:value-type="float">
            <text:p>0.885</text:p>
          </table:table-cell>
          <table:table-cell table:style-name="ce3" office:value-type="float" office:value="6.1" calcext:value-type="float">
            <text:p>6.1</text:p>
          </table:table-cell>
          <table:table-cell table:style-name="ce2"/>
          <table:table-cell table:style-name="ce2" table:formula="of:= AVERAGE([.V201:.Z201])" office:value-type="float" office:value="1.817" calcext:value-type="float">
            <text:p>1.817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2" table:formula="of:= AVERAGE([.AD201:.AH201])" office:value-type="float" office:value="1.3396" calcext:value-type="float">
            <text:p>1.3396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3.1" calcext:value-type="float">
            <text:p>3.1</text:p>
          </table:table-cell>
          <table:table-cell table:style-name="ce2" table:number-columns-repeated="2"/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0.985" calcext:value-type="float">
            <text:p>0.985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 AVERAGE([.I202:.K202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2" table:formula="of:= AVERAGE([.O202:.Q202])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202:.Z202])" office:value-type="float" office:value="2.26" calcext:value-type="float">
            <text:p>2.26</text:p>
          </table:table-cell>
          <table:table-cell table:style-name="ce2"/>
          <table:table-cell table:style-name="ce3" office:value-type="float" office:value="1.6" calcext:value-type="float">
            <text:p>1.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 AVERAGE([.AD202:.AH202])" office:value-type="float" office:value="0.32" calcext:value-type="float">
            <text:p>0.32</text:p>
          </table:table-cell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01" calcext:value-type="float">
            <text:p>201</text:p>
          </table:table-cell>
          <table:table-cell table:style-name="ce2" table:formula="of:= AVERAGE([.I203:.K203])" office:value-type="float" office:value="1.03266666666667" calcext:value-type="float">
            <text:p>1.03266666666667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2" table:formula="of:= AVERAGE([.O203:.Q203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 AVERAGE([.V203:.Z203])" office:value-type="float" office:value="1.04" calcext:value-type="float">
            <text:p>1.04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3" calcext:value-type="float">
            <text:p>3.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201" calcext:value-type="float">
            <text:p>201</text:p>
          </table:table-cell>
          <table:table-cell table:style-name="ce2" table:formula="of:= AVERAGE([.AD203:.AH203])" office:value-type="float" office:value="0.66" calcext:value-type="float">
            <text:p>0.66</text:p>
          </table:table-cell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202" calcext:value-type="float">
            <text:p>202</text:p>
          </table:table-cell>
          <table:table-cell table:style-name="ce2" table:formula="of:= AVERAGE([.I204:.K204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2" table:formula="of:= AVERAGE([.O204:.Q204])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9" calcext:value-type="float">
            <text:p>0.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895" calcext:value-type="float">
            <text:p>0.895</text:p>
          </table:table-cell>
          <table:table-cell table:style-name="ce2"/>
          <table:table-cell table:style-name="ce2" table:formula="of:= AVERAGE([.V204:.Z204])" office:value-type="float" office:value="0.4388" calcext:value-type="float">
            <text:p>0.4388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36" calcext:value-type="float">
            <text:p>0.83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202" calcext:value-type="float">
            <text:p>202</text:p>
          </table:table-cell>
          <table:table-cell table:style-name="ce2" table:formula="of:= AVERAGE([.AD204:.AH204])" office:value-type="float" office:value="0.1672" calcext:value-type="float">
            <text:p>0.1672</text:p>
          </table:table-cell>
        </table:table-row>
        <table:table-row table:style-name="ro1" table:number-rows-repeated="9">
          <table:table-cell table:number-columns-repeated="5"/>
          <table:table-cell table:style-name="ce2" table:number-columns-repeated="10"/>
          <table:table-cell table:style-name="ce5" table:number-columns-repeated="3"/>
          <table:table-cell table:style-name="ce2" table:number-columns-repeated="11"/>
          <table:table-cell table:style-name="ce5" table:number-columns-repeated="5"/>
          <table:table-cell table:style-name="ce2" table:number-columns-repeated="2"/>
        </table:table-row>
        <table:table-row table:style-name="ro1" table:number-rows-repeated="484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  <table:database-ranges>
        <table:database-range table:name="__Anonymous_Sheet_DB__0" table:target-range-address="Sheet1.I1:Sheet1.S204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8:41:52.402910745</meta:creation-date>
    <meta:generator>LibreOffice/24.2.6.2$Linux_X86_64 LibreOffice_project/420$Build-2</meta:generator>
    <dc:date>2025-01-29T02:35:00.988840492</dc:date>
    <meta:editing-duration>PT5H40M21S</meta:editing-duration>
    <meta:editing-cycles>7</meta:editing-cycles>
    <meta:document-statistic meta:table-count="1" meta:cell-count="5488" meta:object-count="0"/>
  </office:meta>
</office:document-meta>
</file>